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72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" table:style-name="ta1">
        <table:shapes>
          <draw:frame draw:z-index="0" draw:style-name="gr1" draw:text-style-name="P1" svg:width="6.2988in" svg:height="3.5429in" svg:x="11.3654in" svg:y="1.0929in">
            <draw:object draw:notify-on-update-of-ranges="'10'.A3:'10'.A3 '10'.C5:'10'.C24 '10'.B5:'10'.B24 '10'.G3:'10'.G3 '10'.I5:'10'.I44 '10'.H5:'10'.H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.334500991445" calcext:value-type="float">
            <text:p>212.3345009914</text:p>
          </table:table-cell>
          <table:table-cell office:value-type="float" office:value="0.490360128" calcext:value-type="float">
            <text:p>0.490360128</text:p>
          </table:table-cell>
          <table:table-cell office:value-type="float" office:value="10" calcext:value-type="float">
            <text:p>10</text:p>
          </table:table-cell>
          <table:table-cell office:value-type="float" office:value="13016.5914597469" calcext:value-type="float">
            <text:p>13016.5914597469</text:p>
          </table:table-cell>
          <table:table-cell office:value-type="float" office:value="0.113393034" calcext:value-type="float">
            <text:p>0.113393034</text:p>
          </table:table-cell>
          <table:table-cell office:value-type="float" office:value="10" calcext:value-type="float">
            <text:p>10</text:p>
          </table:table-cell>
          <table:table-cell office:value-type="float" office:value="9.65899836723445" calcext:value-type="float">
            <text:p>9.6589983672</text:p>
          </table:table-cell>
          <table:table-cell office:value-type="float" office:value="0.960264396" calcext:value-type="float">
            <text:p>0.9602643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0.403962048505" calcext:value-type="float">
            <text:p>590.4039620485</text:p>
          </table:table-cell>
          <table:table-cell office:value-type="float" office:value="0.297539516" calcext:value-type="float">
            <text:p>0.297539516</text:p>
          </table:table-cell>
          <table:table-cell office:value-type="float" office:value="20" calcext:value-type="float">
            <text:p>20</text:p>
          </table:table-cell>
          <table:table-cell office:value-type="float" office:value="18279.8735174041" calcext:value-type="float">
            <text:p>18279.873517404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.0734741859618" calcext:value-type="float">
            <text:p>10.073474186</text:p>
          </table:table-cell>
          <table:table-cell office:value-type="float" office:value="0.952653949" calcext:value-type="float">
            <text:p>0.95265394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.528287155572" calcext:value-type="float">
            <text:p>955.5282871556</text:p>
          </table:table-cell>
          <table:table-cell office:value-type="float" office:value="0.239812907" calcext:value-type="float">
            <text:p>0.239812907</text:p>
          </table:table-cell>
          <table:table-cell office:value-type="float" office:value="30" calcext:value-type="float">
            <text:p>30</text:p>
          </table:table-cell>
          <table:table-cell office:value-type="float" office:value="18606.8183113051" calcext:value-type="float">
            <text:p>18606.81831130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.2124825842065" calcext:value-type="float">
            <text:p>10.2124825842</text:p>
          </table:table-cell>
          <table:table-cell office:value-type="float" office:value="0.942107263" calcext:value-type="float">
            <text:p>0.94210726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.6524096145" calcext:value-type="float">
            <text:p>1442.6524096145</text:p>
          </table:table-cell>
          <table:table-cell office:value-type="float" office:value="0.153426948" calcext:value-type="float">
            <text:p>0.153426948</text:p>
          </table:table-cell>
          <table:table-cell office:value-type="float" office:value="40" calcext:value-type="float">
            <text:p>40</text:p>
          </table:table-cell>
          <table:table-cell office:value-type="float" office:value="18640.2013768281" calcext:value-type="float">
            <text:p>18640.201376828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.325190461964" calcext:value-type="float">
            <text:p>10.325190462</text:p>
          </table:table-cell>
          <table:table-cell office:value-type="float" office:value="0.931935028" calcext:value-type="float">
            <text:p>0.9319350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41.6528463733" calcext:value-type="float">
            <text:p>1841.6528463733</text:p>
          </table:table-cell>
          <table:table-cell office:value-type="float" office:value="0.124496877" calcext:value-type="float">
            <text:p>0.124496877</text:p>
          </table:table-cell>
          <table:table-cell office:value-type="float" office:value="50" calcext:value-type="float">
            <text:p>50</text:p>
          </table:table-cell>
          <table:table-cell office:value-type="float" office:value="18686.144455756" calcext:value-type="float">
            <text:p>18686.14445575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.4388143073881" calcext:value-type="float">
            <text:p>10.4388143074</text:p>
          </table:table-cell>
          <table:table-cell office:value-type="float" office:value="0.921907466" calcext:value-type="float">
            <text:p>0.92190746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4.59048548685" calcext:value-type="float">
            <text:p>2254.5904854869</text:p>
          </table:table-cell>
          <table:table-cell office:value-type="float" office:value="0.115087414" calcext:value-type="float">
            <text:p>0.115087414</text:p>
          </table:table-cell>
          <table:table-cell office:value-type="float" office:value="60" calcext:value-type="float">
            <text:p>60</text:p>
          </table:table-cell>
          <table:table-cell office:value-type="float" office:value="18715.8466831621" calcext:value-type="float">
            <text:p>18715.84668316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.5539667468053" calcext:value-type="float">
            <text:p>10.5539667468</text:p>
          </table:table-cell>
          <table:table-cell office:value-type="float" office:value="0.912019784" calcext:value-type="float">
            <text:p>0.9120197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32.11122469854" calcext:value-type="float">
            <text:p>2732.1112246985</text:p>
          </table:table-cell>
          <table:table-cell office:value-type="float" office:value="0.086173229" calcext:value-type="float">
            <text:p>0.086173229</text:p>
          </table:table-cell>
          <table:table-cell office:value-type="float" office:value="70" calcext:value-type="float">
            <text:p>70</text:p>
          </table:table-cell>
          <table:table-cell office:value-type="float" office:value="18748.9599052209" calcext:value-type="float">
            <text:p>18748.959905220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.6707371586795" calcext:value-type="float">
            <text:p>10.6707371587</text:p>
          </table:table-cell>
          <table:table-cell office:value-type="float" office:value="0.9022684" calcext:value-type="float">
            <text:p>0.90226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88.94057980715" calcext:value-type="float">
            <text:p>3188.9405798072</text:p>
          </table:table-cell>
          <table:table-cell office:value-type="float" office:value="0.067115406" calcext:value-type="float">
            <text:p>0.067115406</text:p>
          </table:table-cell>
          <table:table-cell office:value-type="float" office:value="80" calcext:value-type="float">
            <text:p>80</text:p>
          </table:table-cell>
          <table:table-cell office:value-type="float" office:value="18767.4730391618" calcext:value-type="float">
            <text:p>18767.47303916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.7891866347872" calcext:value-type="float">
            <text:p>10.7891866348</text:p>
          </table:table-cell>
          <table:table-cell office:value-type="float" office:value="0.89265046" calcext:value-type="float">
            <text:p>0.8926504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92.19147026513" calcext:value-type="float">
            <text:p>3392.1914702651</text:p>
          </table:table-cell>
          <table:table-cell office:value-type="float" office:value="0.114887012" calcext:value-type="float">
            <text:p>0.114887012</text:p>
          </table:table-cell>
          <table:table-cell office:value-type="float" office:value="90" calcext:value-type="float">
            <text:p>90</text:p>
          </table:table-cell>
          <table:table-cell office:value-type="float" office:value="18827.0912808907" calcext:value-type="float">
            <text:p>18827.091280890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092950286779" calcext:value-type="float">
            <text:p>10.9092950287</text:p>
          </table:table-cell>
          <table:table-cell office:value-type="float" office:value="0.883163954" calcext:value-type="float">
            <text:p>0.88316395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2.7365778107" calcext:value-type="float">
            <text:p>3932.7365778107</text:p>
          </table:table-cell>
          <table:table-cell office:value-type="float" office:value="0.076591551" calcext:value-type="float">
            <text:p>0.076591551</text:p>
          </table:table-cell>
          <table:table-cell office:value-type="float" office:value="100" calcext:value-type="float">
            <text:p>100</text:p>
          </table:table-cell>
          <table:table-cell office:value-type="float" office:value="18865.7760053927" calcext:value-type="float">
            <text:p>18865.7760053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.0310566319725" calcext:value-type="float">
            <text:p>11.031056632</text:p>
          </table:table-cell>
          <table:table-cell office:value-type="float" office:value="0.873808017" calcext:value-type="float">
            <text:p>0.87380801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28.79156889514" calcext:value-type="float">
            <text:p>4328.7915688951</text:p>
          </table:table-cell>
          <table:table-cell office:value-type="float" office:value="0.076603389" calcext:value-type="float">
            <text:p>0.076603389</text:p>
          </table:table-cell>
          <table:table-cell office:value-type="float" office:value="110" calcext:value-type="float">
            <text:p>110</text:p>
          </table:table-cell>
          <table:table-cell office:value-type="float" office:value="18911.7006384797" calcext:value-type="float">
            <text:p>18911.700638479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.1546020659229" calcext:value-type="float">
            <text:p>11.1546020659</text:p>
          </table:table-cell>
          <table:table-cell office:value-type="float" office:value="0.864574434000001" calcext:value-type="float">
            <text:p>0.86457443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2.99570462961" calcext:value-type="float">
            <text:p>4832.9957046296</text:p>
          </table:table-cell>
          <table:table-cell office:value-type="float" office:value="0.057530277" calcext:value-type="float">
            <text:p>0.057530277</text:p>
          </table:table-cell>
          <table:table-cell office:value-type="float" office:value="120" calcext:value-type="float">
            <text:p>120</text:p>
          </table:table-cell>
          <table:table-cell office:value-type="float" office:value="18944.3114757591" calcext:value-type="float">
            <text:p>18944.311475759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.2798844493408" calcext:value-type="float">
            <text:p>11.2798844493</text:p>
          </table:table-cell>
          <table:table-cell office:value-type="float" office:value="0.855468706" calcext:value-type="float">
            <text:p>0.85546870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0.67798373729" calcext:value-type="float">
            <text:p>5360.6779837373</text:p>
          </table:table-cell>
          <table:table-cell office:value-type="float" office:value="0.028724402" calcext:value-type="float">
            <text:p>0.028724402</text:p>
          </table:table-cell>
          <table:table-cell office:value-type="float" office:value="130" calcext:value-type="float">
            <text:p>130</text:p>
          </table:table-cell>
          <table:table-cell office:value-type="float" office:value="18989.2624135265" calcext:value-type="float">
            <text:p>18989.262413526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.4069702432852" calcext:value-type="float">
            <text:p>11.4069702433</text:p>
          </table:table-cell>
          <table:table-cell office:value-type="float" office:value="0.846487837" calcext:value-type="float">
            <text:p>0.84648783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50.23892534687" calcext:value-type="float">
            <text:p>5850.2389253469</text:p>
          </table:table-cell>
          <table:table-cell office:value-type="float" office:value="0.028713171" calcext:value-type="float">
            <text:p>0.028713171</text:p>
          </table:table-cell>
          <table:table-cell office:value-type="float" office:value="140" calcext:value-type="float">
            <text:p>140</text:p>
          </table:table-cell>
          <table:table-cell office:value-type="float" office:value="19046.8846433738" calcext:value-type="float">
            <text:p>19046.884643373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.5358214912431" calcext:value-type="float">
            <text:p>11.5358214912</text:p>
          </table:table-cell>
          <table:table-cell office:value-type="float" office:value="0.837631344" calcext:value-type="float">
            <text:p>0.83763134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56.79243565979" calcext:value-type="float">
            <text:p>5956.7924356598</text:p>
          </table:table-cell>
          <table:table-cell office:value-type="float" office:value="0.047861309" calcext:value-type="float">
            <text:p>0.047861309</text:p>
          </table:table-cell>
          <table:table-cell office:value-type="float" office:value="150" calcext:value-type="float">
            <text:p>150</text:p>
          </table:table-cell>
          <table:table-cell office:value-type="float" office:value="19076.6363560488" calcext:value-type="float">
            <text:p>19076.636356048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.6664866301994" calcext:value-type="float">
            <text:p>11.6664866302</text:p>
          </table:table-cell>
          <table:table-cell office:value-type="float" office:value="0.828896592" calcext:value-type="float">
            <text:p>0.82889659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20.66834025178" calcext:value-type="float">
            <text:p>6620.6683402518</text:p>
          </table:table-cell>
          <table:table-cell office:value-type="float" office:value="0.03829271" calcext:value-type="float">
            <text:p>0.03829271</text:p>
          </table:table-cell>
          <table:table-cell office:value-type="float" office:value="160" calcext:value-type="float">
            <text:p>160</text:p>
          </table:table-cell>
          <table:table-cell office:value-type="float" office:value="19135.6250890441" calcext:value-type="float">
            <text:p>19135.625089044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.7989993955388" calcext:value-type="float">
            <text:p>11.7989993955</text:p>
          </table:table-cell>
          <table:table-cell office:value-type="float" office:value="0.820286292" calcext:value-type="float">
            <text:p>0.82028629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96.47555775401" calcext:value-type="float">
            <text:p>6796.475557754</text:p>
          </table:table-cell>
          <table:table-cell office:value-type="float" office:value="0.066996488" calcext:value-type="float">
            <text:p>0.066996488</text:p>
          </table:table-cell>
          <table:table-cell office:value-type="float" office:value="170" calcext:value-type="float">
            <text:p>170</text:p>
          </table:table-cell>
          <table:table-cell office:value-type="float" office:value="19173.3144308222" calcext:value-type="float">
            <text:p>19173.314430822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1.9333458228014" calcext:value-type="float">
            <text:p>11.9333458228</text:p>
          </table:table-cell>
          <table:table-cell office:value-type="float" office:value="0.811788237" calcext:value-type="float">
            <text:p>0.81178823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05.38601968576" calcext:value-type="float">
            <text:p>7405.3860196858</text:p>
          </table:table-cell>
          <table:table-cell office:value-type="float" office:value="0.047858582" calcext:value-type="float">
            <text:p>0.047858582</text:p>
          </table:table-cell>
          <table:table-cell office:value-type="float" office:value="180" calcext:value-type="float">
            <text:p>180</text:p>
          </table:table-cell>
          <table:table-cell office:value-type="float" office:value="19205.9091096564" calcext:value-type="float">
            <text:p>19205.90910965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2.069609094234" calcext:value-type="float">
            <text:p>12.0696090942</text:p>
          </table:table-cell>
          <table:table-cell office:value-type="float" office:value="0.80340858" calcext:value-type="float">
            <text:p>0.80340858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34.67176364619" calcext:value-type="float">
            <text:p>7634.6717636462</text:p>
          </table:table-cell>
          <table:table-cell office:value-type="float" office:value="0.047880154" calcext:value-type="float">
            <text:p>0.047880154</text:p>
          </table:table-cell>
          <table:table-cell office:value-type="float" office:value="190" calcext:value-type="float">
            <text:p>190</text:p>
          </table:table-cell>
          <table:table-cell office:value-type="float" office:value="19245.3457087015" calcext:value-type="float">
            <text:p>19245.345708701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2.207905823189" calcext:value-type="float">
            <text:p>12.2079058232</text:p>
          </table:table-cell>
          <table:table-cell office:value-type="float" office:value="0.795140384" calcext:value-type="float">
            <text:p>0.79514038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23.0992694128" calcext:value-type="float">
            <text:p>8223.0992694128</text:p>
          </table:table-cell>
          <table:table-cell office:value-type="float" office:value="0.047860497" calcext:value-type="float">
            <text:p>0.047860497</text:p>
          </table:table-cell>
          <table:table-cell office:value-type="float" office:value="200" calcext:value-type="float">
            <text:p>200</text:p>
          </table:table-cell>
          <table:table-cell office:value-type="float" office:value="19272.0456165505" calcext:value-type="float">
            <text:p>19272.045616550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2.3481306423408" calcext:value-type="float">
            <text:p>12.3481306423</text:p>
          </table:table-cell>
          <table:table-cell office:value-type="float" office:value="0.786980169" calcext:value-type="float">
            <text:p>0.78698016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2.4903435603342" calcext:value-type="float">
            <text:p>12.4903435603</text:p>
          </table:table-cell>
          <table:table-cell office:value-type="float" office:value="0.778935189" calcext:value-type="float">
            <text:p>0.77893518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2.6345928527302" calcext:value-type="float">
            <text:p>12.6345928527</text:p>
          </table:table-cell>
          <table:table-cell office:value-type="float" office:value="0.770991291" calcext:value-type="float">
            <text:p>0.77099129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2.7809191249445" calcext:value-type="float">
            <text:p>12.7809191249</text:p>
          </table:table-cell>
          <table:table-cell office:value-type="float" office:value="0.763167288" calcext:value-type="float">
            <text:p>0.76316728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2.9293461242084" calcext:value-type="float">
            <text:p>12.9293461242</text:p>
          </table:table-cell>
          <table:table-cell office:value-type="float" office:value="0.755446679" calcext:value-type="float">
            <text:p>0.75544667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.079894746637" calcext:value-type="float">
            <text:p>13.0798947466</text:p>
          </table:table-cell>
          <table:table-cell office:value-type="float" office:value="0.747818959" calcext:value-type="float">
            <text:p>0.74781895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3.2325696875083" calcext:value-type="float">
            <text:p>13.2325696875</text:p>
          </table:table-cell>
          <table:table-cell office:value-type="float" office:value="0.740304708" calcext:value-type="float">
            <text:p>0.74030470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3.3873880118129" calcext:value-type="float">
            <text:p>13.3873880118</text:p>
          </table:table-cell>
          <table:table-cell office:value-type="float" office:value="0.732882647" calcext:value-type="float">
            <text:p>0.73288264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3.5444308465425" calcext:value-type="float">
            <text:p>13.5444308465</text:p>
          </table:table-cell>
          <table:table-cell office:value-type="float" office:value="0.725561347" calcext:value-type="float">
            <text:p>0.72556134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.7038178899266" calcext:value-type="float">
            <text:p>13.7038178899</text:p>
          </table:table-cell>
          <table:table-cell office:value-type="float" office:value="0.718340236" calcext:value-type="float">
            <text:p>0.71834023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3.8654458225173" calcext:value-type="float">
            <text:p>13.8654458225</text:p>
          </table:table-cell>
          <table:table-cell office:value-type="float" office:value="0.711213595" calcext:value-type="float">
            <text:p>0.7112135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.0293896062693" calcext:value-type="float">
            <text:p>14.0293896063</text:p>
          </table:table-cell>
          <table:table-cell office:value-type="float" office:value="0.704185194" calcext:value-type="float">
            <text:p>0.7041851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4.195695359769" calcext:value-type="float">
            <text:p>14.1956953598</text:p>
          </table:table-cell>
          <table:table-cell office:value-type="float" office:value="0.697249216" calcext:value-type="float">
            <text:p>0.69724921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4.3642806842735" calcext:value-type="float">
            <text:p>14.3642806843</text:p>
          </table:table-cell>
          <table:table-cell office:value-type="float" office:value="0.690411228" calcext:value-type="float">
            <text:p>0.69041122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14.5353081240209" calcext:value-type="float">
            <text:p>14.535308124</text:p>
          </table:table-cell>
          <table:table-cell office:value-type="float" office:value="0.683657512" calcext:value-type="float">
            <text:p>0.6836575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4.708804073515" calcext:value-type="float">
            <text:p>14.7088040735</text:p>
          </table:table-cell>
          <table:table-cell office:value-type="float" office:value="0.676996921" calcext:value-type="float">
            <text:p>0.6769969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14.8848427647689" calcext:value-type="float">
            <text:p>14.8848427648</text:p>
          </table:table-cell>
          <table:table-cell office:value-type="float" office:value="0.670422182" calcext:value-type="float">
            <text:p>0.67042218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5.0633498461871" calcext:value-type="float">
            <text:p>15.0633498462</text:p>
          </table:table-cell>
          <table:table-cell office:value-type="float" office:value="0.663937976" calcext:value-type="float">
            <text:p>0.6639379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5.2444348887597" calcext:value-type="float">
            <text:p>15.2444348888</text:p>
          </table:table-cell>
          <table:table-cell office:value-type="float" office:value="0.657541984" calcext:value-type="float">
            <text:p>0.65754198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15.4281754684703" calcext:value-type="float">
            <text:p>15.4281754685</text:p>
          </table:table-cell>
          <table:table-cell office:value-type="float" office:value="0.651228354" calcext:value-type="float">
            <text:p>0.65122835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15.6145463572647" calcext:value-type="float">
            <text:p>15.6145463573</text:p>
          </table:table-cell>
          <table:table-cell office:value-type="float" office:value="0.644998675" calcext:value-type="float">
            <text:p>0.644998675</text:p>
          </table:table-cell>
          <table:table-cell table:number-columns-repeated="5"/>
        </table:table-row>
      </table:table>
      <table:table table:name="15" table:style-name="ta1">
        <table:shapes>
          <draw:frame draw:z-index="0" draw:style-name="gr1" draw:text-style-name="P1" svg:width="6.2988in" svg:height="3.5429in" svg:x="9.4744in" svg:y="0.928in">
            <draw:object draw:notify-on-update-of-ranges="'15'.A3:'15'.A3 '15'.C5:'15'.C24 '15'.B5:'15'.B24 '15'.G3:'15'.G3 '15'.I5:'15'.I44 '15'.H5:'15'.H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3006751389575" calcext:value-type="float">
            <text:p>88.300675139</text:p>
          </table:table-cell>
          <table:table-cell office:value-type="float" office:value="0.774520825739587" calcext:value-type="float">
            <text:p>0.7745208257</text:p>
          </table:table-cell>
          <table:table-cell office:value-type="float" office:value="10" calcext:value-type="float">
            <text:p>10</text:p>
          </table:table-cell>
          <table:table-cell office:value-type="float" office:value="41.8461271637278" calcext:value-type="float">
            <text:p>41.8461271637</text:p>
          </table:table-cell>
          <table:table-cell office:value-type="float" office:value="0.867195946402027" calcext:value-type="float">
            <text:p>0.8671959464</text:p>
          </table:table-cell>
          <table:table-cell office:value-type="float" office:value="10" calcext:value-type="float">
            <text:p>10</text:p>
          </table:table-cell>
          <table:table-cell office:value-type="float" office:value="5.75333428865937" calcext:value-type="float">
            <text:p>5.7533342887</text:p>
          </table:table-cell>
          <table:table-cell office:value-type="float" office:value="0.963108728445635" calcext:value-type="float">
            <text:p>0.963108728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3.260901349891" calcext:value-type="float">
            <text:p>353.2609013499</text:p>
          </table:table-cell>
          <table:table-cell office:value-type="float" office:value="0.561573323213338" calcext:value-type="float">
            <text:p>0.5615733232</text:p>
          </table:table-cell>
          <table:table-cell office:value-type="float" office:value="20" calcext:value-type="float">
            <text:p>20</text:p>
          </table:table-cell>
          <table:table-cell office:value-type="float" office:value="26489.2519588956" calcext:value-type="float">
            <text:p>26489.2519588956</text:p>
          </table:table-cell>
          <table:table-cell office:value-type="float" office:value="0.128057830971085" calcext:value-type="float">
            <text:p>0.128057831</text:p>
          </table:table-cell>
          <table:table-cell office:value-type="float" office:value="20" calcext:value-type="float">
            <text:p>20</text:p>
          </table:table-cell>
          <table:table-cell office:value-type="float" office:value="14.6981783103923" calcext:value-type="float">
            <text:p>14.6981783104</text:p>
          </table:table-cell>
          <table:table-cell office:value-type="float" office:value="0.948698394650803" calcext:value-type="float">
            <text:p>0.948698394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3.812480658582" calcext:value-type="float">
            <text:p>763.8124806586</text:p>
          </table:table-cell>
          <table:table-cell office:value-type="float" office:value="0.380423123788438" calcext:value-type="float">
            <text:p>0.3804231238</text:p>
          </table:table-cell>
          <table:table-cell office:value-type="float" office:value="30" calcext:value-type="float">
            <text:p>30</text:p>
          </table:table-cell>
          <table:table-cell office:value-type="float" office:value="226688.119684518" calcext:value-type="float">
            <text:p>226688.1196845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.190991691725" calcext:value-type="float">
            <text:p>15.1909916917</text:p>
          </table:table-cell>
          <table:table-cell office:value-type="float" office:value="0.940446788776606" calcext:value-type="float">
            <text:p>0.940446788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6.41335575457" calcext:value-type="float">
            <text:p>1106.4133557546</text:p>
          </table:table-cell>
          <table:table-cell office:value-type="float" office:value="0.332334890832555" calcext:value-type="float">
            <text:p>0.3323348908</text:p>
          </table:table-cell>
          <table:table-cell office:value-type="float" office:value="40" calcext:value-type="float">
            <text:p>40</text:p>
          </table:table-cell>
          <table:table-cell office:value-type="float" office:value="226696.242240943" calcext:value-type="float">
            <text:p>226696.2422409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.3207891348028" calcext:value-type="float">
            <text:p>15.3207891348</text:p>
          </table:table-cell>
          <table:table-cell office:value-type="float" office:value="0.932563147718426" calcext:value-type="float">
            <text:p>0.932563147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7.22200871885" calcext:value-type="float">
            <text:p>1647.2220087189</text:p>
          </table:table-cell>
          <table:table-cell office:value-type="float" office:value="0.208918867540566" calcext:value-type="float">
            <text:p>0.2089188675</text:p>
          </table:table-cell>
          <table:table-cell office:value-type="float" office:value="50" calcext:value-type="float">
            <text:p>50</text:p>
          </table:table-cell>
          <table:table-cell office:value-type="float" office:value="227498.108043512" calcext:value-type="float">
            <text:p>227498.1080435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.4534009086697" calcext:value-type="float">
            <text:p>15.4534009087</text:p>
          </table:table-cell>
          <table:table-cell office:value-type="float" office:value="0.924762407618796" calcext:value-type="float">
            <text:p>0.92476240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3.32338516652" calcext:value-type="float">
            <text:p>1953.3233851665</text:p>
          </table:table-cell>
          <table:table-cell office:value-type="float" office:value="0.218593443703278" calcext:value-type="float">
            <text:p>0.2185934437</text:p>
          </table:table-cell>
          <table:table-cell office:value-type="float" office:value="60" calcext:value-type="float">
            <text:p>60</text:p>
          </table:table-cell>
          <table:table-cell office:value-type="float" office:value="227515.67084232" calcext:value-type="float">
            <text:p>227515.670842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.5827536977934" calcext:value-type="float">
            <text:p>15.5827536978</text:p>
          </table:table-cell>
          <table:table-cell office:value-type="float" office:value="0.917109506445247" calcext:value-type="float">
            <text:p>0.91710950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9.18129409028" calcext:value-type="float">
            <text:p>2559.1812940903</text:p>
          </table:table-cell>
          <table:table-cell office:value-type="float" office:value="0.132766977616511" calcext:value-type="float">
            <text:p>0.1327669776</text:p>
          </table:table-cell>
          <table:table-cell office:value-type="float" office:value="70" calcext:value-type="float">
            <text:p>70</text:p>
          </table:table-cell>
          <table:table-cell office:value-type="float" office:value="227524.380569939" calcext:value-type="float">
            <text:p>227524.3805699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.7141294668444" calcext:value-type="float">
            <text:p>15.7141294668</text:p>
          </table:table-cell>
          <table:table-cell office:value-type="float" office:value="0.909503517248241" calcext:value-type="float">
            <text:p>0.909503517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7.29841240104" calcext:value-type="float">
            <text:p>2877.298412401</text:p>
          </table:table-cell>
          <table:table-cell office:value-type="float" office:value="0.14220994089503" calcext:value-type="float">
            <text:p>0.1422099409</text:p>
          </table:table-cell>
          <table:table-cell office:value-type="float" office:value="80" calcext:value-type="float">
            <text:p>80</text:p>
          </table:table-cell>
          <table:table-cell office:value-type="float" office:value="227539.817714829" calcext:value-type="float">
            <text:p>227539.8177148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.8470191394246" calcext:value-type="float">
            <text:p>15.8470191394</text:p>
          </table:table-cell>
          <table:table-cell office:value-type="float" office:value="0.901984609007696" calcext:value-type="float">
            <text:p>0.90198460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83.53903369093" calcext:value-type="float">
            <text:p>3383.5390336909</text:p>
          </table:table-cell>
          <table:table-cell office:value-type="float" office:value="0.104434070782965" calcext:value-type="float">
            <text:p>0.1044340708</text:p>
          </table:table-cell>
          <table:table-cell office:value-type="float" office:value="90" calcext:value-type="float">
            <text:p>90</text:p>
          </table:table-cell>
          <table:table-cell office:value-type="float" office:value="227556.036371142" calcext:value-type="float">
            <text:p>227556.03637114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.9808109256901" calcext:value-type="float">
            <text:p>15.9808109257</text:p>
          </table:table-cell>
          <table:table-cell office:value-type="float" office:value="0.894600384699808" calcext:value-type="float">
            <text:p>0.894600384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5.90513093247" calcext:value-type="float">
            <text:p>3665.9051309325</text:p>
          </table:table-cell>
          <table:table-cell office:value-type="float" office:value="0.123348021325989" calcext:value-type="float">
            <text:p>0.1233480213</text:p>
          </table:table-cell>
          <table:table-cell office:value-type="float" office:value="100" calcext:value-type="float">
            <text:p>100</text:p>
          </table:table-cell>
          <table:table-cell office:value-type="float" office:value="227563.837504441" calcext:value-type="float">
            <text:p>227563.8375044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.1168721688186" calcext:value-type="float">
            <text:p>16.1168721688</text:p>
          </table:table-cell>
          <table:table-cell office:value-type="float" office:value="0.887261377369311" calcext:value-type="float">
            <text:p>0.887261377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05.14443000545" calcext:value-type="float">
            <text:p>3805.1444300055</text:p>
          </table:table-cell>
          <table:table-cell office:value-type="float" office:value="0.180199256900372" calcext:value-type="float">
            <text:p>0.1801992569</text:p>
          </table:table-cell>
          <table:table-cell office:value-type="float" office:value="110" calcext:value-type="float">
            <text:p>110</text:p>
          </table:table-cell>
          <table:table-cell office:value-type="float" office:value="227578.529161261" calcext:value-type="float">
            <text:p>227578.52916126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.2544607346484" calcext:value-type="float">
            <text:p>16.2544607346</text:p>
          </table:table-cell>
          <table:table-cell office:value-type="float" office:value="0.880004048997976" calcext:value-type="float">
            <text:p>0.88000404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25.04546629645" calcext:value-type="float">
            <text:p>4525.0454662965</text:p>
          </table:table-cell>
          <table:table-cell office:value-type="float" office:value="0.104445106777447" calcext:value-type="float">
            <text:p>0.1044451068</text:p>
          </table:table-cell>
          <table:table-cell office:value-type="float" office:value="120" calcext:value-type="float">
            <text:p>120</text:p>
          </table:table-cell>
          <table:table-cell office:value-type="float" office:value="227592.353263351" calcext:value-type="float">
            <text:p>227592.35326335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.3930545105087" calcext:value-type="float">
            <text:p>16.3930545105</text:p>
          </table:table-cell>
          <table:table-cell office:value-type="float" office:value="0.872876011561995" calcext:value-type="float">
            <text:p>0.872876011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25.33274847607" calcext:value-type="float">
            <text:p>4925.3327484761</text:p>
          </table:table-cell>
          <table:table-cell office:value-type="float" office:value="0.10428782085609" calcext:value-type="float">
            <text:p>0.1042878209</text:p>
          </table:table-cell>
          <table:table-cell office:value-type="float" office:value="130" calcext:value-type="float">
            <text:p>130</text:p>
          </table:table-cell>
          <table:table-cell office:value-type="float" office:value="227599.232098766" calcext:value-type="float">
            <text:p>227599.23209876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.5339776451284" calcext:value-type="float">
            <text:p>16.5339776451</text:p>
          </table:table-cell>
          <table:table-cell office:value-type="float" office:value="0.865792415103793" calcext:value-type="float">
            <text:p>0.865792415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1.44737700729" calcext:value-type="float">
            <text:p>5551.4473770073</text:p>
          </table:table-cell>
          <table:table-cell office:value-type="float" office:value="0.0568692345653827" calcext:value-type="float">
            <text:p>0.0568692346</text:p>
          </table:table-cell>
          <table:table-cell office:value-type="float" office:value="140" calcext:value-type="float">
            <text:p>140</text:p>
          </table:table-cell>
          <table:table-cell office:value-type="float" office:value="227612.811743194" calcext:value-type="float">
            <text:p>227612.81174319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6.6765671588823" calcext:value-type="float">
            <text:p>16.6765671589</text:p>
          </table:table-cell>
          <table:table-cell office:value-type="float" office:value="0.858786716606641" calcext:value-type="float">
            <text:p>0.858786716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85.43924518593" calcext:value-type="float">
            <text:p>5885.4392451859</text:p>
          </table:table-cell>
          <table:table-cell office:value-type="float" office:value="0.0663390658304671" calcext:value-type="float">
            <text:p>0.0663390658</text:p>
          </table:table-cell>
          <table:table-cell office:value-type="float" office:value="150" calcext:value-type="float">
            <text:p>150</text:p>
          </table:table-cell>
          <table:table-cell office:value-type="float" office:value="227629.367999361" calcext:value-type="float">
            <text:p>227629.3679993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.8200824120581" calcext:value-type="float">
            <text:p>16.8200824121</text:p>
          </table:table-cell>
          <table:table-cell office:value-type="float" office:value="0.851902297048851" calcext:value-type="float">
            <text:p>0.85190229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61.39499370632" calcext:value-type="float">
            <text:p>6361.3949937063</text:p>
          </table:table-cell>
          <table:table-cell office:value-type="float" office:value="0.0568654925672537" calcext:value-type="float">
            <text:p>0.0568654926</text:p>
          </table:table-cell>
          <table:table-cell office:value-type="float" office:value="160" calcext:value-type="float">
            <text:p>160</text:p>
          </table:table-cell>
          <table:table-cell office:value-type="float" office:value="227636.146280525" calcext:value-type="float">
            <text:p>227636.14628052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6.9660926978417" calcext:value-type="float">
            <text:p>16.9660926978</text:p>
          </table:table-cell>
          <table:table-cell office:value-type="float" office:value="0.845057441471279" calcext:value-type="float">
            <text:p>0.845057441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72.76017441499" calcext:value-type="float">
            <text:p>6772.760174415</text:p>
          </table:table-cell>
          <table:table-cell office:value-type="float" office:value="0.0568638305680847" calcext:value-type="float">
            <text:p>0.0568638306</text:p>
          </table:table-cell>
          <table:table-cell office:value-type="float" office:value="170" calcext:value-type="float">
            <text:p>170</text:p>
          </table:table-cell>
          <table:table-cell office:value-type="float" office:value="227650.606434111" calcext:value-type="float">
            <text:p>227650.60643411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.1137925554676" calcext:value-type="float">
            <text:p>17.1137925555</text:p>
          </table:table-cell>
          <table:table-cell office:value-type="float" office:value="0.838288123855938" calcext:value-type="float">
            <text:p>0.838288123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42.39370824298" calcext:value-type="float">
            <text:p>7142.393708243</text:p>
          </table:table-cell>
          <table:table-cell office:value-type="float" office:value="0.0570347854826073" calcext:value-type="float">
            <text:p>0.0570347855</text:p>
          </table:table-cell>
          <table:table-cell office:value-type="float" office:value="180" calcext:value-type="float">
            <text:p>180</text:p>
          </table:table-cell>
          <table:table-cell office:value-type="float" office:value="227674.0082583" calcext:value-type="float">
            <text:p>227674.00825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7.2624912324881" calcext:value-type="float">
            <text:p>17.2624912325</text:p>
          </table:table-cell>
          <table:table-cell office:value-type="float" office:value="0.831643717178141" calcext:value-type="float">
            <text:p>0.8316437172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42.91819743193" calcext:value-type="float">
            <text:p>7442.9181974319</text:p>
          </table:table-cell>
          <table:table-cell office:value-type="float" office:value="0.0663340718329641" calcext:value-type="float">
            <text:p>0.0663340718</text:p>
          </table:table-cell>
          <table:table-cell office:value-type="float" office:value="190" calcext:value-type="float">
            <text:p>190</text:p>
          </table:table-cell>
          <table:table-cell office:value-type="float" office:value="227680.594654742" calcext:value-type="float">
            <text:p>227680.59465474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7.4136357202897" calcext:value-type="float">
            <text:p>17.4136357203</text:p>
          </table:table-cell>
          <table:table-cell office:value-type="float" office:value="0.825037806481097" calcext:value-type="float">
            <text:p>0.825037806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18.05303804414" calcext:value-type="float">
            <text:p>7918.0530380441</text:p>
          </table:table-cell>
          <table:table-cell office:value-type="float" office:value="0.0663329068335466" calcext:value-type="float">
            <text:p>0.0663329068</text:p>
          </table:table-cell>
          <table:table-cell office:value-type="float" office:value="200" calcext:value-type="float">
            <text:p>200</text:p>
          </table:table-cell>
          <table:table-cell office:value-type="float" office:value="227697.747991381" calcext:value-type="float">
            <text:p>227697.74799138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7.5667010538573" calcext:value-type="float">
            <text:p>17.5667010539</text:p>
          </table:table-cell>
          <table:table-cell office:value-type="float" office:value="0.818499283750358" calcext:value-type="float">
            <text:p>0.81849928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7.7205851309685" calcext:value-type="float">
            <text:p>17.720585131</text:p>
          </table:table-cell>
          <table:table-cell office:value-type="float" office:value="0.812080096959952" calcext:value-type="float">
            <text:p>0.81208009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7.877264177686" calcext:value-type="float">
            <text:p>17.8772641777</text:p>
          </table:table-cell>
          <table:table-cell office:value-type="float" office:value="0.80569484015258" calcext:value-type="float">
            <text:p>0.805694840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8.0357984186254" calcext:value-type="float">
            <text:p>18.0357984186</text:p>
          </table:table-cell>
          <table:table-cell office:value-type="float" office:value="0.799387534306233" calcext:value-type="float">
            <text:p>0.799387534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8.1953656178875" calcext:value-type="float">
            <text:p>18.1953656179</text:p>
          </table:table-cell>
          <table:table-cell office:value-type="float" office:value="0.793182753408623" calcext:value-type="float">
            <text:p>0.793182753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8.357570996277" calcext:value-type="float">
            <text:p>18.3575709963</text:p>
          </table:table-cell>
          <table:table-cell office:value-type="float" office:value="0.78702043948978" calcext:value-type="float">
            <text:p>0.78702043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8.5217933014599" calcext:value-type="float">
            <text:p>18.5217933015</text:p>
          </table:table-cell>
          <table:table-cell office:value-type="float" office:value="0.780920954539523" calcext:value-type="float">
            <text:p>0.78092095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8.6870808509993" calcext:value-type="float">
            <text:p>18.687080851</text:p>
          </table:table-cell>
          <table:table-cell office:value-type="float" office:value="0.77492757953621" calcext:value-type="float">
            <text:p>0.77492757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8.8551557769642" calcext:value-type="float">
            <text:p>18.855155777</text:p>
          </table:table-cell>
          <table:table-cell office:value-type="float" office:value="0.768973084513458" calcext:value-type="float">
            <text:p>0.76897308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9.0254108017568" calcext:value-type="float">
            <text:p>19.0254108018</text:p>
          </table:table-cell>
          <table:table-cell office:value-type="float" office:value="0.763080408459796" calcext:value-type="float">
            <text:p>0.763080408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9.1966301522342" calcext:value-type="float">
            <text:p>19.1966301522</text:p>
          </table:table-cell>
          <table:table-cell office:value-type="float" office:value="0.757291044354478" calcext:value-type="float">
            <text:p>0.757291044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9.3707526229152" calcext:value-type="float">
            <text:p>19.3707526229</text:p>
          </table:table-cell>
          <table:table-cell office:value-type="float" office:value="0.751536337231832" calcext:value-type="float">
            <text:p>0.751536337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9.5471788036258" calcext:value-type="float">
            <text:p>19.5471788036</text:p>
          </table:table-cell>
          <table:table-cell office:value-type="float" office:value="0.745848287075857" calcext:value-type="float">
            <text:p>0.74584828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9.7246691556517" calcext:value-type="float">
            <text:p>19.7246691557</text:p>
          </table:table-cell>
          <table:table-cell office:value-type="float" office:value="0.740255316872342" calcext:value-type="float">
            <text:p>0.740255316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19.9051426220635" calcext:value-type="float">
            <text:p>19.9051426221</text:p>
          </table:table-cell>
          <table:table-cell office:value-type="float" office:value="0.734696325651837" calcext:value-type="float">
            <text:p>0.734696325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0.0877886414242" calcext:value-type="float">
            <text:p>20.0877886414</text:p>
          </table:table-cell>
          <table:table-cell office:value-type="float" office:value="0.729196342401829" calcext:value-type="float">
            <text:p>0.729196342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0.2717059362694" calcext:value-type="float">
            <text:p>20.2717059363</text:p>
          </table:table-cell>
          <table:table-cell office:value-type="float" office:value="0.723784859107571" calcext:value-type="float">
            <text:p>0.723784859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20.4586964794478" calcext:value-type="float">
            <text:p>20.4586964794</text:p>
          </table:table-cell>
          <table:table-cell office:value-type="float" office:value="0.718413090793455" calcext:value-type="float">
            <text:p>0.718413090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0.6480848421714" calcext:value-type="float">
            <text:p>20.6480848422</text:p>
          </table:table-cell>
          <table:table-cell office:value-type="float" office:value="0.713091109454445" calcext:value-type="float">
            <text:p>0.71309110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20.8385880098805" calcext:value-type="float">
            <text:p>20.8385880099</text:p>
          </table:table-cell>
          <table:table-cell office:value-type="float" office:value="0.70785846007077" calcext:value-type="float">
            <text:p>0.707858460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1.0323543000525" calcext:value-type="float">
            <text:p>21.0323543001</text:p>
          </table:table-cell>
          <table:table-cell office:value-type="float" office:value="0.702665914667043" calcext:value-type="float">
            <text:p>0.7026659147</text:p>
          </table:table-cell>
          <table:table-cell table:number-columns-repeated="5"/>
        </table:table-row>
      </table:table>
      <table:table table:name="20" table:style-name="ta1">
        <table:shapes>
          <draw:frame draw:z-index="0" draw:style-name="gr1" draw:text-style-name="P1" svg:width="6.2988in" svg:height="3.5429in" svg:x="12.5409in" svg:y="0.826in">
            <draw:object draw:notify-on-update-of-ranges="'20'.A3:'20'.A3 '20'.C5:'20'.C24 '20'.B5:'20'.B24 '20'.G3:'20'.G3 '20'.I5:'20'.I44 '20'.H5:'20'.H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7098997772878" calcext:value-type="float">
            <text:p>31.7098997773</text:p>
          </table:table-cell>
          <table:table-cell office:value-type="float" office:value="0.90578162" calcext:value-type="float">
            <text:p>0.90578162</text:p>
          </table:table-cell>
          <table:table-cell office:value-type="float" office:value="10" calcext:value-type="float">
            <text:p>10</text:p>
          </table:table-cell>
          <table:table-cell office:value-type="float" office:value="20.5310181888361" calcext:value-type="float">
            <text:p>20.5310181888</text:p>
          </table:table-cell>
          <table:table-cell office:value-type="float" office:value="0.897900111" calcext:value-type="float">
            <text:p>0.897900111</text:p>
          </table:table-cell>
          <table:table-cell office:value-type="float" office:value="10" calcext:value-type="float">
            <text:p>10</text:p>
          </table:table-cell>
          <table:table-cell office:value-type="float" office:value="5.9265128619573" calcext:value-type="float">
            <text:p>5.926512862</text:p>
          </table:table-cell>
          <table:table-cell office:value-type="float" office:value="0.963245893" calcext:value-type="float">
            <text:p>0.9632458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05216824893" calcext:value-type="float">
            <text:p>248.0521682489</text:p>
          </table:table-cell>
          <table:table-cell office:value-type="float" office:value="0.681618828" calcext:value-type="float">
            <text:p>0.681618828</text:p>
          </table:table-cell>
          <table:table-cell office:value-type="float" office:value="20" calcext:value-type="float">
            <text:p>20</text:p>
          </table:table-cell>
          <table:table-cell office:value-type="float" office:value="64858.9440659876" calcext:value-type="float">
            <text:p>64858.9440659876</text:p>
          </table:table-cell>
          <table:table-cell office:value-type="float" office:value="0.089040937" calcext:value-type="float">
            <text:p>0.089040937</text:p>
          </table:table-cell>
          <table:table-cell office:value-type="float" office:value="20" calcext:value-type="float">
            <text:p>20</text:p>
          </table:table-cell>
          <table:table-cell office:value-type="float" office:value="19.192432542425" calcext:value-type="float">
            <text:p>19.1924325424</text:p>
          </table:table-cell>
          <table:table-cell office:value-type="float" office:value="0.940658418" calcext:value-type="float">
            <text:p>0.94065841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5.156099692316" calcext:value-type="float">
            <text:p>605.1560996923</text:p>
          </table:table-cell>
          <table:table-cell office:value-type="float" office:value="0.500605187" calcext:value-type="float">
            <text:p>0.500605187</text:p>
          </table:table-cell>
          <table:table-cell office:value-type="float" office:value="30" calcext:value-type="float">
            <text:p>30</text:p>
          </table:table-cell>
          <table:table-cell office:value-type="float" office:value="71580.2363741454" calcext:value-type="float">
            <text:p>71580.2363741454</text:p>
          </table:table-cell>
          <table:table-cell office:value-type="float" office:value="0.088696815" calcext:value-type="float">
            <text:p>0.088696815</text:p>
          </table:table-cell>
          <table:table-cell office:value-type="float" office:value="30" calcext:value-type="float">
            <text:p>30</text:p>
          </table:table-cell>
          <table:table-cell office:value-type="float" office:value="19.6723385703744" calcext:value-type="float">
            <text:p>19.6723385704</text:p>
          </table:table-cell>
          <table:table-cell office:value-type="float" office:value="0.936587292" calcext:value-type="float">
            <text:p>0.93658729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3.955179900996" calcext:value-type="float">
            <text:p>923.955179901</text:p>
          </table:table-cell>
          <table:table-cell office:value-type="float" office:value="0.433310881" calcext:value-type="float">
            <text:p>0.433310881</text:p>
          </table:table-cell>
          <table:table-cell office:value-type="float" office:value="40" calcext:value-type="float">
            <text:p>40</text:p>
          </table:table-cell>
          <table:table-cell office:value-type="float" office:value="174104.30549364" calcext:value-type="float">
            <text:p>174104.305493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.2660972414467" calcext:value-type="float">
            <text:p>20.2660972414</text:p>
          </table:table-cell>
          <table:table-cell office:value-type="float" office:value="0.928840847" calcext:value-type="float">
            <text:p>0.92884084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1.29232368323" calcext:value-type="float">
            <text:p>1461.2923236832</text:p>
          </table:table-cell>
          <table:table-cell office:value-type="float" office:value="0.29142569" calcext:value-type="float">
            <text:p>0.29142569</text:p>
          </table:table-cell>
          <table:table-cell office:value-type="float" office:value="50" calcext:value-type="float">
            <text:p>50</text:p>
          </table:table-cell>
          <table:table-cell office:value-type="float" office:value="174114.201408811" calcext:value-type="float">
            <text:p>174114.2014088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.4162518195962" calcext:value-type="float">
            <text:p>20.4162518196</text:p>
          </table:table-cell>
          <table:table-cell office:value-type="float" office:value="0.922042376" calcext:value-type="float">
            <text:p>0.9220423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68.2640015517" calcext:value-type="float">
            <text:p>1668.2640015517</text:p>
          </table:table-cell>
          <table:table-cell office:value-type="float" office:value="0.328912118" calcext:value-type="float">
            <text:p>0.328912118</text:p>
          </table:table-cell>
          <table:table-cell office:value-type="float" office:value="60" calcext:value-type="float">
            <text:p>60</text:p>
          </table:table-cell>
          <table:table-cell office:value-type="float" office:value="174167.518165313" calcext:value-type="float">
            <text:p>174167.5181653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.5700870359049" calcext:value-type="float">
            <text:p>20.5700870359</text:p>
          </table:table-cell>
          <table:table-cell office:value-type="float" office:value="0.915374066" calcext:value-type="float">
            <text:p>0.91537406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0.14604853564" calcext:value-type="float">
            <text:p>2060.1460485356</text:p>
          </table:table-cell>
          <table:table-cell office:value-type="float" office:value="0.291345271" calcext:value-type="float">
            <text:p>0.291345271</text:p>
          </table:table-cell>
          <table:table-cell office:value-type="float" office:value="70" calcext:value-type="float">
            <text:p>70</text:p>
          </table:table-cell>
          <table:table-cell office:value-type="float" office:value="174173.837652486" calcext:value-type="float">
            <text:p>174173.83765248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.7199713476544" calcext:value-type="float">
            <text:p>20.7199713477</text:p>
          </table:table-cell>
          <table:table-cell office:value-type="float" office:value="0.908718883" calcext:value-type="float">
            <text:p>0.9087188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0.04358966845" calcext:value-type="float">
            <text:p>2440.0435896685</text:p>
          </table:table-cell>
          <table:table-cell office:value-type="float" office:value="0.263217872" calcext:value-type="float">
            <text:p>0.263217872</text:p>
          </table:table-cell>
          <table:table-cell office:value-type="float" office:value="80" calcext:value-type="float">
            <text:p>80</text:p>
          </table:table-cell>
          <table:table-cell office:value-type="float" office:value="174193.598165213" calcext:value-type="float">
            <text:p>174193.59816521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.8703382017934" calcext:value-type="float">
            <text:p>20.8703382018</text:p>
          </table:table-cell>
          <table:table-cell office:value-type="float" office:value="0.902203059" calcext:value-type="float">
            <text:p>0.90220305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30.02285791623" calcext:value-type="float">
            <text:p>2930.0228579162</text:p>
          </table:table-cell>
          <table:table-cell office:value-type="float" office:value="0.216643275" calcext:value-type="float">
            <text:p>0.216643275</text:p>
          </table:table-cell>
          <table:table-cell office:value-type="float" office:value="90" calcext:value-type="float">
            <text:p>90</text:p>
          </table:table-cell>
          <table:table-cell office:value-type="float" office:value="174201.314339384" calcext:value-type="float">
            <text:p>174201.31433938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.0234746456775" calcext:value-type="float">
            <text:p>21.0234746457</text:p>
          </table:table-cell>
          <table:table-cell office:value-type="float" office:value="0.895689207" calcext:value-type="float">
            <text:p>0.8956892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25.43474907571" calcext:value-type="float">
            <text:p>3425.4347490757</text:p>
          </table:table-cell>
          <table:table-cell office:value-type="float" office:value="0.178338019" calcext:value-type="float">
            <text:p>0.178338019</text:p>
          </table:table-cell>
          <table:table-cell office:value-type="float" office:value="100" calcext:value-type="float">
            <text:p>100</text:p>
          </table:table-cell>
          <table:table-cell office:value-type="float" office:value="174219.295636548" calcext:value-type="float">
            <text:p>174219.2956365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.1768744451158" calcext:value-type="float">
            <text:p>21.1768744451</text:p>
          </table:table-cell>
          <table:table-cell office:value-type="float" office:value="0.889312916" calcext:value-type="float">
            <text:p>0.88931291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63.78244049491" calcext:value-type="float">
            <text:p>3663.7824404949</text:p>
          </table:table-cell>
          <table:table-cell office:value-type="float" office:value="0.206787212" calcext:value-type="float">
            <text:p>0.206787212</text:p>
          </table:table-cell>
          <table:table-cell office:value-type="float" office:value="110" calcext:value-type="float">
            <text:p>110</text:p>
          </table:table-cell>
          <table:table-cell office:value-type="float" office:value="174226.166439102" calcext:value-type="float">
            <text:p>174226.16643910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1.3330712063014" calcext:value-type="float">
            <text:p>21.3330712063</text:p>
          </table:table-cell>
          <table:table-cell office:value-type="float" office:value="0.882936981" calcext:value-type="float">
            <text:p>0.88293698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34.26581365262" calcext:value-type="float">
            <text:p>4434.2658136526</text:p>
          </table:table-cell>
          <table:table-cell office:value-type="float" office:value="0.122039596" calcext:value-type="float">
            <text:p>0.122039596</text:p>
          </table:table-cell>
          <table:table-cell office:value-type="float" office:value="120" calcext:value-type="float">
            <text:p>120</text:p>
          </table:table-cell>
          <table:table-cell office:value-type="float" office:value="174243.246510072" calcext:value-type="float">
            <text:p>174243.24651007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.4895848094882" calcext:value-type="float">
            <text:p>21.4895848095</text:p>
          </table:table-cell>
          <table:table-cell office:value-type="float" office:value="0.876693557" calcext:value-type="float">
            <text:p>0.87669355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73.29486619634" calcext:value-type="float">
            <text:p>4673.2948661963</text:p>
          </table:table-cell>
          <table:table-cell office:value-type="float" office:value="0.141315223" calcext:value-type="float">
            <text:p>0.141315223</text:p>
          </table:table-cell>
          <table:table-cell office:value-type="float" office:value="130" calcext:value-type="float">
            <text:p>130</text:p>
          </table:table-cell>
          <table:table-cell office:value-type="float" office:value="174250.894549326" calcext:value-type="float">
            <text:p>174250.89454932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1.6490647301475" calcext:value-type="float">
            <text:p>21.6490647301</text:p>
          </table:table-cell>
          <table:table-cell office:value-type="float" office:value="0.87045289" calcext:value-type="float">
            <text:p>0.8704528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85.80877204681" calcext:value-type="float">
            <text:p>4885.8087720468</text:p>
          </table:table-cell>
          <table:table-cell office:value-type="float" office:value="0.168935705" calcext:value-type="float">
            <text:p>0.168935705</text:p>
          </table:table-cell>
          <table:table-cell office:value-type="float" office:value="140" calcext:value-type="float">
            <text:p>140</text:p>
          </table:table-cell>
          <table:table-cell office:value-type="float" office:value="174267.387074411" calcext:value-type="float">
            <text:p>174267.38707441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1.8088627839538" calcext:value-type="float">
            <text:p>21.808862784</text:p>
          </table:table-cell>
          <table:table-cell office:value-type="float" office:value="0.864345402" calcext:value-type="float">
            <text:p>0.86434540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4.44736167187" calcext:value-type="float">
            <text:p>5804.4473616719</text:p>
          </table:table-cell>
          <table:table-cell office:value-type="float" office:value="0.075073108" calcext:value-type="float">
            <text:p>0.075073108</text:p>
          </table:table-cell>
          <table:table-cell office:value-type="float" office:value="150" calcext:value-type="float">
            <text:p>150</text:p>
          </table:table-cell>
          <table:table-cell office:value-type="float" office:value="174274.685065373" calcext:value-type="float">
            <text:p>174274.68506537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1.9717388959133" calcext:value-type="float">
            <text:p>21.9717388959</text:p>
          </table:table-cell>
          <table:table-cell office:value-type="float" office:value="0.858230706" calcext:value-type="float">
            <text:p>0.85823070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73.78688312926" calcext:value-type="float">
            <text:p>5373.7868831293</text:p>
          </table:table-cell>
          <table:table-cell office:value-type="float" office:value="0.187860603" calcext:value-type="float">
            <text:p>0.187860603</text:p>
          </table:table-cell>
          <table:table-cell office:value-type="float" office:value="160" calcext:value-type="float">
            <text:p>160</text:p>
          </table:table-cell>
          <table:table-cell office:value-type="float" office:value="174291.395943074" calcext:value-type="float">
            <text:p>174291.39594307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2.1349772693453" calcext:value-type="float">
            <text:p>22.1349772693</text:p>
          </table:table-cell>
          <table:table-cell office:value-type="float" office:value="0.852247825" calcext:value-type="float">
            <text:p>0.85224782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98.88515703523" calcext:value-type="float">
            <text:p>6298.8851570352</text:p>
          </table:table-cell>
          <table:table-cell office:value-type="float" office:value="0.122015297" calcext:value-type="float">
            <text:p>0.122015297</text:p>
          </table:table-cell>
          <table:table-cell office:value-type="float" office:value="170" calcext:value-type="float">
            <text:p>170</text:p>
          </table:table-cell>
          <table:table-cell office:value-type="float" office:value="174302.041042866" calcext:value-type="float">
            <text:p>174302.04104286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2.3013121269243" calcext:value-type="float">
            <text:p>22.3013121269</text:p>
          </table:table-cell>
          <table:table-cell office:value-type="float" office:value="0.846263716" calcext:value-type="float">
            <text:p>0.84626371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18.87531930277" calcext:value-type="float">
            <text:p>6418.8753193028</text:p>
          </table:table-cell>
          <table:table-cell office:value-type="float" office:value="0.150132207" calcext:value-type="float">
            <text:p>0.150132207</text:p>
          </table:table-cell>
          <table:table-cell office:value-type="float" office:value="180" calcext:value-type="float">
            <text:p>180</text:p>
          </table:table-cell>
          <table:table-cell office:value-type="float" office:value="174321.807812795" calcext:value-type="float">
            <text:p>174321.8078127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2.4680508324023" calcext:value-type="float">
            <text:p>22.4680508324</text:p>
          </table:table-cell>
          <table:table-cell office:value-type="float" office:value="0.84040605" calcext:value-type="float">
            <text:p>0.8404060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990.15676427753" calcext:value-type="float">
            <text:p>6990.1567642775</text:p>
          </table:table-cell>
          <table:table-cell office:value-type="float" office:value="0.12217838" calcext:value-type="float">
            <text:p>0.12217838</text:p>
          </table:table-cell>
          <table:table-cell office:value-type="float" office:value="190" calcext:value-type="float">
            <text:p>190</text:p>
          </table:table-cell>
          <table:table-cell office:value-type="float" office:value="174332.681824865" calcext:value-type="float">
            <text:p>174332.68182486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2.6379926853848" calcext:value-type="float">
            <text:p>22.6379926854</text:p>
          </table:table-cell>
          <table:table-cell office:value-type="float" office:value="0.834546981" calcext:value-type="float">
            <text:p>0.83454698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05.27780387742" calcext:value-type="float">
            <text:p>7505.2778038774</text:p>
          </table:table-cell>
          <table:table-cell office:value-type="float" office:value="0.10322865" calcext:value-type="float">
            <text:p>0.10322865</text:p>
          </table:table-cell>
          <table:table-cell office:value-type="float" office:value="200" calcext:value-type="float">
            <text:p>200</text:p>
          </table:table-cell>
          <table:table-cell office:value-type="float" office:value="174355.512867783" calcext:value-type="float">
            <text:p>174355.51286778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2.8080874474336" calcext:value-type="float">
            <text:p>22.8080874474</text:p>
          </table:table-cell>
          <table:table-cell office:value-type="float" office:value="0.828813974" calcext:value-type="float">
            <text:p>0.82881397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22.9817143570528" calcext:value-type="float">
            <text:p>22.9817143571</text:p>
          </table:table-cell>
          <table:table-cell office:value-type="float" office:value="0.823077890999999" calcext:value-type="float">
            <text:p>0.82307789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3.1554979821687" calcext:value-type="float">
            <text:p>23.1554979822</text:p>
          </table:table-cell>
          <table:table-cell office:value-type="float" office:value="0.817461914" calcext:value-type="float">
            <text:p>0.8174619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23.3328836173071" calcext:value-type="float">
            <text:p>23.3328836173</text:p>
          </table:table-cell>
          <table:table-cell office:value-type="float" office:value="0.811838284" calcext:value-type="float">
            <text:p>0.81183828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23.510430667176" calcext:value-type="float">
            <text:p>23.5104306672</text:p>
          </table:table-cell>
          <table:table-cell office:value-type="float" office:value="0.806339697" calcext:value-type="float">
            <text:p>0.80633969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23.6914321803981" calcext:value-type="float">
            <text:p>23.6914321804</text:p>
          </table:table-cell>
          <table:table-cell office:value-type="float" office:value="0.800835637" calcext:value-type="float">
            <text:p>0.80083563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3.8727249754959" calcext:value-type="float">
            <text:p>23.8727249755</text:p>
          </table:table-cell>
          <table:table-cell office:value-type="float" office:value="0.795448332" calcext:value-type="float">
            <text:p>0.79544833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4.0576379673385" calcext:value-type="float">
            <text:p>24.0576379673</text:p>
          </table:table-cell>
          <table:table-cell office:value-type="float" office:value="0.790062994" calcext:value-type="float">
            <text:p>0.7900629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4.2426980412039" calcext:value-type="float">
            <text:p>24.2426980412</text:p>
          </table:table-cell>
          <table:table-cell office:value-type="float" office:value="0.784784823" calcext:value-type="float">
            <text:p>0.7847848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24.4317460248784" calcext:value-type="float">
            <text:p>24.4317460249</text:p>
          </table:table-cell>
          <table:table-cell office:value-type="float" office:value="0.779502163" calcext:value-type="float">
            <text:p>0.77950216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4.6210380178351" calcext:value-type="float">
            <text:p>24.6210380178</text:p>
          </table:table-cell>
          <table:table-cell office:value-type="float" office:value="0.774326101" calcext:value-type="float">
            <text:p>0.77432610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24.8140943773808" calcext:value-type="float">
            <text:p>24.8140943774</text:p>
          </table:table-cell>
          <table:table-cell office:value-type="float" office:value="0.769148604" calcext:value-type="float">
            <text:p>0.76914860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25.007506221557" calcext:value-type="float">
            <text:p>25.0075062216</text:p>
          </table:table-cell>
          <table:table-cell office:value-type="float" office:value="0.764078606" calcext:value-type="float">
            <text:p>0.76407860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5.2046886607175" calcext:value-type="float">
            <text:p>25.2046886607</text:p>
          </table:table-cell>
          <table:table-cell office:value-type="float" office:value="0.759011624" calcext:value-type="float">
            <text:p>0.75901162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25.402277795534" calcext:value-type="float">
            <text:p>25.4022777955</text:p>
          </table:table-cell>
          <table:table-cell office:value-type="float" office:value="0.754039262" calcext:value-type="float">
            <text:p>0.75403926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5.6038031018447" calcext:value-type="float">
            <text:p>25.6038031018</text:p>
          </table:table-cell>
          <table:table-cell office:value-type="float" office:value="0.74907702" calcext:value-type="float">
            <text:p>0.7490770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5.8056854447437" calcext:value-type="float">
            <text:p>25.8056854447</text:p>
          </table:table-cell>
          <table:table-cell office:value-type="float" office:value="0.744207422" calcext:value-type="float">
            <text:p>0.74420742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26.0115064875184" calcext:value-type="float">
            <text:p>26.0115064875</text:p>
          </table:table-cell>
          <table:table-cell office:value-type="float" office:value="0.739344863" calcext:value-type="float">
            <text:p>0.73934486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26.2180039717572" calcext:value-type="float">
            <text:p>26.2180039718</text:p>
          </table:table-cell>
          <table:table-cell office:value-type="float" office:value="0.734575891" calcext:value-type="float">
            <text:p>0.73457589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26.4284729720008" calcext:value-type="float">
            <text:p>26.428472972</text:p>
          </table:table-cell>
          <table:table-cell office:value-type="float" office:value="0.729806845" calcext:value-type="float">
            <text:p>0.7298068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6.6393622335185" calcext:value-type="float">
            <text:p>26.6393622335</text:p>
          </table:table-cell>
          <table:table-cell office:value-type="float" office:value="0.72513257" calcext:value-type="float">
            <text:p>0.72513257</text:p>
          </table:table-cell>
          <table:table-cell table:number-columns-repeated="5"/>
        </table:table-row>
      </table:table>
      <table:table table:name="25" table:style-name="ta1">
        <table:shapes>
          <draw:frame draw:z-index="0" draw:style-name="gr1" draw:text-style-name="P1" svg:width="6.2988in" svg:height="3.5429in" svg:x="14.6012in" svg:y="0.5724in">
            <draw:object draw:notify-on-update-of-ranges="'25'.A3:'25'.A3 '25'.C5:'25'.C24 '25'.B5:'25'.B24 '25'.H5:'25'.H44 '25'.G3:'25'.G3 '25'.I5:'25'.I4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241272385728" calcext:value-type="float">
            <text:p>32.2412723857</text:p>
          </table:table-cell>
          <table:table-cell office:value-type="float" office:value="0.902534792" calcext:value-type="float">
            <text:p>0.902534792</text:p>
          </table:table-cell>
          <table:table-cell office:value-type="float" office:value="10" calcext:value-type="float">
            <text:p>10</text:p>
          </table:table-cell>
          <table:table-cell office:value-type="float" office:value="22.0753305497458" calcext:value-type="float">
            <text:p>22.0753305497</text:p>
          </table:table-cell>
          <table:table-cell office:value-type="float" office:value="0.906470951" calcext:value-type="float">
            <text:p>0.906470951</text:p>
          </table:table-cell>
          <table:table-cell office:value-type="float" office:value="10" calcext:value-type="float">
            <text:p>10</text:p>
          </table:table-cell>
          <table:table-cell office:value-type="float" office:value="5.67916024321265" calcext:value-type="float">
            <text:p>5.6791602432</text:p>
          </table:table-cell>
          <table:table-cell office:value-type="float" office:value="0.963154468" calcext:value-type="float">
            <text:p>0.9631544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865895915425" calcext:value-type="float">
            <text:p>248.8658959154</text:p>
          </table:table-cell>
          <table:table-cell office:value-type="float" office:value="0.67863434" calcext:value-type="float">
            <text:p>0.67863434</text:p>
          </table:table-cell>
          <table:table-cell office:value-type="float" office:value="20" calcext:value-type="float">
            <text:p>20</text:p>
          </table:table-cell>
          <table:table-cell office:value-type="float" office:value="25.9061965811305" calcext:value-type="float">
            <text:p>25.9061965811</text:p>
          </table:table-cell>
          <table:table-cell office:value-type="float" office:value="0.897186923" calcext:value-type="float">
            <text:p>0.897186923</text:p>
          </table:table-cell>
          <table:table-cell office:value-type="float" office:value="20" calcext:value-type="float">
            <text:p>20</text:p>
          </table:table-cell>
          <table:table-cell office:value-type="float" office:value="11.2141800894515" calcext:value-type="float">
            <text:p>11.2141800895</text:p>
          </table:table-cell>
          <table:table-cell office:value-type="float" office:value="0.947856391" calcext:value-type="float">
            <text:p>0.9478563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5.26063054746" calcext:value-type="float">
            <text:p>455.2606305475</text:p>
          </table:table-cell>
          <table:table-cell office:value-type="float" office:value="0.608574868" calcext:value-type="float">
            <text:p>0.608574868</text:p>
          </table:table-cell>
          <table:table-cell office:value-type="float" office:value="30" calcext:value-type="float">
            <text:p>30</text:p>
          </table:table-cell>
          <table:table-cell office:value-type="float" office:value="86054.6374196402" calcext:value-type="float">
            <text:p>86054.6374196402</text:p>
          </table:table-cell>
          <table:table-cell office:value-type="float" office:value="0.051803868" calcext:value-type="float">
            <text:p>0.051803868</text:p>
          </table:table-cell>
          <table:table-cell office:value-type="float" office:value="30" calcext:value-type="float">
            <text:p>30</text:p>
          </table:table-cell>
          <table:table-cell office:value-type="float" office:value="24.26238722845" calcext:value-type="float">
            <text:p>24.2623872285</text:p>
          </table:table-cell>
          <table:table-cell office:value-type="float" office:value="0.929691789" calcext:value-type="float">
            <text:p>0.92969178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4.54656361771" calcext:value-type="float">
            <text:p>804.5465636177</text:p>
          </table:table-cell>
          <table:table-cell office:value-type="float" office:value="0.496458598" calcext:value-type="float">
            <text:p>0.496458598</text:p>
          </table:table-cell>
          <table:table-cell office:value-type="float" office:value="40" calcext:value-type="float">
            <text:p>40</text:p>
          </table:table-cell>
          <table:table-cell office:value-type="float" office:value="86123.3646262941" calcext:value-type="float">
            <text:p>86123.3646262941</text:p>
          </table:table-cell>
          <table:table-cell office:value-type="float" office:value="0.051636027" calcext:value-type="float">
            <text:p>0.051636027</text:p>
          </table:table-cell>
          <table:table-cell office:value-type="float" office:value="40" calcext:value-type="float">
            <text:p>40</text:p>
          </table:table-cell>
          <table:table-cell office:value-type="float" office:value="24.6346151522996" calcext:value-type="float">
            <text:p>24.6346151523</text:p>
          </table:table-cell>
          <table:table-cell office:value-type="float" office:value="0.924130426" calcext:value-type="float">
            <text:p>0.92413042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3.29675729473" calcext:value-type="float">
            <text:p>1233.2967572947</text:p>
          </table:table-cell>
          <table:table-cell office:value-type="float" office:value="0.392903946" calcext:value-type="float">
            <text:p>0.392903946</text:p>
          </table:table-cell>
          <table:table-cell office:value-type="float" office:value="50" calcext:value-type="float">
            <text:p>50</text:p>
          </table:table-cell>
          <table:table-cell office:value-type="float" office:value="497074.011838806" calcext:value-type="float">
            <text:p>497074.01183880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.3314118488079" calcext:value-type="float">
            <text:p>25.3314118488</text:p>
          </table:table-cell>
          <table:table-cell office:value-type="float" office:value="0.917161254" calcext:value-type="float">
            <text:p>0.91716125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5.92117293136" calcext:value-type="float">
            <text:p>1375.9211729314</text:p>
          </table:table-cell>
          <table:table-cell office:value-type="float" office:value="0.428426839" calcext:value-type="float">
            <text:p>0.428426839</text:p>
          </table:table-cell>
          <table:table-cell office:value-type="float" office:value="60" calcext:value-type="float">
            <text:p>60</text:p>
          </table:table-cell>
          <table:table-cell office:value-type="float" office:value="497081.884084812" calcext:value-type="float">
            <text:p>497081.8840848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.505193715567" calcext:value-type="float">
            <text:p>25.5051937156</text:p>
          </table:table-cell>
          <table:table-cell office:value-type="float" office:value="0.910916038" calcext:value-type="float">
            <text:p>0.91091603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6.67542058003" calcext:value-type="float">
            <text:p>1916.67542058</text:p>
          </table:table-cell>
          <table:table-cell office:value-type="float" office:value="0.335264892" calcext:value-type="float">
            <text:p>0.335264892</text:p>
          </table:table-cell>
          <table:table-cell office:value-type="float" office:value="70" calcext:value-type="float">
            <text:p>70</text:p>
          </table:table-cell>
          <table:table-cell office:value-type="float" office:value="497087.849184724" calcext:value-type="float">
            <text:p>497087.8491847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5.6777173316242" calcext:value-type="float">
            <text:p>25.6777173316</text:p>
          </table:table-cell>
          <table:table-cell office:value-type="float" office:value="0.904776093" calcext:value-type="float">
            <text:p>0.90477609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2.44427447776" calcext:value-type="float">
            <text:p>2332.4442744778</text:p>
          </table:table-cell>
          <table:table-cell office:value-type="float" office:value="0.289194164" calcext:value-type="float">
            <text:p>0.289194164</text:p>
          </table:table-cell>
          <table:table-cell office:value-type="float" office:value="80" calcext:value-type="float">
            <text:p>80</text:p>
          </table:table-cell>
          <table:table-cell office:value-type="float" office:value="497158.087548004" calcext:value-type="float">
            <text:p>497158.08754800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5.8573999551342" calcext:value-type="float">
            <text:p>25.8573999551</text:p>
          </table:table-cell>
          <table:table-cell office:value-type="float" office:value="0.898689297" calcext:value-type="float">
            <text:p>0.89868929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.13297679563" calcext:value-type="float">
            <text:p>2757.1329767956</text:p>
          </table:table-cell>
          <table:table-cell office:value-type="float" office:value="0.26137481" calcext:value-type="float">
            <text:p>0.26137481</text:p>
          </table:table-cell>
          <table:table-cell office:value-type="float" office:value="90" calcext:value-type="float">
            <text:p>90</text:p>
          </table:table-cell>
          <table:table-cell office:value-type="float" office:value="497164.359063759" calcext:value-type="float">
            <text:p>497164.35906375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.0319175371448" calcext:value-type="float">
            <text:p>26.0319175371</text:p>
          </table:table-cell>
          <table:table-cell office:value-type="float" office:value="0.89265783" calcext:value-type="float">
            <text:p>0.8926578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9.04256470672" calcext:value-type="float">
            <text:p>3349.0425647067</text:p>
          </table:table-cell>
          <table:table-cell office:value-type="float" office:value="0.196152032" calcext:value-type="float">
            <text:p>0.196152032</text:p>
          </table:table-cell>
          <table:table-cell office:value-type="float" office:value="100" calcext:value-type="float">
            <text:p>100</text:p>
          </table:table-cell>
          <table:table-cell office:value-type="float" office:value="497182.676540287" calcext:value-type="float">
            <text:p>497182.6765402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6.2071527016182" calcext:value-type="float">
            <text:p>26.2071527016</text:p>
          </table:table-cell>
          <table:table-cell office:value-type="float" office:value="0.886717157" calcext:value-type="float">
            <text:p>0.88671715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75.18667125183" calcext:value-type="float">
            <text:p>3775.1866712518</text:p>
          </table:table-cell>
          <table:table-cell office:value-type="float" office:value="0.176744637" calcext:value-type="float">
            <text:p>0.176744637</text:p>
          </table:table-cell>
          <table:table-cell office:value-type="float" office:value="110" calcext:value-type="float">
            <text:p>110</text:p>
          </table:table-cell>
          <table:table-cell office:value-type="float" office:value="497188.240763544" calcext:value-type="float">
            <text:p>497188.24076354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6.3853784235738" calcext:value-type="float">
            <text:p>26.3853784236</text:p>
          </table:table-cell>
          <table:table-cell office:value-type="float" office:value="0.880785682" calcext:value-type="float">
            <text:p>0.88078568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98.37551564743" calcext:value-type="float">
            <text:p>3798.3755156474</text:p>
          </table:table-cell>
          <table:table-cell office:value-type="float" office:value="0.232433102" calcext:value-type="float">
            <text:p>0.232433102</text:p>
          </table:table-cell>
          <table:table-cell office:value-type="float" office:value="120" calcext:value-type="float">
            <text:p>120</text:p>
          </table:table-cell>
          <table:table-cell office:value-type="float" office:value="497196.255366427" calcext:value-type="float">
            <text:p>497196.25536642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.5642841844818" calcext:value-type="float">
            <text:p>26.5642841845</text:p>
          </table:table-cell>
          <table:table-cell office:value-type="float" office:value="0.874946828" calcext:value-type="float">
            <text:p>0.87494682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6.23128863143" calcext:value-type="float">
            <text:p>4486.2312886314</text:p>
          </table:table-cell>
          <table:table-cell office:value-type="float" office:value="0.167809419" calcext:value-type="float">
            <text:p>0.167809419</text:p>
          </table:table-cell>
          <table:table-cell office:value-type="float" office:value="130" calcext:value-type="float">
            <text:p>130</text:p>
          </table:table-cell>
          <table:table-cell office:value-type="float" office:value="497214.091875287" calcext:value-type="float">
            <text:p>497214.091875287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6.7447645632062" calcext:value-type="float">
            <text:p>26.7447645632</text:p>
          </table:table-cell>
          <table:table-cell office:value-type="float" office:value="0.86916639" calcext:value-type="float">
            <text:p>0.8691663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87.97893119598" calcext:value-type="float">
            <text:p>4787.978931196</text:p>
          </table:table-cell>
          <table:table-cell office:value-type="float" office:value="0.186058875" calcext:value-type="float">
            <text:p>0.186058875</text:p>
          </table:table-cell>
          <table:table-cell office:value-type="float" office:value="140" calcext:value-type="float">
            <text:p>140</text:p>
          </table:table-cell>
          <table:table-cell office:value-type="float" office:value="497220.151573902" calcext:value-type="float">
            <text:p>497220.15157390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6.9278837727707" calcext:value-type="float">
            <text:p>26.9278837728</text:p>
          </table:table-cell>
          <table:table-cell office:value-type="float" office:value="0.863421229" calcext:value-type="float">
            <text:p>0.86342122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46.84714334847" calcext:value-type="float">
            <text:p>5146.8471433485</text:p>
          </table:table-cell>
          <table:table-cell office:value-type="float" office:value="0.176517541" calcext:value-type="float">
            <text:p>0.176517541</text:p>
          </table:table-cell>
          <table:table-cell office:value-type="float" office:value="150" calcext:value-type="float">
            <text:p>150</text:p>
          </table:table-cell>
          <table:table-cell office:value-type="float" office:value="497237.687892644" calcext:value-type="float">
            <text:p>497237.68789264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7.1117091917226" calcext:value-type="float">
            <text:p>27.1117091917</text:p>
          </table:table-cell>
          <table:table-cell office:value-type="float" office:value="0.857767763" calcext:value-type="float">
            <text:p>0.85776776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14.20259708101" calcext:value-type="float">
            <text:p>5314.202597081</text:p>
          </table:table-cell>
          <table:table-cell office:value-type="float" office:value="0.19573783" calcext:value-type="float">
            <text:p>0.19573783</text:p>
          </table:table-cell>
          <table:table-cell office:value-type="float" office:value="160" calcext:value-type="float">
            <text:p>160</text:p>
          </table:table-cell>
          <table:table-cell office:value-type="float" office:value="497243.534413004" calcext:value-type="float">
            <text:p>497243.53441300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7.2987685950073" calcext:value-type="float">
            <text:p>27.298768595</text:p>
          </table:table-cell>
          <table:table-cell office:value-type="float" office:value="0.852118247" calcext:value-type="float">
            <text:p>0.85211824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139.57226266965" calcext:value-type="float">
            <text:p>6139.5722626697</text:p>
          </table:table-cell>
          <table:table-cell office:value-type="float" office:value="0.139605011" calcext:value-type="float">
            <text:p>0.139605011</text:p>
          </table:table-cell>
          <table:table-cell office:value-type="float" office:value="170" calcext:value-type="float">
            <text:p>170</text:p>
          </table:table-cell>
          <table:table-cell office:value-type="float" office:value="497250.994751946" calcext:value-type="float">
            <text:p>497250.994751946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7.4867140971738" calcext:value-type="float">
            <text:p>27.4867140972</text:p>
          </table:table-cell>
          <table:table-cell office:value-type="float" office:value="0.846563644" calcext:value-type="float">
            <text:p>0.84656364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59.06597588555" calcext:value-type="float">
            <text:p>6459.0659758856</text:p>
          </table:table-cell>
          <table:table-cell office:value-type="float" office:value="0.13961962" calcext:value-type="float">
            <text:p>0.13961962</text:p>
          </table:table-cell>
          <table:table-cell office:value-type="float" office:value="180" calcext:value-type="float">
            <text:p>180</text:p>
          </table:table-cell>
          <table:table-cell office:value-type="float" office:value="497268.844776933" calcext:value-type="float">
            <text:p>497268.84477693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7.6765276208015" calcext:value-type="float">
            <text:p>27.6765276208</text:p>
          </table:table-cell>
          <table:table-cell office:value-type="float" office:value="0.841055721" calcext:value-type="float">
            <text:p>0.84105572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24.04130651008" calcext:value-type="float">
            <text:p>7124.0413065101</text:p>
          </table:table-cell>
          <table:table-cell office:value-type="float" office:value="0.102213795" calcext:value-type="float">
            <text:p>0.102213795</text:p>
          </table:table-cell>
          <table:table-cell office:value-type="float" office:value="190" calcext:value-type="float">
            <text:p>190</text:p>
          </table:table-cell>
          <table:table-cell office:value-type="float" office:value="497274.747307403" calcext:value-type="float">
            <text:p>497274.74730740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7.8688164283558" calcext:value-type="float">
            <text:p>27.8688164284</text:p>
          </table:table-cell>
          <table:table-cell office:value-type="float" office:value="0.835586133" calcext:value-type="float">
            <text:p>0.83558613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11.39134079949" calcext:value-type="float">
            <text:p>7611.3913407995</text:p>
          </table:table-cell>
          <table:table-cell office:value-type="float" office:value="0.093291845" calcext:value-type="float">
            <text:p>0.093291845</text:p>
          </table:table-cell>
          <table:table-cell office:value-type="float" office:value="200" calcext:value-type="float">
            <text:p>200</text:p>
          </table:table-cell>
          <table:table-cell office:value-type="float" office:value="497288.95241172" calcext:value-type="float">
            <text:p>497288.9524117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8.0617866118319" calcext:value-type="float">
            <text:p>28.0617866118</text:p>
          </table:table-cell>
          <table:table-cell office:value-type="float" office:value="0.830203023" calcext:value-type="float">
            <text:p>0.8302030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28.2580398288061" calcext:value-type="float">
            <text:p>28.2580398288</text:p>
          </table:table-cell>
          <table:table-cell office:value-type="float" office:value="0.824823556" calcext:value-type="float">
            <text:p>0.82482355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28.4553172993916" calcext:value-type="float">
            <text:p>28.4553172994</text:p>
          </table:table-cell>
          <table:table-cell office:value-type="float" office:value="0.819534121" calcext:value-type="float">
            <text:p>0.8195341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28.6546799160211" calcext:value-type="float">
            <text:p>28.654679916</text:p>
          </table:table-cell>
          <table:table-cell office:value-type="float" office:value="0.81429197" calcext:value-type="float">
            <text:p>0.8142919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28.856663486326" calcext:value-type="float">
            <text:p>28.8566634863</text:p>
          </table:table-cell>
          <table:table-cell office:value-type="float" office:value="0.809084969" calcext:value-type="float">
            <text:p>0.80908496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29.0594512920869" calcext:value-type="float">
            <text:p>29.0594512921</text:p>
          </table:table-cell>
          <table:table-cell office:value-type="float" office:value="0.803959018" calcext:value-type="float">
            <text:p>0.8039590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9.2658093386746" calcext:value-type="float">
            <text:p>29.2658093387</text:p>
          </table:table-cell>
          <table:table-cell office:value-type="float" office:value="0.798836449" calcext:value-type="float">
            <text:p>0.79883644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29.472468899522" calcext:value-type="float">
            <text:p>29.4724688995</text:p>
          </table:table-cell>
          <table:table-cell office:value-type="float" office:value="0.793802861" calcext:value-type="float">
            <text:p>0.79380286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9.6817488939676" calcext:value-type="float">
            <text:p>29.681748894</text:p>
          </table:table-cell>
          <table:table-cell office:value-type="float" office:value="0.788809399" calcext:value-type="float">
            <text:p>0.78880939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29.8941584606299" calcext:value-type="float">
            <text:p>29.8941584606</text:p>
          </table:table-cell>
          <table:table-cell office:value-type="float" office:value="0.783846103" calcext:value-type="float">
            <text:p>0.78384610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30.1068936895436" calcext:value-type="float">
            <text:p>30.1068936895</text:p>
          </table:table-cell>
          <table:table-cell office:value-type="float" office:value="0.778966967" calcext:value-type="float">
            <text:p>0.77896696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30.3236887586067" calcext:value-type="float">
            <text:p>30.3236887586</text:p>
          </table:table-cell>
          <table:table-cell office:value-type="float" office:value="0.774081257" calcext:value-type="float">
            <text:p>0.77408125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30.5411835430744" calcext:value-type="float">
            <text:p>30.5411835431</text:p>
          </table:table-cell>
          <table:table-cell office:value-type="float" office:value="0.769281783" calcext:value-type="float">
            <text:p>0.76928178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30.7611055592853" calcext:value-type="float">
            <text:p>30.7611055593</text:p>
          </table:table-cell>
          <table:table-cell office:value-type="float" office:value="0.764519023" calcext:value-type="float">
            <text:p>0.7645190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30.9842167143241" calcext:value-type="float">
            <text:p>30.9842167143</text:p>
          </table:table-cell>
          <table:table-cell office:value-type="float" office:value="0.759784811" calcext:value-type="float">
            <text:p>0.7597848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31.2078020075233" calcext:value-type="float">
            <text:p>31.2078020075</text:p>
          </table:table-cell>
          <table:table-cell office:value-type="float" office:value="0.755127277" calcext:value-type="float">
            <text:p>0.75512727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31.4358151115654" calcext:value-type="float">
            <text:p>31.4358151116</text:p>
          </table:table-cell>
          <table:table-cell office:value-type="float" office:value="0.75047481" calcext:value-type="float">
            <text:p>0.7504748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1.6643018532381" calcext:value-type="float">
            <text:p>31.6643018532</text:p>
          </table:table-cell>
          <table:table-cell office:value-type="float" office:value="0.745897605" calcext:value-type="float">
            <text:p>0.74589760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1.8953900851085" calcext:value-type="float">
            <text:p>31.8953900851</text:p>
          </table:table-cell>
          <table:table-cell office:value-type="float" office:value="0.741367597" calcext:value-type="float">
            <text:p>0.74136759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2.1298501599467" calcext:value-type="float">
            <text:p>32.1298501599</text:p>
          </table:table-cell>
          <table:table-cell office:value-type="float" office:value="0.736862355" calcext:value-type="float">
            <text:p>0.7368623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2.3648917409799" calcext:value-type="float">
            <text:p>32.364891741</text:p>
          </table:table-cell>
          <table:table-cell office:value-type="float" office:value="0.732432606" calcext:value-type="float">
            <text:p>0.732432606</text:p>
          </table:table-cell>
          <table:table-cell table:number-columns-repeated="5"/>
        </table:table-row>
      </table:table>
      <table:table table:name="30" table:style-name="ta1">
        <table:shapes>
          <draw:frame draw:z-index="0" draw:style-name="gr1" draw:text-style-name="P1" svg:width="6.2988in" svg:height="3.5429in" svg:x="13.2083in" svg:y="0.8264in">
            <draw:object draw:notify-on-update-of-ranges="'30'.A2:'30'.A2 '30'.C4:'30'.C23 '30'.B4:'30'.B23 '30'.G2:'30'.G2 '30'.I4:'30'.I43 '30'.H4:'30'.H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214167092877" calcext:value-type="float">
            <text:p>25.5214167093</text:p>
          </table:table-cell>
          <table:table-cell office:value-type="float" office:value="0.917550670898659" calcext:value-type="float">
            <text:p>0.9175506709</text:p>
          </table:table-cell>
          <table:table-cell office:value-type="float" office:value="10" calcext:value-type="float">
            <text:p>10</text:p>
          </table:table-cell>
          <table:table-cell office:value-type="float" office:value="22.8538753994493" calcext:value-type="float">
            <text:p>22.8538753994</text:p>
          </table:table-cell>
          <table:table-cell office:value-type="float" office:value="0.936336570326859" calcext:value-type="float">
            <text:p>0.9363365703</text:p>
          </table:table-cell>
          <table:table-cell office:value-type="float" office:value="10" calcext:value-type="float">
            <text:p>10</text:p>
          </table:table-cell>
          <table:table-cell office:value-type="float" office:value="5.60786095691545" calcext:value-type="float">
            <text:p>5.6078609569</text:p>
          </table:table-cell>
          <table:table-cell office:value-type="float" office:value="0.963116036767926" calcext:value-type="float">
            <text:p>0.96311603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.810432594142" calcext:value-type="float">
            <text:p>191.8104325941</text:p>
          </table:table-cell>
          <table:table-cell office:value-type="float" office:value="0.739951000098" calcext:value-type="float">
            <text:p>0.7399510001</text:p>
          </table:table-cell>
          <table:table-cell office:value-type="float" office:value="20" calcext:value-type="float">
            <text:p>20</text:p>
          </table:table-cell>
          <table:table-cell office:value-type="float" office:value="30.9674752517667" calcext:value-type="float">
            <text:p>30.9674752518</text:p>
          </table:table-cell>
          <table:table-cell office:value-type="float" office:value="0.920838329323341" calcext:value-type="float">
            <text:p>0.9208383293</text:p>
          </table:table-cell>
          <table:table-cell office:value-type="float" office:value="20" calcext:value-type="float">
            <text:p>20</text:p>
          </table:table-cell>
          <table:table-cell office:value-type="float" office:value="11.5669690280173" calcext:value-type="float">
            <text:p>11.566969028</text:p>
          </table:table-cell>
          <table:table-cell office:value-type="float" office:value="0.947876246247508" calcext:value-type="float">
            <text:p>0.947876246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1.614542379423" calcext:value-type="float">
            <text:p>491.6145423794</text:p>
          </table:table-cell>
          <table:table-cell office:value-type="float" office:value="0.577276646446707" calcext:value-type="float">
            <text:p>0.5772766464</text:p>
          </table:table-cell>
          <table:table-cell office:value-type="float" office:value="30" calcext:value-type="float">
            <text:p>30</text:p>
          </table:table-cell>
          <table:table-cell office:value-type="float" office:value="36040.6457419264" calcext:value-type="float">
            <text:p>36040.6457419264</text:p>
          </table:table-cell>
          <table:table-cell office:value-type="float" office:value="0.0504381091237818" calcext:value-type="float">
            <text:p>0.0504381091</text:p>
          </table:table-cell>
          <table:table-cell office:value-type="float" office:value="30" calcext:value-type="float">
            <text:p>30</text:p>
          </table:table-cell>
          <table:table-cell office:value-type="float" office:value="28.7169180963602" calcext:value-type="float">
            <text:p>28.7169180964</text:p>
          </table:table-cell>
          <table:table-cell office:value-type="float" office:value="0.921690597618805" calcext:value-type="float">
            <text:p>0.921690597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4.663612798605" calcext:value-type="float">
            <text:p>824.6636127986</text:p>
          </table:table-cell>
          <table:table-cell office:value-type="float" office:value="0.483504522990954" calcext:value-type="float">
            <text:p>0.483504523</text:p>
          </table:table-cell>
          <table:table-cell office:value-type="float" office:value="40" calcext:value-type="float">
            <text:p>40</text:p>
          </table:table-cell>
          <table:table-cell office:value-type="float" office:value="38496.5084152837" calcext:value-type="float">
            <text:p>38496.5084152837</text:p>
          </table:table-cell>
          <table:table-cell office:value-type="float" office:value="0.0502678894642211" calcext:value-type="float">
            <text:p>0.0502678895</text:p>
          </table:table-cell>
          <table:table-cell office:value-type="float" office:value="40" calcext:value-type="float">
            <text:p>40</text:p>
          </table:table-cell>
          <table:table-cell office:value-type="float" office:value="29.2593046441892" calcext:value-type="float">
            <text:p>29.2593046442</text:p>
          </table:table-cell>
          <table:table-cell office:value-type="float" office:value="0.918570533858932" calcext:value-type="float">
            <text:p>0.918570533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7.25079606954" calcext:value-type="float">
            <text:p>1027.2507960695</text:p>
          </table:table-cell>
          <table:table-cell office:value-type="float" office:value="0.480129497741005" calcext:value-type="float">
            <text:p>0.4801294977</text:p>
          </table:table-cell>
          <table:table-cell office:value-type="float" office:value="50" calcext:value-type="float">
            <text:p>50</text:p>
          </table:table-cell>
          <table:table-cell office:value-type="float" office:value="38502.4534133893" calcext:value-type="float">
            <text:p>38502.4534133893</text:p>
          </table:table-cell>
          <table:table-cell office:value-type="float" office:value="0.0501263497473005" calcext:value-type="float">
            <text:p>0.0501263497</text:p>
          </table:table-cell>
          <table:table-cell office:value-type="float" office:value="50" calcext:value-type="float">
            <text:p>50</text:p>
          </table:table-cell>
          <table:table-cell office:value-type="float" office:value="29.6091009105763" calcext:value-type="float">
            <text:p>29.6091009106</text:p>
          </table:table-cell>
          <table:table-cell office:value-type="float" office:value="0.912940823118354" calcext:value-type="float">
            <text:p>0.912940823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6.41043617994" calcext:value-type="float">
            <text:p>1496.4104361799</text:p>
          </table:table-cell>
          <table:table-cell office:value-type="float" office:value="0.379605728788542" calcext:value-type="float">
            <text:p>0.3796057288</text:p>
          </table:table-cell>
          <table:table-cell office:value-type="float" office:value="60" calcext:value-type="float">
            <text:p>60</text:p>
          </table:table-cell>
          <table:table-cell office:value-type="float" office:value="50317.4311615124" calcext:value-type="float">
            <text:p>50317.4311615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.4233587762168" calcext:value-type="float">
            <text:p>30.4233587762</text:p>
          </table:table-cell>
          <table:table-cell office:value-type="float" office:value="0.906696394607211" calcext:value-type="float">
            <text:p>0.906696394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9.6739557776" calcext:value-type="float">
            <text:p>1629.6739557776</text:p>
          </table:table-cell>
          <table:table-cell office:value-type="float" office:value="0.415563800872398" calcext:value-type="float">
            <text:p>0.4155638009</text:p>
          </table:table-cell>
          <table:table-cell office:value-type="float" office:value="70" calcext:value-type="float">
            <text:p>70</text:p>
          </table:table-cell>
          <table:table-cell office:value-type="float" office:value="50324.6349246852" calcext:value-type="float">
            <text:p>50324.634924685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.6070666312843" calcext:value-type="float">
            <text:p>30.6070666313</text:p>
          </table:table-cell>
          <table:table-cell office:value-type="float" office:value="0.901265055469889" calcext:value-type="float">
            <text:p>0.901265055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8.55390366831" calcext:value-type="float">
            <text:p>2398.5539036683</text:p>
          </table:table-cell>
          <table:table-cell office:value-type="float" office:value="0.269030623938752" calcext:value-type="float">
            <text:p>0.2690306239</text:p>
          </table:table-cell>
          <table:table-cell office:value-type="float" office:value="80" calcext:value-type="float">
            <text:p>80</text:p>
          </table:table-cell>
          <table:table-cell office:value-type="float" office:value="50330.3057070279" calcext:value-type="float">
            <text:p>50330.305707027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.7890284851978" calcext:value-type="float">
            <text:p>30.7890284852</text:p>
          </table:table-cell>
          <table:table-cell office:value-type="float" office:value="0.895907874184251" calcext:value-type="float">
            <text:p>0.895907874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33.13246486723" calcext:value-type="float">
            <text:p>2533.1324648672</text:p>
          </table:table-cell>
          <table:table-cell office:value-type="float" office:value="0.304389278221444" calcext:value-type="float">
            <text:p>0.3043892782</text:p>
          </table:table-cell>
          <table:table-cell office:value-type="float" office:value="90" calcext:value-type="float">
            <text:p>90</text:p>
          </table:table-cell>
          <table:table-cell office:value-type="float" office:value="50396.0583613613" calcext:value-type="float">
            <text:p>50396.05836136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.9821038354896" calcext:value-type="float">
            <text:p>30.9821038355</text:p>
          </table:table-cell>
          <table:table-cell office:value-type="float" office:value="0.890572095855808" calcext:value-type="float">
            <text:p>0.890572095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6.72355283833" calcext:value-type="float">
            <text:p>2916.7235528383</text:p>
          </table:table-cell>
          <table:table-cell office:value-type="float" office:value="0.285732161535677" calcext:value-type="float">
            <text:p>0.2857321615</text:p>
          </table:table-cell>
          <table:table-cell office:value-type="float" office:value="100" calcext:value-type="float">
            <text:p>100</text:p>
          </table:table-cell>
          <table:table-cell office:value-type="float" office:value="50402.3272027973" calcext:value-type="float">
            <text:p>50402.32720279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1.1656832306028" calcext:value-type="float">
            <text:p>31.1656832306</text:p>
          </table:table-cell>
          <table:table-cell office:value-type="float" office:value="0.885291080417839" calcext:value-type="float">
            <text:p>0.885291080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24.1370231762" calcext:value-type="float">
            <text:p>3424.1370231762</text:p>
          </table:table-cell>
          <table:table-cell office:value-type="float" office:value="0.249819576360847" calcext:value-type="float">
            <text:p>0.2498195764</text:p>
          </table:table-cell>
          <table:table-cell office:value-type="float" office:value="110" calcext:value-type="float">
            <text:p>110</text:p>
          </table:table-cell>
          <table:table-cell office:value-type="float" office:value="50408.6211454298" calcext:value-type="float">
            <text:p>50408.621145429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1.350184404426" calcext:value-type="float">
            <text:p>31.3501844044</text:p>
          </table:table-cell>
          <table:table-cell office:value-type="float" office:value="0.880073575852848" calcext:value-type="float">
            <text:p>0.880073575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7.83352069281" calcext:value-type="float">
            <text:p>3937.8335206928</text:p>
          </table:table-cell>
          <table:table-cell office:value-type="float" office:value="0.203084570830858" calcext:value-type="float">
            <text:p>0.2030845708</text:p>
          </table:table-cell>
          <table:table-cell office:value-type="float" office:value="120" calcext:value-type="float">
            <text:p>120</text:p>
          </table:table-cell>
          <table:table-cell office:value-type="float" office:value="50444.95586923" calcext:value-type="float">
            <text:p>50444.9558692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1.5372069704817" calcext:value-type="float">
            <text:p>31.5372069705</text:p>
          </table:table-cell>
          <table:table-cell office:value-type="float" office:value="0.874887821224357" calcext:value-type="float">
            <text:p>0.874887821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21.61419677658" calcext:value-type="float">
            <text:p>4521.6141967766</text:p>
          </table:table-cell>
          <table:table-cell office:value-type="float" office:value="0.16560408479183" calcext:value-type="float">
            <text:p>0.1656040848</text:p>
          </table:table-cell>
          <table:table-cell office:value-type="float" office:value="130" calcext:value-type="float">
            <text:p>130</text:p>
          </table:table-cell>
          <table:table-cell office:value-type="float" office:value="50453.7755288589" calcext:value-type="float">
            <text:p>50453.775528858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1.7254846312787" calcext:value-type="float">
            <text:p>31.7254846313</text:p>
          </table:table-cell>
          <table:table-cell office:value-type="float" office:value="0.869741830516339" calcext:value-type="float">
            <text:p>0.869741830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19.28073726464" calcext:value-type="float">
            <text:p>4419.2807372646</text:p>
          </table:table-cell>
          <table:table-cell office:value-type="float" office:value="0.229949691100618" calcext:value-type="float">
            <text:p>0.2299496911</text:p>
          </table:table-cell>
          <table:table-cell office:value-type="float" office:value="140" calcext:value-type="float">
            <text:p>140</text:p>
          </table:table-cell>
          <table:table-cell office:value-type="float" office:value="50459.85863406" calcext:value-type="float">
            <text:p>50459.8586340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1.9147824288821" calcext:value-type="float">
            <text:p>31.9147824289</text:p>
          </table:table-cell>
          <table:table-cell office:value-type="float" office:value="0.864660238679523" calcext:value-type="float">
            <text:p>0.864660238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89.68675091931" calcext:value-type="float">
            <text:p>5089.6867509193</text:p>
          </table:table-cell>
          <table:table-cell office:value-type="float" office:value="0.174748018503963" calcext:value-type="float">
            <text:p>0.1747480185</text:p>
          </table:table-cell>
          <table:table-cell office:value-type="float" office:value="150" calcext:value-type="float">
            <text:p>150</text:p>
          </table:table-cell>
          <table:table-cell office:value-type="float" office:value="50479.8607148223" calcext:value-type="float">
            <text:p>50479.860714822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2.1065625661955" calcext:value-type="float">
            <text:p>32.1065625662</text:p>
          </table:table-cell>
          <table:table-cell office:value-type="float" office:value="0.85960197979604" calcext:value-type="float">
            <text:p>0.859601979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29.00368541464" calcext:value-type="float">
            <text:p>5529.0036854146</text:p>
          </table:table-cell>
          <table:table-cell office:value-type="float" office:value="0.16641593516813" calcext:value-type="float">
            <text:p>0.1664159352</text:p>
          </table:table-cell>
          <table:table-cell office:value-type="float" office:value="160" calcext:value-type="float">
            <text:p>160</text:p>
          </table:table-cell>
          <table:table-cell office:value-type="float" office:value="50487.6384051563" calcext:value-type="float">
            <text:p>50487.638405156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2.299855511885" calcext:value-type="float">
            <text:p>32.2998555119</text:p>
          </table:table-cell>
          <table:table-cell office:value-type="float" office:value="0.854587626824746" calcext:value-type="float">
            <text:p>0.8545876268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45.24910099768" calcext:value-type="float">
            <text:p>6245.2491009977</text:p>
          </table:table-cell>
          <table:table-cell office:value-type="float" office:value="0.119859635280729" calcext:value-type="float">
            <text:p>0.1198596353</text:p>
          </table:table-cell>
          <table:table-cell office:value-type="float" office:value="170" calcext:value-type="float">
            <text:p>170</text:p>
          </table:table-cell>
          <table:table-cell office:value-type="float" office:value="50493.6829472019" calcext:value-type="float">
            <text:p>50493.682947201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2.4942039096819" calcext:value-type="float">
            <text:p>32.4942039097</text:p>
          </table:table-cell>
          <table:table-cell office:value-type="float" office:value="0.849640246719506" calcext:value-type="float">
            <text:p>0.849640246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21.46425499163" calcext:value-type="float">
            <text:p>5921.4642549916</text:p>
          </table:table-cell>
          <table:table-cell office:value-type="float" office:value="0.202758487483025" calcext:value-type="float">
            <text:p>0.2027584875</text:p>
          </table:table-cell>
          <table:table-cell office:value-type="float" office:value="180" calcext:value-type="float">
            <text:p>180</text:p>
          </table:table-cell>
          <table:table-cell office:value-type="float" office:value="50515.5579689251" calcext:value-type="float">
            <text:p>50515.55796892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2.6909580617976" calcext:value-type="float">
            <text:p>32.6909580618</text:p>
          </table:table-cell>
          <table:table-cell office:value-type="float" office:value="0.844720314559371" calcext:value-type="float">
            <text:p>0.844720314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51.78767904483" calcext:value-type="float">
            <text:p>7051.7876790448</text:p>
          </table:table-cell>
          <table:table-cell office:value-type="float" office:value="0.110659318681363" calcext:value-type="float">
            <text:p>0.1106593187</text:p>
          </table:table-cell>
          <table:table-cell office:value-type="float" office:value="190" calcext:value-type="float">
            <text:p>190</text:p>
          </table:table-cell>
          <table:table-cell office:value-type="float" office:value="50522.9257233334" calcext:value-type="float">
            <text:p>50522.925723333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2.8890215961779" calcext:value-type="float">
            <text:p>32.8890215962</text:p>
          </table:table-cell>
          <table:table-cell office:value-type="float" office:value="0.839839984320031" calcext:value-type="float">
            <text:p>0.839839984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56.67973587714" calcext:value-type="float">
            <text:p>7256.6797358771</text:p>
          </table:table-cell>
          <table:table-cell office:value-type="float" office:value="0.128746615506769" calcext:value-type="float">
            <text:p>0.1287466155</text:p>
          </table:table-cell>
          <table:table-cell office:value-type="float" office:value="200" calcext:value-type="float">
            <text:p>200</text:p>
          </table:table-cell>
          <table:table-cell office:value-type="float" office:value="50529.8658444367" calcext:value-type="float">
            <text:p>50529.865844436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3.0885662600878" calcext:value-type="float">
            <text:p>33.0885662601</text:p>
          </table:table-cell>
          <table:table-cell office:value-type="float" office:value="0.835021560956878" calcext:value-type="float">
            <text:p>0.83502156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33.2906219845481" calcext:value-type="float">
            <text:p>33.2906219845</text:p>
          </table:table-cell>
          <table:table-cell office:value-type="float" office:value="0.830233316533367" calcext:value-type="float">
            <text:p>0.830233316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33.4940048208771" calcext:value-type="float">
            <text:p>33.4940048209</text:p>
          </table:table-cell>
          <table:table-cell office:value-type="float" office:value="0.825485071029858" calcext:value-type="float">
            <text:p>0.8254850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3.6985292287018" calcext:value-type="float">
            <text:p>33.6985292287</text:p>
          </table:table-cell>
          <table:table-cell office:value-type="float" office:value="0.820790747418505" calcext:value-type="float">
            <text:p>0.820790747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33.905566776246" calcext:value-type="float">
            <text:p>33.9055667762</text:p>
          </table:table-cell>
          <table:table-cell office:value-type="float" office:value="0.816123543752913" calcext:value-type="float">
            <text:p>0.81612354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34.1143002764569" calcext:value-type="float">
            <text:p>34.1143002765</text:p>
          </table:table-cell>
          <table:table-cell office:value-type="float" office:value="0.81149505500989" calcext:value-type="float">
            <text:p>0.8114950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34.324593668729" calcext:value-type="float">
            <text:p>34.3245936687</text:p>
          </table:table-cell>
          <table:table-cell office:value-type="float" office:value="0.806912268175464" calcext:value-type="float">
            <text:p>0.806912268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34.537196901814" calcext:value-type="float">
            <text:p>34.5371969018</text:p>
          </table:table-cell>
          <table:table-cell office:value-type="float" office:value="0.802364384271231" calcext:value-type="float">
            <text:p>0.802364384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34.7518163285014" calcext:value-type="float">
            <text:p>34.7518163285</text:p>
          </table:table-cell>
          <table:table-cell office:value-type="float" office:value="0.797856652286695" calcext:value-type="float">
            <text:p>0.797856652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34.9676601302145" calcext:value-type="float">
            <text:p>34.9676601302</text:p>
          </table:table-cell>
          <table:table-cell office:value-type="float" office:value="0.793393831212338" calcext:value-type="float">
            <text:p>0.79339383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35.1862277106863" calcext:value-type="float">
            <text:p>35.1862277107</text:p>
          </table:table-cell>
          <table:table-cell office:value-type="float" office:value="0.788959849080302" calcext:value-type="float">
            <text:p>0.788959849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35.4060730515075" calcext:value-type="float">
            <text:p>35.4060730515</text:p>
          </table:table-cell>
          <table:table-cell office:value-type="float" office:value="0.784566066867866" calcext:value-type="float">
            <text:p>0.784566066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35.6277465678506" calcext:value-type="float">
            <text:p>35.6277465679</text:p>
          </table:table-cell>
          <table:table-cell office:value-type="float" office:value="0.780217439565121" calcext:value-type="float">
            <text:p>0.780217439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35.8522844806606" calcext:value-type="float">
            <text:p>35.8522844807</text:p>
          </table:table-cell>
          <table:table-cell office:value-type="float" office:value="0.775889276221447" calcext:value-type="float">
            <text:p>0.775889276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36.0779694810785" calcext:value-type="float">
            <text:p>36.0779694811</text:p>
          </table:table-cell>
          <table:table-cell office:value-type="float" office:value="0.771607145785708" calcext:value-type="float">
            <text:p>0.77160714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36.3055909521165" calcext:value-type="float">
            <text:p>36.3055909521</text:p>
          </table:table-cell>
          <table:table-cell office:value-type="float" office:value="0.767362413275173" calcext:value-type="float">
            <text:p>0.767362413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36.5362526161364" calcext:value-type="float">
            <text:p>36.5362526161</text:p>
          </table:table-cell>
          <table:table-cell office:value-type="float" office:value="0.763142827714345" calcext:value-type="float">
            <text:p>0.763142827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6.7680119278985" calcext:value-type="float">
            <text:p>36.7680119279</text:p>
          </table:table-cell>
          <table:table-cell office:value-type="float" office:value="0.75897094005812" calcext:value-type="float">
            <text:p>0.758970940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7.0014868799921" calcext:value-type="float">
            <text:p>37.00148688</text:p>
          </table:table-cell>
          <table:table-cell office:value-type="float" office:value="0.754837484325031" calcext:value-type="float">
            <text:p>0.754837484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7.2379588785941" calcext:value-type="float">
            <text:p>37.2379588786</text:p>
          </table:table-cell>
          <table:table-cell office:value-type="float" office:value="0.750727767544465" calcext:value-type="float">
            <text:p>0.750727767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7.4760307665484" calcext:value-type="float">
            <text:p>37.4760307665</text:p>
          </table:table-cell>
          <table:table-cell office:value-type="float" office:value="0.746654091691816" calcext:value-type="float">
            <text:p>0.7466540917</text:p>
          </table:table-cell>
          <table:table-cell table:number-columns-repeated="5"/>
        </table:table-row>
      </table:table>
      <table:table table:name="Sheet6" table:style-name="ta1">
        <table:shapes>
          <draw:frame draw:z-index="0" draw:style-name="gr1" draw:text-style-name="P1" svg:width="6.2988in" svg:height="3.5429in" svg:x="9.4756in" svg:y="0.2169in">
            <draw:object draw:notify-on-update-of-ranges="Sheet6.A3:Sheet6.A3 Sheet6.C5:Sheet6.C24 Sheet6.B5:Sheet6.B24 Sheet6.D2:Sheet6.D2 Sheet6.F5:Sheet6.F24 Sheet6.E5:Sheet6.E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 = 10</text:p>
          </table:table-cell>
          <table:table-cell table:number-columns-repeated="2"/>
          <table:table-cell office:value-type="string" calcext:value-type="string">
            <text:p>rolling hash</text:p>
          </table:table-cell>
          <table:table-cell table:number-columns-repeated="2"/>
          <table:table-cell office:value-type="string" calcext:value-type="string">
            <text:p>C = 15</text:p>
          </table:table-cell>
          <table:table-cell table:number-columns-repeated="2"/>
          <table:table-cell office:value-type="string" calcext:value-type="string">
            <text:p>rolling hash</text:p>
          </table:table-cell>
          <table:table-cell table:number-columns-repeated="2"/>
          <table:table-cell office:value-type="string" calcext:value-type="string">
            <text:p>C = 20</text:p>
          </table:table-cell>
          <table:table-cell table:number-columns-repeated="2"/>
          <table:table-cell office:value-type="string" calcext:value-type="string">
            <text:p>rolling hash</text:p>
          </table:table-cell>
          <table:table-cell table:number-columns-repeated="2"/>
          <table:table-cell office:value-type="string" calcext:value-type="string">
            <text:p>C = 25</text:p>
          </table:table-cell>
          <table:table-cell table:number-columns-repeated="5"/>
          <table:table-cell office:value-type="string" calcext:value-type="string">
            <text:p>C = 30</text:p>
          </table:table-cell>
          <table:table-cell table:number-columns-repeated="2"/>
          <table:table-cell office:value-type="string" calcext:value-type="string">
            <text:p>rolling 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in</text:p>
          </table:table-cell>
          <table:table-cell table:number-columns-repeated="23"/>
          <table:table-cell office:value-type="string" calcext:value-type="string">
            <text:p>2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table:number-columns-repeated="3"/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709179395321" calcext:value-type="float">
            <text:p>20.0709179395</text:p>
          </table:table-cell>
          <table:table-cell office:value-type="float" office:value="0.937178783" calcext:value-type="float">
            <text:p>0.937178783</text:p>
          </table:table-cell>
          <table:table-cell office:value-type="float" office:value="10" calcext:value-type="float">
            <text:p>10</text:p>
          </table:table-cell>
          <table:table-cell office:value-type="float" office:value="20.0001204228032" calcext:value-type="float">
            <text:p>20.0001204228</text:p>
          </table:table-cell>
          <table:table-cell office:value-type="float" office:value="0.83456148" calcext:value-type="float">
            <text:p>0.83456148</text:p>
          </table:table-cell>
          <table:table-cell office:value-type="float" office:value="10" calcext:value-type="float">
            <text:p>10</text:p>
          </table:table-cell>
          <table:table-cell office:value-type="float" office:value="15.2090892405948" calcext:value-type="float">
            <text:p>15.2090892406</text:p>
          </table:table-cell>
          <table:table-cell office:value-type="float" office:value="0.940569642715179" calcext:value-type="float">
            <text:p>0.9405696427</text:p>
          </table:table-cell>
          <table:table-cell office:value-type="float" office:value="10" calcext:value-type="float">
            <text:p>10</text:p>
          </table:table-cell>
          <table:table-cell office:value-type="float" office:value="16.9581163832544" calcext:value-type="float">
            <text:p>16.9581163833</text:p>
          </table:table-cell>
          <table:table-cell office:value-type="float" office:value="0.889084202457899" calcext:value-type="float">
            <text:p>0.8890842025</text:p>
          </table:table-cell>
          <table:table-cell office:value-type="float" office:value="10" calcext:value-type="float">
            <text:p>10</text:p>
          </table:table-cell>
          <table:table-cell office:value-type="float" office:value="20.0527170513022" calcext:value-type="float">
            <text:p>20.0527170513</text:p>
          </table:table-cell>
          <table:table-cell office:value-type="float" office:value="0.932770056" calcext:value-type="float">
            <text:p>0.932770056</text:p>
          </table:table-cell>
          <table:table-cell office:value-type="float" office:value="10" calcext:value-type="float">
            <text:p>10</text:p>
          </table:table-cell>
          <table:table-cell office:value-type="float" office:value="20.5302673073143" calcext:value-type="float">
            <text:p>20.5302673073</text:p>
          </table:table-cell>
          <table:table-cell office:value-type="float" office:value="0.897915044" calcext:value-type="float">
            <text:p>0.897915044</text:p>
          </table:table-cell>
          <table:table-cell office:value-type="float" office:value="10" calcext:value-type="float">
            <text:p>10</text:p>
          </table:table-cell>
          <table:table-cell office:value-type="float" office:value="22.730875973191" calcext:value-type="float">
            <text:p>22.7308759732</text:p>
          </table:table-cell>
          <table:table-cell office:value-type="float" office:value="0.927462793" calcext:value-type="float">
            <text:p>0.927462793</text:p>
          </table:table-cell>
          <table:table-cell office:value-type="float" office:value="10" calcext:value-type="float">
            <text:p>10</text:p>
          </table:table-cell>
          <table:table-cell office:value-type="float" office:value="21.8289928780581" calcext:value-type="float">
            <text:p>21.8289928781</text:p>
          </table:table-cell>
          <table:table-cell office:value-type="float" office:value="0.906490803" calcext:value-type="float">
            <text:p>0.906490803</text:p>
          </table:table-cell>
          <table:table-cell office:value-type="float" office:value="10" calcext:value-type="float">
            <text:p>10</text:p>
          </table:table-cell>
          <table:table-cell office:value-type="float" office:value="22.2947581065962" calcext:value-type="float">
            <text:p>22.2947581066</text:p>
          </table:table-cell>
          <table:table-cell office:value-type="float" office:value="0.927770151459697" calcext:value-type="float">
            <text:p>0.9277701515</text:p>
          </table:table-cell>
          <table:table-cell office:value-type="float" office:value="10" calcext:value-type="float">
            <text:p>10</text:p>
          </table:table-cell>
          <table:table-cell office:value-type="float" office:value="22.7554022861996" calcext:value-type="float">
            <text:p>22.7554022862</text:p>
          </table:table-cell>
          <table:table-cell office:value-type="float" office:value="0.936590267819464" calcext:value-type="float">
            <text:p>0.93659026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2681577363474" calcext:value-type="float">
            <text:p>30.2681577363</text:p>
          </table:table-cell>
          <table:table-cell office:value-type="float" office:value="0.905869131" calcext:value-type="float">
            <text:p>0.905869131</text:p>
          </table:table-cell>
          <table:table-cell office:value-type="float" office:value="20" calcext:value-type="float">
            <text:p>20</text:p>
          </table:table-cell>
          <table:table-cell office:value-type="float" office:value="31.2476456150956" calcext:value-type="float">
            <text:p>31.2476456151</text:p>
          </table:table-cell>
          <table:table-cell office:value-type="float" office:value="0.813329757" calcext:value-type="float">
            <text:p>0.813329757</text:p>
          </table:table-cell>
          <table:table-cell office:value-type="float" office:value="20" calcext:value-type="float">
            <text:p>20</text:p>
          </table:table-cell>
          <table:table-cell office:value-type="float" office:value="30.3506408507724" calcext:value-type="float">
            <text:p>30.3506408508</text:p>
          </table:table-cell>
          <table:table-cell office:value-type="float" office:value="0.909182741408629" calcext:value-type="float">
            <text:p>0.9091827414</text:p>
          </table:table-cell>
          <table:table-cell office:value-type="float" office:value="20" calcext:value-type="float">
            <text:p>20</text:p>
          </table:table-cell>
          <table:table-cell office:value-type="float" office:value="30.1047593120509" calcext:value-type="float">
            <text:p>30.1047593121</text:p>
          </table:table-cell>
          <table:table-cell office:value-type="float" office:value="0.866479858760071" calcext:value-type="float">
            <text:p>0.8664798588</text:p>
          </table:table-cell>
          <table:table-cell office:value-type="float" office:value="20" calcext:value-type="float">
            <text:p>20</text:p>
          </table:table-cell>
          <table:table-cell office:value-type="float" office:value="40.0846086193531" calcext:value-type="float">
            <text:p>40.0846086194</text:p>
          </table:table-cell>
          <table:table-cell office:value-type="float" office:value="0.895978385" calcext:value-type="float">
            <text:p>0.895978385</text:p>
          </table:table-cell>
          <table:table-cell office:value-type="float" office:value="20" calcext:value-type="float">
            <text:p>20</text:p>
          </table:table-cell>
          <table:table-cell office:value-type="float" office:value="40.0574504292531" calcext:value-type="float">
            <text:p>40.0574504293</text:p>
          </table:table-cell>
          <table:table-cell office:value-type="float" office:value="0.862448619" calcext:value-type="float">
            <text:p>0.862448619</text:p>
          </table:table-cell>
          <table:table-cell office:value-type="float" office:value="20" calcext:value-type="float">
            <text:p>20</text:p>
          </table:table-cell>
          <table:table-cell office:value-type="float" office:value="25.5805024167497" calcext:value-type="float">
            <text:p>25.5805024167</text:p>
          </table:table-cell>
          <table:table-cell office:value-type="float" office:value="0.911290392" calcext:value-type="float">
            <text:p>0.911290392</text:p>
          </table:table-cell>
          <table:table-cell office:value-type="float" office:value="20" calcext:value-type="float">
            <text:p>20</text:p>
          </table:table-cell>
          <table:table-cell office:value-type="float" office:value="25.6537595453746" calcext:value-type="float">
            <text:p>25.6537595454</text:p>
          </table:table-cell>
          <table:table-cell office:value-type="float" office:value="0.897302295" calcext:value-type="float">
            <text:p>0.897302295</text:p>
          </table:table-cell>
          <table:table-cell office:value-type="float" office:value="20" calcext:value-type="float">
            <text:p>20</text:p>
          </table:table-cell>
          <table:table-cell office:value-type="float" office:value="30.4452412207909" calcext:value-type="float">
            <text:p>30.4452412208</text:p>
          </table:table-cell>
          <table:table-cell office:value-type="float" office:value="0.904780774438451" calcext:value-type="float">
            <text:p>0.9047807744</text:p>
          </table:table-cell>
          <table:table-cell office:value-type="float" office:value="20" calcext:value-type="float">
            <text:p>20</text:p>
          </table:table-cell>
          <table:table-cell office:value-type="float" office:value="30.6763603980844" calcext:value-type="float">
            <text:p>30.6763603981</text:p>
          </table:table-cell>
          <table:table-cell office:value-type="float" office:value="0.921291781416437" calcext:value-type="float">
            <text:p>0.92129178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.5439954412032" calcext:value-type="float">
            <text:p>40.5439954412</text:p>
          </table:table-cell>
          <table:table-cell office:value-type="float" office:value="0.874166504" calcext:value-type="float">
            <text:p>0.874166504</text:p>
          </table:table-cell>
          <table:table-cell office:value-type="float" office:value="30" calcext:value-type="float">
            <text:p>30</text:p>
          </table:table-cell>
          <table:table-cell office:value-type="float" office:value="40.2240050135425" calcext:value-type="float">
            <text:p>40.2240050135</text:p>
          </table:table-cell>
          <table:table-cell office:value-type="float" office:value="0.794317049" calcext:value-type="float">
            <text:p>0.794317049</text:p>
          </table:table-cell>
          <table:table-cell office:value-type="float" office:value="30" calcext:value-type="float">
            <text:p>30</text:p>
          </table:table-cell>
          <table:table-cell office:value-type="float" office:value="45.33867199075" calcext:value-type="float">
            <text:p>45.3386719908</text:p>
          </table:table-cell>
          <table:table-cell office:value-type="float" office:value="0.87552466023767" calcext:value-type="float">
            <text:p>0.8755246602</text:p>
          </table:table-cell>
          <table:table-cell office:value-type="float" office:value="30" calcext:value-type="float">
            <text:p>30</text:p>
          </table:table-cell>
          <table:table-cell office:value-type="float" office:value="47.0551331063941" calcext:value-type="float">
            <text:p>47.0551331064</text:p>
          </table:table-cell>
          <table:table-cell office:value-type="float" office:value="0.83588189905905" calcext:value-type="float">
            <text:p>0.8358818991</text:p>
          </table:table-cell>
          <table:table-cell office:value-type="float" office:value="30" calcext:value-type="float">
            <text:p>30</text:p>
          </table:table-cell>
          <table:table-cell office:value-type="float" office:value="40.6812192748082" calcext:value-type="float">
            <text:p>40.6812192748</text:p>
          </table:table-cell>
          <table:table-cell office:value-type="float" office:value="0.882673773" calcext:value-type="float">
            <text:p>0.882673773</text:p>
          </table:table-cell>
          <table:table-cell office:value-type="float" office:value="30" calcext:value-type="float">
            <text:p>30</text:p>
          </table:table-cell>
          <table:table-cell office:value-type="float" office:value="40.289267536415" calcext:value-type="float">
            <text:p>40.2892675364</text:p>
          </table:table-cell>
          <table:table-cell office:value-type="float" office:value="0.858795801" calcext:value-type="float">
            <text:p>0.858795801</text:p>
          </table:table-cell>
          <table:table-cell office:value-type="float" office:value="30" calcext:value-type="float">
            <text:p>30</text:p>
          </table:table-cell>
          <table:table-cell office:value-type="float" office:value="50.3943263208584" calcext:value-type="float">
            <text:p>50.3943263209</text:p>
          </table:table-cell>
          <table:table-cell office:value-type="float" office:value="0.869043917000001" calcext:value-type="float">
            <text:p>0.869043917</text:p>
          </table:table-cell>
          <table:table-cell office:value-type="float" office:value="30" calcext:value-type="float">
            <text:p>30</text:p>
          </table:table-cell>
          <table:table-cell office:value-type="float" office:value="50.1976870251623" calcext:value-type="float">
            <text:p>50.1976870252</text:p>
          </table:table-cell>
          <table:table-cell office:value-type="float" office:value="0.854030027" calcext:value-type="float">
            <text:p>0.854030027</text:p>
          </table:table-cell>
          <table:table-cell office:value-type="float" office:value="30" calcext:value-type="float">
            <text:p>30</text:p>
          </table:table-cell>
          <table:table-cell office:value-type="float" office:value="60.0355107263181" calcext:value-type="float">
            <text:p>60.0355107263</text:p>
          </table:table-cell>
          <table:table-cell office:value-type="float" office:value="0.856188175623649" calcext:value-type="float">
            <text:p>0.8561881756</text:p>
          </table:table-cell>
          <table:table-cell office:value-type="float" office:value="30" calcext:value-type="float">
            <text:p>30</text:p>
          </table:table-cell>
          <table:table-cell office:value-type="float" office:value="60.0467471376856" calcext:value-type="float">
            <text:p>60.0467471377</text:p>
          </table:table-cell>
          <table:table-cell office:value-type="float" office:value="0.868920435159129" calcext:value-type="float">
            <text:p>0.86892043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.9345441532287" calcext:value-type="float">
            <text:p>50.9345441532</text:p>
          </table:table-cell>
          <table:table-cell office:value-type="float" office:value="0.843626867" calcext:value-type="float">
            <text:p>0.843626867</text:p>
          </table:table-cell>
          <table:table-cell office:value-type="float" office:value="40" calcext:value-type="float">
            <text:p>40</text:p>
          </table:table-cell>
          <table:table-cell office:value-type="float" office:value="51.5068087262958" calcext:value-type="float">
            <text:p>51.5068087263</text:p>
          </table:table-cell>
          <table:table-cell office:value-type="float" office:value="0.773329733" calcext:value-type="float">
            <text:p>0.773329733</text:p>
          </table:table-cell>
          <table:table-cell office:value-type="float" office:value="40" calcext:value-type="float">
            <text:p>40</text:p>
          </table:table-cell>
          <table:table-cell office:value-type="float" office:value="46.1008066488208" calcext:value-type="float">
            <text:p>46.1008066488</text:p>
          </table:table-cell>
          <table:table-cell office:value-type="float" office:value="0.860830771584614" calcext:value-type="float">
            <text:p>0.8608307716</text:p>
          </table:table-cell>
          <table:table-cell office:value-type="float" office:value="40" calcext:value-type="float">
            <text:p>40</text:p>
          </table:table-cell>
          <table:table-cell office:value-type="float" office:value="47.6180080885247" calcext:value-type="float">
            <text:p>47.6180080885</text:p>
          </table:table-cell>
          <table:table-cell office:value-type="float" office:value="0.826830742584629" calcext:value-type="float">
            <text:p>0.8268307426</text:p>
          </table:table-cell>
          <table:table-cell office:value-type="float" office:value="40" calcext:value-type="float">
            <text:p>40</text:p>
          </table:table-cell>
          <table:table-cell office:value-type="float" office:value="60.4499700177865" calcext:value-type="float">
            <text:p>60.4499700178</text:p>
          </table:table-cell>
          <table:table-cell office:value-type="float" office:value="0.844142579" calcext:value-type="float">
            <text:p>0.844142579</text:p>
          </table:table-cell>
          <table:table-cell office:value-type="float" office:value="40" calcext:value-type="float">
            <text:p>40</text:p>
          </table:table-cell>
          <table:table-cell office:value-type="float" office:value="62.1178388625183" calcext:value-type="float">
            <text:p>62.1178388625</text:p>
          </table:table-cell>
          <table:table-cell office:value-type="float" office:value="0.821923687" calcext:value-type="float">
            <text:p>0.821923687</text:p>
          </table:table-cell>
          <table:table-cell office:value-type="float" office:value="40" calcext:value-type="float">
            <text:p>40</text:p>
          </table:table-cell>
          <table:table-cell office:value-type="float" office:value="51.0840565470167" calcext:value-type="float">
            <text:p>51.084056547</text:p>
          </table:table-cell>
          <table:table-cell office:value-type="float" office:value="0.85724866" calcext:value-type="float">
            <text:p>0.85724866</text:p>
          </table:table-cell>
          <table:table-cell office:value-type="float" office:value="40" calcext:value-type="float">
            <text:p>40</text:p>
          </table:table-cell>
          <table:table-cell office:value-type="float" office:value="50.4047494646439" calcext:value-type="float">
            <text:p>50.4047494646</text:p>
          </table:table-cell>
          <table:table-cell office:value-type="float" office:value="0.851070059" calcext:value-type="float">
            <text:p>0.851070059</text:p>
          </table:table-cell>
          <table:table-cell office:value-type="float" office:value="40" calcext:value-type="float">
            <text:p>40</text:p>
          </table:table-cell>
          <table:table-cell office:value-type="float" office:value="60.7664981495067" calcext:value-type="float">
            <text:p>60.7664981495</text:p>
          </table:table-cell>
          <table:table-cell office:value-type="float" office:value="0.845933581132838" calcext:value-type="float">
            <text:p>0.8459335811</text:p>
          </table:table-cell>
          <table:table-cell office:value-type="float" office:value="40" calcext:value-type="float">
            <text:p>40</text:p>
          </table:table-cell>
          <table:table-cell office:value-type="float" office:value="60.3144581080921" calcext:value-type="float">
            <text:p>60.3144581081</text:p>
          </table:table-cell>
          <table:table-cell office:value-type="float" office:value="0.866066390867218" calcext:value-type="float">
            <text:p>0.8660663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4439289966514" calcext:value-type="float">
            <text:p>61.4439289967</text:p>
          </table:table-cell>
          <table:table-cell office:value-type="float" office:value="0.814556187" calcext:value-type="float">
            <text:p>0.814556187</text:p>
          </table:table-cell>
          <table:table-cell office:value-type="float" office:value="50" calcext:value-type="float">
            <text:p>50</text:p>
          </table:table-cell>
          <table:table-cell office:value-type="float" office:value="60.6150392882169" calcext:value-type="float">
            <text:p>60.6150392882</text:p>
          </table:table-cell>
          <table:table-cell office:value-type="float" office:value="0.755612903" calcext:value-type="float">
            <text:p>0.755612903</text:p>
          </table:table-cell>
          <table:table-cell office:value-type="float" office:value="50" calcext:value-type="float">
            <text:p>50</text:p>
          </table:table-cell>
          <table:table-cell office:value-type="float" office:value="61.2817990065215" calcext:value-type="float">
            <text:p>61.2817990065</text:p>
          </table:table-cell>
          <table:table-cell office:value-type="float" office:value="0.827838935080533" calcext:value-type="float">
            <text:p>0.8278389351</text:p>
          </table:table-cell>
          <table:table-cell office:value-type="float" office:value="50" calcext:value-type="float">
            <text:p>50</text:p>
          </table:table-cell>
          <table:table-cell office:value-type="float" office:value="60.5733481644159" calcext:value-type="float">
            <text:p>60.5733481644</text:p>
          </table:table-cell>
          <table:table-cell office:value-type="float" office:value="0.805634110182945" calcext:value-type="float">
            <text:p>0.8056341102</text:p>
          </table:table-cell>
          <table:table-cell office:value-type="float" office:value="50" calcext:value-type="float">
            <text:p>50</text:p>
          </table:table-cell>
          <table:table-cell office:value-type="float" office:value="61.3247468280702" calcext:value-type="float">
            <text:p>61.3247468281</text:p>
          </table:table-cell>
          <table:table-cell office:value-type="float" office:value="0.832611459000001" calcext:value-type="float">
            <text:p>0.832611459</text:p>
          </table:table-cell>
          <table:table-cell office:value-type="float" office:value="50" calcext:value-type="float">
            <text:p>50</text:p>
          </table:table-cell>
          <table:table-cell office:value-type="float" office:value="62.3978776552951" calcext:value-type="float">
            <text:p>62.3978776553</text:p>
          </table:table-cell>
          <table:table-cell office:value-type="float" office:value="0.818697977" calcext:value-type="float">
            <text:p>0.818697977</text:p>
          </table:table-cell>
          <table:table-cell office:value-type="float" office:value="50" calcext:value-type="float">
            <text:p>50</text:p>
          </table:table-cell>
          <table:table-cell office:value-type="float" office:value="75.5716275600333" calcext:value-type="float">
            <text:p>75.57162756</text:p>
          </table:table-cell>
          <table:table-cell office:value-type="float" office:value="0.81390294" calcext:value-type="float">
            <text:p>0.81390294</text:p>
          </table:table-cell>
          <table:table-cell office:value-type="float" office:value="50" calcext:value-type="float">
            <text:p>50</text:p>
          </table:table-cell>
          <table:table-cell office:value-type="float" office:value="76.6198430205804" calcext:value-type="float">
            <text:p>76.6198430206</text:p>
          </table:table-cell>
          <table:table-cell office:value-type="float" office:value="0.807513714" calcext:value-type="float">
            <text:p>0.807513714</text:p>
          </table:table-cell>
          <table:table-cell office:value-type="float" office:value="50" calcext:value-type="float">
            <text:p>50</text:p>
          </table:table-cell>
          <table:table-cell office:value-type="float" office:value="61.4994593507181" calcext:value-type="float">
            <text:p>61.4994593507</text:p>
          </table:table-cell>
          <table:table-cell office:value-type="float" office:value="0.835983864032271" calcext:value-type="float">
            <text:p>0.835983864</text:p>
          </table:table-cell>
          <table:table-cell office:value-type="float" office:value="50" calcext:value-type="float">
            <text:p>50</text:p>
          </table:table-cell>
          <table:table-cell office:value-type="float" office:value="60.4972123799855" calcext:value-type="float">
            <text:p>60.49721238</text:p>
          </table:table-cell>
          <table:table-cell office:value-type="float" office:value="0.863636331727336" calcext:value-type="float">
            <text:p>0.86363633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.0727180121506" calcext:value-type="float">
            <text:p>72.0727180122</text:p>
          </table:table-cell>
          <table:table-cell office:value-type="float" office:value="0.785590628" calcext:value-type="float">
            <text:p>0.785590628</text:p>
          </table:table-cell>
          <table:table-cell office:value-type="float" office:value="60" calcext:value-type="float">
            <text:p>60</text:p>
          </table:table-cell>
          <table:table-cell office:value-type="float" office:value="71.9507238479994" calcext:value-type="float">
            <text:p>71.950723848</text:p>
          </table:table-cell>
          <table:table-cell office:value-type="float" office:value="0.735810294" calcext:value-type="float">
            <text:p>0.735810294</text:p>
          </table:table-cell>
          <table:table-cell office:value-type="float" office:value="60" calcext:value-type="float">
            <text:p>60</text:p>
          </table:table-cell>
          <table:table-cell office:value-type="float" office:value="76.4174902025727" calcext:value-type="float">
            <text:p>76.4174902026</text:p>
          </table:table-cell>
          <table:table-cell office:value-type="float" office:value="0.795913471043265" calcext:value-type="float">
            <text:p>0.795913471</text:p>
          </table:table-cell>
          <table:table-cell office:value-type="float" office:value="60" calcext:value-type="float">
            <text:p>60</text:p>
          </table:table-cell>
          <table:table-cell office:value-type="float" office:value="77.4810950382469" calcext:value-type="float">
            <text:p>77.4810950382</text:p>
          </table:table-cell>
          <table:table-cell office:value-type="float" office:value="0.777116217441891" calcext:value-type="float">
            <text:p>0.7771162174</text:p>
          </table:table-cell>
          <table:table-cell office:value-type="float" office:value="60" calcext:value-type="float">
            <text:p>60</text:p>
          </table:table-cell>
          <table:table-cell office:value-type="float" office:value="81.1120720897039" calcext:value-type="float">
            <text:p>81.1120720897</text:p>
          </table:table-cell>
          <table:table-cell office:value-type="float" office:value="0.795115375" calcext:value-type="float">
            <text:p>0.795115375</text:p>
          </table:table-cell>
          <table:table-cell office:value-type="float" office:value="60" calcext:value-type="float">
            <text:p>60</text:p>
          </table:table-cell>
          <table:table-cell office:value-type="float" office:value="80.5872292989819" calcext:value-type="float">
            <text:p>80.587229299</text:p>
          </table:table-cell>
          <table:table-cell office:value-type="float" office:value="0.786775704" calcext:value-type="float">
            <text:p>0.786775704</text:p>
          </table:table-cell>
          <table:table-cell office:value-type="float" office:value="60" calcext:value-type="float">
            <text:p>60</text:p>
          </table:table-cell>
          <table:table-cell office:value-type="float" office:value="76.5795844507772" calcext:value-type="float">
            <text:p>76.5795844508</text:p>
          </table:table-cell>
          <table:table-cell office:value-type="float" office:value="0.803066583" calcext:value-type="float">
            <text:p>0.803066583</text:p>
          </table:table-cell>
          <table:table-cell office:value-type="float" office:value="60" calcext:value-type="float">
            <text:p>60</text:p>
          </table:table-cell>
          <table:table-cell office:value-type="float" office:value="76.9955226679727" calcext:value-type="float">
            <text:p>76.995522668</text:p>
          </table:table-cell>
          <table:table-cell office:value-type="float" office:value="0.804488184" calcext:value-type="float">
            <text:p>0.804488184</text:p>
          </table:table-cell>
          <table:table-cell office:value-type="float" office:value="60" calcext:value-type="float">
            <text:p>60</text:p>
          </table:table-cell>
          <table:table-cell office:value-type="float" office:value="90.6886940168334" calcext:value-type="float">
            <text:p>90.6886940168</text:p>
          </table:table-cell>
          <table:table-cell office:value-type="float" office:value="0.787398216203568" calcext:value-type="float">
            <text:p>0.7873982162</text:p>
          </table:table-cell>
          <table:table-cell office:value-type="float" office:value="60" calcext:value-type="float">
            <text:p>60</text:p>
          </table:table-cell>
          <table:table-cell office:value-type="float" office:value="91.9168381058704" calcext:value-type="float">
            <text:p>91.9168381059</text:p>
          </table:table-cell>
          <table:table-cell office:value-type="float" office:value="0.811792608414783" calcext:value-type="float">
            <text:p>0.81179260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.8175284332723" calcext:value-type="float">
            <text:p>82.8175284333</text:p>
          </table:table-cell>
          <table:table-cell office:value-type="float" office:value="0.757853222000001" calcext:value-type="float">
            <text:p>0.757853222</text:p>
          </table:table-cell>
          <table:table-cell office:value-type="float" office:value="70" calcext:value-type="float">
            <text:p>70</text:p>
          </table:table-cell>
          <table:table-cell office:value-type="float" office:value="81.1883875135644" calcext:value-type="float">
            <text:p>81.1883875136</text:p>
          </table:table-cell>
          <table:table-cell office:value-type="float" office:value="0.718321558" calcext:value-type="float">
            <text:p>0.718321558</text:p>
          </table:table-cell>
          <table:table-cell office:value-type="float" office:value="70" calcext:value-type="float">
            <text:p>70</text:p>
          </table:table-cell>
          <table:table-cell office:value-type="float" office:value="77.6863008569799" calcext:value-type="float">
            <text:p>77.686300857</text:p>
          </table:table-cell>
          <table:table-cell office:value-type="float" office:value="0.782852004573998" calcext:value-type="float">
            <text:p>0.7828520046</text:p>
          </table:table-cell>
          <table:table-cell office:value-type="float" office:value="70" calcext:value-type="float">
            <text:p>70</text:p>
          </table:table-cell>
          <table:table-cell office:value-type="float" office:value="78.2285213613069" calcext:value-type="float">
            <text:p>78.2285213613</text:p>
          </table:table-cell>
          <table:table-cell office:value-type="float" office:value="0.768910638544681" calcext:value-type="float">
            <text:p>0.7689106385</text:p>
          </table:table-cell>
          <table:table-cell office:value-type="float" office:value="70" calcext:value-type="float">
            <text:p>70</text:p>
          </table:table-cell>
          <table:table-cell office:value-type="float" office:value="82.27624478068" calcext:value-type="float">
            <text:p>82.2762447807</text:p>
          </table:table-cell>
          <table:table-cell office:value-type="float" office:value="0.783633156" calcext:value-type="float">
            <text:p>0.783633156</text:p>
          </table:table-cell>
          <table:table-cell office:value-type="float" office:value="70" calcext:value-type="float">
            <text:p>70</text:p>
          </table:table-cell>
          <table:table-cell office:value-type="float" office:value="80.9537835674912" calcext:value-type="float">
            <text:p>80.9537835675</text:p>
          </table:table-cell>
          <table:table-cell office:value-type="float" office:value="0.78352801" calcext:value-type="float">
            <text:p>0.78352801</text:p>
          </table:table-cell>
          <table:table-cell office:value-type="float" office:value="70" calcext:value-type="float">
            <text:p>70</text:p>
          </table:table-cell>
          <table:table-cell office:value-type="float" office:value="77.6084568230797" calcext:value-type="float">
            <text:p>77.6084568231</text:p>
          </table:table-cell>
          <table:table-cell office:value-type="float" office:value="0.7924347" calcext:value-type="float">
            <text:p>0.7924347</text:p>
          </table:table-cell>
          <table:table-cell office:value-type="float" office:value="70" calcext:value-type="float">
            <text:p>70</text:p>
          </table:table-cell>
          <table:table-cell office:value-type="float" office:value="77.295219963658" calcext:value-type="float">
            <text:p>77.2952199637</text:p>
          </table:table-cell>
          <table:table-cell office:value-type="float" office:value="0.801509029" calcext:value-type="float">
            <text:p>0.801509029</text:p>
          </table:table-cell>
          <table:table-cell office:value-type="float" office:value="70" calcext:value-type="float">
            <text:p>70</text:p>
          </table:table-cell>
          <table:table-cell office:value-type="float" office:value="91.7544049278266" calcext:value-type="float">
            <text:p>91.7544049278</text:p>
          </table:table-cell>
          <table:table-cell office:value-type="float" office:value="0.778190452619095" calcext:value-type="float">
            <text:p>0.7781904526</text:p>
          </table:table-cell>
          <table:table-cell office:value-type="float" office:value="70" calcext:value-type="float">
            <text:p>70</text:p>
          </table:table-cell>
          <table:table-cell office:value-type="float" office:value="92.2214908557913" calcext:value-type="float">
            <text:p>92.2214908558</text:p>
          </table:table-cell>
          <table:table-cell office:value-type="float" office:value="0.809182475635049" calcext:value-type="float">
            <text:p>0.80918247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3.6895665763169" calcext:value-type="float">
            <text:p>93.6895665763</text:p>
          </table:table-cell>
          <table:table-cell office:value-type="float" office:value="0.731379948" calcext:value-type="float">
            <text:p>0.731379948</text:p>
          </table:table-cell>
          <table:table-cell office:value-type="float" office:value="80" calcext:value-type="float">
            <text:p>80</text:p>
          </table:table-cell>
          <table:table-cell office:value-type="float" office:value="92.5797708921193" calcext:value-type="float">
            <text:p>92.5797708921</text:p>
          </table:table-cell>
          <table:table-cell office:value-type="float" office:value="0.699722232" calcext:value-type="float">
            <text:p>0.699722232</text:p>
          </table:table-cell>
          <table:table-cell office:value-type="float" office:value="80" calcext:value-type="float">
            <text:p>80</text:p>
          </table:table-cell>
          <table:table-cell office:value-type="float" office:value="93.0183939550346" calcext:value-type="float">
            <text:p>93.018393955</text:p>
          </table:table-cell>
          <table:table-cell office:value-type="float" office:value="0.752403058798471" calcext:value-type="float">
            <text:p>0.7524030588</text:p>
          </table:table-cell>
          <table:table-cell office:value-type="float" office:value="80" calcext:value-type="float">
            <text:p>80</text:p>
          </table:table-cell>
          <table:table-cell office:value-type="float" office:value="91.3571093419044" calcext:value-type="float">
            <text:p>91.3571093419</text:p>
          </table:table-cell>
          <table:table-cell office:value-type="float" office:value="0.74864474067763" calcext:value-type="float">
            <text:p>0.7486447407</text:p>
          </table:table-cell>
          <table:table-cell office:value-type="float" office:value="80" calcext:value-type="float">
            <text:p>80</text:p>
          </table:table-cell>
          <table:table-cell office:value-type="float" office:value="102.084480939625" calcext:value-type="float">
            <text:p>102.0844809396</text:p>
          </table:table-cell>
          <table:table-cell office:value-type="float" office:value="0.748486166" calcext:value-type="float">
            <text:p>0.748486166</text:p>
          </table:table-cell>
          <table:table-cell office:value-type="float" office:value="80" calcext:value-type="float">
            <text:p>80</text:p>
          </table:table-cell>
          <table:table-cell office:value-type="float" office:value="102.701251171163" calcext:value-type="float">
            <text:p>102.7012511712</text:p>
          </table:table-cell>
          <table:table-cell office:value-type="float" office:value="0.749732795" calcext:value-type="float">
            <text:p>0.749732795</text:p>
          </table:table-cell>
          <table:table-cell office:value-type="float" office:value="80" calcext:value-type="float">
            <text:p>80</text:p>
          </table:table-cell>
          <table:table-cell office:value-type="float" office:value="102.195687489885" calcext:value-type="float">
            <text:p>102.1956874899</text:p>
          </table:table-cell>
          <table:table-cell office:value-type="float" office:value="0.75109716" calcext:value-type="float">
            <text:p>0.75109716</text:p>
          </table:table-cell>
          <table:table-cell office:value-type="float" office:value="80" calcext:value-type="float">
            <text:p>80</text:p>
          </table:table-cell>
          <table:table-cell office:value-type="float" office:value="100.929644271203" calcext:value-type="float">
            <text:p>100.9296442712</text:p>
          </table:table-cell>
          <table:table-cell office:value-type="float" office:value="0.762721484" calcext:value-type="float">
            <text:p>0.762721484</text:p>
          </table:table-cell>
          <table:table-cell office:value-type="float" office:value="80" calcext:value-type="float">
            <text:p>80</text:p>
          </table:table-cell>
          <table:table-cell office:value-type="float" office:value="92.8409061580777" calcext:value-type="float">
            <text:p>92.8409061581</text:p>
          </table:table-cell>
          <table:table-cell office:value-type="float" office:value="0.769109838780322" calcext:value-type="float">
            <text:p>0.7691098388</text:p>
          </table:table-cell>
          <table:table-cell office:value-type="float" office:value="80" calcext:value-type="float">
            <text:p>80</text:p>
          </table:table-cell>
          <table:table-cell office:value-type="float" office:value="92.4921144029631" calcext:value-type="float">
            <text:p>92.492114403</text:p>
          </table:table-cell>
          <table:table-cell office:value-type="float" office:value="0.806907832184336" calcext:value-type="float">
            <text:p>0.8069078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.669162356069" calcext:value-type="float">
            <text:p>104.6691623561</text:p>
          </table:table-cell>
          <table:table-cell office:value-type="float" office:value="0.705685839" calcext:value-type="float">
            <text:p>0.705685839</text:p>
          </table:table-cell>
          <table:table-cell office:value-type="float" office:value="90" calcext:value-type="float">
            <text:p>90</text:p>
          </table:table-cell>
          <table:table-cell office:value-type="float" office:value="101.944155698225" calcext:value-type="float">
            <text:p>101.9441556982</text:p>
          </table:table-cell>
          <table:table-cell office:value-type="float" office:value="0.683232012" calcext:value-type="float">
            <text:p>0.683232012</text:p>
          </table:table-cell>
          <table:table-cell office:value-type="float" office:value="90" calcext:value-type="float">
            <text:p>90</text:p>
          </table:table-cell>
          <table:table-cell office:value-type="float" office:value="108.315012526686" calcext:value-type="float">
            <text:p>108.3150125267</text:p>
          </table:table-cell>
          <table:table-cell office:value-type="float" office:value="0.723062631468684" calcext:value-type="float">
            <text:p>0.7230626315</text:p>
          </table:table-cell>
          <table:table-cell office:value-type="float" office:value="90" calcext:value-type="float">
            <text:p>90</text:p>
          </table:table-cell>
          <table:table-cell office:value-type="float" office:value="108.248083687623" calcext:value-type="float">
            <text:p>108.2480836876</text:p>
          </table:table-cell>
          <table:table-cell office:value-type="float" office:value="0.722225136887432" calcext:value-type="float">
            <text:p>0.7222251369</text:p>
          </table:table-cell>
          <table:table-cell office:value-type="float" office:value="90" calcext:value-type="float">
            <text:p>90</text:p>
          </table:table-cell>
          <table:table-cell office:value-type="float" office:value="103.546012335834" calcext:value-type="float">
            <text:p>103.5460123358</text:p>
          </table:table-cell>
          <table:table-cell office:value-type="float" office:value="0.737775165" calcext:value-type="float">
            <text:p>0.737775165</text:p>
          </table:table-cell>
          <table:table-cell office:value-type="float" office:value="90" calcext:value-type="float">
            <text:p>90</text:p>
          </table:table-cell>
          <table:table-cell office:value-type="float" office:value="103.155608984292" calcext:value-type="float">
            <text:p>103.1556089843</text:p>
          </table:table-cell>
          <table:table-cell office:value-type="float" office:value="0.746704419" calcext:value-type="float">
            <text:p>0.746704419</text:p>
          </table:table-cell>
          <table:table-cell office:value-type="float" office:value="90" calcext:value-type="float">
            <text:p>90</text:p>
          </table:table-cell>
          <table:table-cell office:value-type="float" office:value="103.55316607869" calcext:value-type="float">
            <text:p>103.5531660787</text:p>
          </table:table-cell>
          <table:table-cell office:value-type="float" office:value="0.741167765" calcext:value-type="float">
            <text:p>0.741167765</text:p>
          </table:table-cell>
          <table:table-cell office:value-type="float" office:value="90" calcext:value-type="float">
            <text:p>90</text:p>
          </table:table-cell>
          <table:table-cell office:value-type="float" office:value="101.308687427082" calcext:value-type="float">
            <text:p>101.3086874271</text:p>
          </table:table-cell>
          <table:table-cell office:value-type="float" office:value="0.760130001" calcext:value-type="float">
            <text:p>0.760130001</text:p>
          </table:table-cell>
          <table:table-cell office:value-type="float" office:value="90" calcext:value-type="float">
            <text:p>90</text:p>
          </table:table-cell>
          <table:table-cell office:value-type="float" office:value="121.893462899559" calcext:value-type="float">
            <text:p>121.8934628996</text:p>
          </table:table-cell>
          <table:table-cell office:value-type="float" office:value="0.723369360261279" calcext:value-type="float">
            <text:p>0.7233693603</text:p>
          </table:table-cell>
          <table:table-cell office:value-type="float" office:value="90" calcext:value-type="float">
            <text:p>90</text:p>
          </table:table-cell>
          <table:table-cell office:value-type="float" office:value="120.732126867933" calcext:value-type="float">
            <text:p>120.7321268679</text:p>
          </table:table-cell>
          <table:table-cell office:value-type="float" office:value="0.760926269147462" calcext:value-type="float">
            <text:p>0.76092626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.785068052464" calcext:value-type="float">
            <text:p>115.7850680525</text:p>
          </table:table-cell>
          <table:table-cell office:value-type="float" office:value="0.681034359" calcext:value-type="float">
            <text:p>0.681034359</text:p>
          </table:table-cell>
          <table:table-cell office:value-type="float" office:value="100" calcext:value-type="float">
            <text:p>100</text:p>
          </table:table-cell>
          <table:table-cell office:value-type="float" office:value="113.397092817795" calcext:value-type="float">
            <text:p>113.3970928178</text:p>
          </table:table-cell>
          <table:table-cell office:value-type="float" office:value="0.665487141" calcext:value-type="float">
            <text:p>0.665487141</text:p>
          </table:table-cell>
          <table:table-cell office:value-type="float" office:value="100" calcext:value-type="float">
            <text:p>100</text:p>
          </table:table-cell>
          <table:table-cell office:value-type="float" office:value="110.085852378511" calcext:value-type="float">
            <text:p>110.0858523785</text:p>
          </table:table-cell>
          <table:table-cell office:value-type="float" office:value="0.711417481291259" calcext:value-type="float">
            <text:p>0.7114174813</text:p>
          </table:table-cell>
          <table:table-cell office:value-type="float" office:value="100" calcext:value-type="float">
            <text:p>100</text:p>
          </table:table-cell>
          <table:table-cell office:value-type="float" office:value="109.180409080343" calcext:value-type="float">
            <text:p>109.1804090803</text:p>
          </table:table-cell>
          <table:table-cell office:value-type="float" office:value="0.714738734630633" calcext:value-type="float">
            <text:p>0.7147387346</text:p>
          </table:table-cell>
          <table:table-cell office:value-type="float" office:value="100" calcext:value-type="float">
            <text:p>100</text:p>
          </table:table-cell>
          <table:table-cell office:value-type="float" office:value="123.387431381252" calcext:value-type="float">
            <text:p>123.3874313813</text:p>
          </table:table-cell>
          <table:table-cell office:value-type="float" office:value="0.70465172" calcext:value-type="float">
            <text:p>0.70465172</text:p>
          </table:table-cell>
          <table:table-cell office:value-type="float" office:value="100" calcext:value-type="float">
            <text:p>100</text:p>
          </table:table-cell>
          <table:table-cell office:value-type="float" office:value="121.506380206379" calcext:value-type="float">
            <text:p>121.5063802064</text:p>
          </table:table-cell>
          <table:table-cell office:value-type="float" office:value="0.717454569" calcext:value-type="float">
            <text:p>0.717454569</text:p>
          </table:table-cell>
          <table:table-cell office:value-type="float" office:value="100" calcext:value-type="float">
            <text:p>100</text:p>
          </table:table-cell>
          <table:table-cell office:value-type="float" office:value="127.942462998063" calcext:value-type="float">
            <text:p>127.9424629981</text:p>
          </table:table-cell>
          <table:table-cell office:value-type="float" office:value="0.70230838" calcext:value-type="float">
            <text:p>0.70230838</text:p>
          </table:table-cell>
          <table:table-cell office:value-type="float" office:value="100" calcext:value-type="float">
            <text:p>100</text:p>
          </table:table-cell>
          <table:table-cell office:value-type="float" office:value="127.426680416883" calcext:value-type="float">
            <text:p>127.4266804169</text:p>
          </table:table-cell>
          <table:table-cell office:value-type="float" office:value="0.720950623" calcext:value-type="float">
            <text:p>0.720950623</text:p>
          </table:table-cell>
          <table:table-cell office:value-type="float" office:value="100" calcext:value-type="float">
            <text:p>100</text:p>
          </table:table-cell>
          <table:table-cell office:value-type="float" office:value="123.31312059491" calcext:value-type="float">
            <text:p>123.3131205949</text:p>
          </table:table-cell>
          <table:table-cell office:value-type="float" office:value="0.71503525492949" calcext:value-type="float">
            <text:p>0.7150352549</text:p>
          </table:table-cell>
          <table:table-cell office:value-type="float" office:value="100" calcext:value-type="float">
            <text:p>100</text:p>
          </table:table-cell>
          <table:table-cell office:value-type="float" office:value="121.14085501274" calcext:value-type="float">
            <text:p>121.1408550127</text:p>
          </table:table-cell>
          <table:table-cell office:value-type="float" office:value="0.75846103507793" calcext:value-type="float">
            <text:p>0.75846103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7.011656659701" calcext:value-type="float">
            <text:p>127.0116566597</text:p>
          </table:table-cell>
          <table:table-cell office:value-type="float" office:value="0.657387659" calcext:value-type="float">
            <text:p>0.657387659</text:p>
          </table:table-cell>
          <table:table-cell office:value-type="float" office:value="110" calcext:value-type="float">
            <text:p>110</text:p>
          </table:table-cell>
          <table:table-cell office:value-type="float" office:value="122.888199785329" calcext:value-type="float">
            <text:p>122.8881997853</text:p>
          </table:table-cell>
          <table:table-cell office:value-type="float" office:value="0.649863339" calcext:value-type="float">
            <text:p>0.649863339</text:p>
          </table:table-cell>
          <table:table-cell office:value-type="float" office:value="110" calcext:value-type="float">
            <text:p>110</text:p>
          </table:table-cell>
          <table:table-cell office:value-type="float" office:value="125.584580689719" calcext:value-type="float">
            <text:p>125.5845806897</text:p>
          </table:table-cell>
          <table:table-cell office:value-type="float" office:value="0.683861861069069" calcext:value-type="float">
            <text:p>0.6838618611</text:p>
          </table:table-cell>
          <table:table-cell office:value-type="float" office:value="110" calcext:value-type="float">
            <text:p>110</text:p>
          </table:table-cell>
          <table:table-cell office:value-type="float" office:value="122.469117152968" calcext:value-type="float">
            <text:p>122.469117153</text:p>
          </table:table-cell>
          <table:table-cell office:value-type="float" office:value="0.695831109084446" calcext:value-type="float">
            <text:p>0.6958311091</text:p>
          </table:table-cell>
          <table:table-cell office:value-type="float" office:value="110" calcext:value-type="float">
            <text:p>110</text:p>
          </table:table-cell>
          <table:table-cell office:value-type="float" office:value="125.140499377506" calcext:value-type="float">
            <text:p>125.1404993775</text:p>
          </table:table-cell>
          <table:table-cell office:value-type="float" office:value="0.694831627" calcext:value-type="float">
            <text:p>0.694831627</text:p>
          </table:table-cell>
          <table:table-cell office:value-type="float" office:value="110" calcext:value-type="float">
            <text:p>110</text:p>
          </table:table-cell>
          <table:table-cell office:value-type="float" office:value="122.052023867264" calcext:value-type="float">
            <text:p>122.0520238673</text:p>
          </table:table-cell>
          <table:table-cell office:value-type="float" office:value="0.714624892" calcext:value-type="float">
            <text:p>0.714624892</text:p>
          </table:table-cell>
          <table:table-cell office:value-type="float" office:value="110" calcext:value-type="float">
            <text:p>110</text:p>
          </table:table-cell>
          <table:table-cell office:value-type="float" office:value="129.628861957822" calcext:value-type="float">
            <text:p>129.6288619578</text:p>
          </table:table-cell>
          <table:table-cell office:value-type="float" office:value="0.693031229" calcext:value-type="float">
            <text:p>0.693031229</text:p>
          </table:table-cell>
          <table:table-cell office:value-type="float" office:value="110" calcext:value-type="float">
            <text:p>110</text:p>
          </table:table-cell>
          <table:table-cell office:value-type="float" office:value="127.99882385443" calcext:value-type="float">
            <text:p>127.9988238544</text:p>
          </table:table-cell>
          <table:table-cell office:value-type="float" office:value="0.718288117" calcext:value-type="float">
            <text:p>0.718288117</text:p>
          </table:table-cell>
          <table:table-cell office:value-type="float" office:value="110" calcext:value-type="float">
            <text:p>110</text:p>
          </table:table-cell>
          <table:table-cell office:value-type="float" office:value="124.763702931521" calcext:value-type="float">
            <text:p>124.7637029315</text:p>
          </table:table-cell>
          <table:table-cell office:value-type="float" office:value="0.706760947478105" calcext:value-type="float">
            <text:p>0.7067609475</text:p>
          </table:table-cell>
          <table:table-cell office:value-type="float" office:value="110" calcext:value-type="float">
            <text:p>110</text:p>
          </table:table-cell>
          <table:table-cell office:value-type="float" office:value="121.488164499261" calcext:value-type="float">
            <text:p>121.4881644993</text:p>
          </table:table-cell>
          <table:table-cell office:value-type="float" office:value="0.756394778210444" calcext:value-type="float">
            <text:p>0.75639477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.373458475405" calcext:value-type="float">
            <text:p>138.3734584754</text:p>
          </table:table-cell>
          <table:table-cell office:value-type="float" office:value="0.63433633" calcext:value-type="float">
            <text:p>0.63433633</text:p>
          </table:table-cell>
          <table:table-cell office:value-type="float" office:value="120" calcext:value-type="float">
            <text:p>120</text:p>
          </table:table-cell>
          <table:table-cell office:value-type="float" office:value="134.389126049254" calcext:value-type="float">
            <text:p>134.3891260493</text:p>
          </table:table-cell>
          <table:table-cell office:value-type="float" office:value="0.632972466" calcext:value-type="float">
            <text:p>0.632972466</text:p>
          </table:table-cell>
          <table:table-cell office:value-type="float" office:value="120" calcext:value-type="float">
            <text:p>120</text:p>
          </table:table-cell>
          <table:table-cell office:value-type="float" office:value="141.050886591706" calcext:value-type="float">
            <text:p>141.0508865917</text:p>
          </table:table-cell>
          <table:table-cell office:value-type="float" office:value="0.657139630430185" calcext:value-type="float">
            <text:p>0.6571396304</text:p>
          </table:table-cell>
          <table:table-cell office:value-type="float" office:value="120" calcext:value-type="float">
            <text:p>120</text:p>
          </table:table-cell>
          <table:table-cell office:value-type="float" office:value="139.347002330445" calcext:value-type="float">
            <text:p>139.3470023304</text:p>
          </table:table-cell>
          <table:table-cell office:value-type="float" office:value="0.671298597350701" calcext:value-type="float">
            <text:p>0.6712985974</text:p>
          </table:table-cell>
          <table:table-cell office:value-type="float" office:value="120" calcext:value-type="float">
            <text:p>120</text:p>
          </table:table-cell>
          <table:table-cell office:value-type="float" office:value="145.011088346987" calcext:value-type="float">
            <text:p>145.011088347</text:p>
          </table:table-cell>
          <table:table-cell office:value-type="float" office:value="0.663262796" calcext:value-type="float">
            <text:p>0.663262796</text:p>
          </table:table-cell>
          <table:table-cell office:value-type="float" office:value="120" calcext:value-type="float">
            <text:p>120</text:p>
          </table:table-cell>
          <table:table-cell office:value-type="float" office:value="143.726246182044" calcext:value-type="float">
            <text:p>143.726246182</text:p>
          </table:table-cell>
          <table:table-cell office:value-type="float" office:value="0.683747369" calcext:value-type="float">
            <text:p>0.683747369</text:p>
          </table:table-cell>
          <table:table-cell office:value-type="float" office:value="120" calcext:value-type="float">
            <text:p>120</text:p>
          </table:table-cell>
          <table:table-cell office:value-type="float" office:value="131.34318215346" calcext:value-type="float">
            <text:p>131.3431821535</text:p>
          </table:table-cell>
          <table:table-cell office:value-type="float" office:value="0.68421064" calcext:value-type="float">
            <text:p>0.68421064</text:p>
          </table:table-cell>
          <table:table-cell office:value-type="float" office:value="120" calcext:value-type="float">
            <text:p>120</text:p>
          </table:table-cell>
          <table:table-cell office:value-type="float" office:value="128.495653381285" calcext:value-type="float">
            <text:p>128.4956533813</text:p>
          </table:table-cell>
          <table:table-cell office:value-type="float" office:value="0.715793256" calcext:value-type="float">
            <text:p>0.715793256</text:p>
          </table:table-cell>
          <table:table-cell office:value-type="float" office:value="120" calcext:value-type="float">
            <text:p>120</text:p>
          </table:table-cell>
          <table:table-cell office:value-type="float" office:value="153.692517003766" calcext:value-type="float">
            <text:p>153.6925170038</text:p>
          </table:table-cell>
          <table:table-cell office:value-type="float" office:value="0.663990758018484" calcext:value-type="float">
            <text:p>0.663990758</text:p>
          </table:table-cell>
          <table:table-cell office:value-type="float" office:value="120" calcext:value-type="float">
            <text:p>120</text:p>
          </table:table-cell>
          <table:table-cell office:value-type="float" office:value="152.695636828572" calcext:value-type="float">
            <text:p>152.6956368286</text:p>
          </table:table-cell>
          <table:table-cell office:value-type="float" office:value="0.710654427691145" calcext:value-type="float">
            <text:p>0.71065442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.87492222693" calcext:value-type="float">
            <text:p>149.8749222269</text:p>
          </table:table-cell>
          <table:table-cell office:value-type="float" office:value="0.612293554" calcext:value-type="float">
            <text:p>0.612293554</text:p>
          </table:table-cell>
          <table:table-cell office:value-type="float" office:value="130" calcext:value-type="float">
            <text:p>130</text:p>
          </table:table-cell>
          <table:table-cell office:value-type="float" office:value="144.010806580855" calcext:value-type="float">
            <text:p>144.0108065809</text:p>
          </table:table-cell>
          <table:table-cell office:value-type="float" office:value="0.618184186" calcext:value-type="float">
            <text:p>0.618184186</text:p>
          </table:table-cell>
          <table:table-cell office:value-type="float" office:value="130" calcext:value-type="float">
            <text:p>130</text:p>
          </table:table-cell>
          <table:table-cell office:value-type="float" office:value="143.326305243689" calcext:value-type="float">
            <text:p>143.3263052437</text:p>
          </table:table-cell>
          <table:table-cell office:value-type="float" office:value="0.646746575626712" calcext:value-type="float">
            <text:p>0.6467465756</text:p>
          </table:table-cell>
          <table:table-cell office:value-type="float" office:value="130" calcext:value-type="float">
            <text:p>130</text:p>
          </table:table-cell>
          <table:table-cell office:value-type="float" office:value="140.462923299167" calcext:value-type="float">
            <text:p>140.4629232992</text:p>
          </table:table-cell>
          <table:table-cell office:value-type="float" office:value="0.664492316753841" calcext:value-type="float">
            <text:p>0.6644923168</text:p>
          </table:table-cell>
          <table:table-cell office:value-type="float" office:value="130" calcext:value-type="float">
            <text:p>130</text:p>
          </table:table-cell>
          <table:table-cell office:value-type="float" office:value="147.044198238389" calcext:value-type="float">
            <text:p>147.0441982384</text:p>
          </table:table-cell>
          <table:table-cell office:value-type="float" office:value="0.654176794" calcext:value-type="float">
            <text:p>0.654176794</text:p>
          </table:table-cell>
          <table:table-cell office:value-type="float" office:value="130" calcext:value-type="float">
            <text:p>130</text:p>
          </table:table-cell>
          <table:table-cell office:value-type="float" office:value="144.358587443659" calcext:value-type="float">
            <text:p>144.3585874437</text:p>
          </table:table-cell>
          <table:table-cell office:value-type="float" office:value="0.681120638" calcext:value-type="float">
            <text:p>0.681120638</text:p>
          </table:table-cell>
          <table:table-cell office:value-type="float" office:value="130" calcext:value-type="float">
            <text:p>130</text:p>
          </table:table-cell>
          <table:table-cell office:value-type="float" office:value="155.827912218618" calcext:value-type="float">
            <text:p>155.8279122186</text:p>
          </table:table-cell>
          <table:table-cell office:value-type="float" office:value="0.648317261" calcext:value-type="float">
            <text:p>0.648317261</text:p>
          </table:table-cell>
          <table:table-cell office:value-type="float" office:value="130" calcext:value-type="float">
            <text:p>130</text:p>
          </table:table-cell>
          <table:table-cell office:value-type="float" office:value="152.246239998663" calcext:value-type="float">
            <text:p>152.2462399987</text:p>
          </table:table-cell>
          <table:table-cell office:value-type="float" office:value="0.680999456" calcext:value-type="float">
            <text:p>0.680999456</text:p>
          </table:table-cell>
          <table:table-cell office:value-type="float" office:value="130" calcext:value-type="float">
            <text:p>130</text:p>
          </table:table-cell>
          <table:table-cell office:value-type="float" office:value="155.462762684145" calcext:value-type="float">
            <text:p>155.4627626841</text:p>
          </table:table-cell>
          <table:table-cell office:value-type="float" office:value="0.656606417787165" calcext:value-type="float">
            <text:p>0.6566064178</text:p>
          </table:table-cell>
          <table:table-cell office:value-type="float" office:value="130" calcext:value-type="float">
            <text:p>130</text:p>
          </table:table-cell>
          <table:table-cell office:value-type="float" office:value="153.199097752013" calcext:value-type="float">
            <text:p>153.199097752</text:p>
          </table:table-cell>
          <table:table-cell office:value-type="float" office:value="0.70843090513819" calcext:value-type="float">
            <text:p>0.70843090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1.459503749585" calcext:value-type="float">
            <text:p>161.4595037496</text:p>
          </table:table-cell>
          <table:table-cell office:value-type="float" office:value="0.591177148" calcext:value-type="float">
            <text:p>0.591177148</text:p>
          </table:table-cell>
          <table:table-cell office:value-type="float" office:value="140" calcext:value-type="float">
            <text:p>140</text:p>
          </table:table-cell>
          <table:table-cell office:value-type="float" office:value="155.575768325681" calcext:value-type="float">
            <text:p>155.5757683257</text:p>
          </table:table-cell>
          <table:table-cell office:value-type="float" office:value="0.601980701" calcext:value-type="float">
            <text:p>0.601980701</text:p>
          </table:table-cell>
          <table:table-cell office:value-type="float" office:value="140" calcext:value-type="float">
            <text:p>140</text:p>
          </table:table-cell>
          <table:table-cell office:value-type="float" office:value="158.991480821562" calcext:value-type="float">
            <text:p>158.9914808216</text:p>
          </table:table-cell>
          <table:table-cell office:value-type="float" office:value="0.621842946078527" calcext:value-type="float">
            <text:p>0.6218429461</text:p>
          </table:table-cell>
          <table:table-cell office:value-type="float" office:value="140" calcext:value-type="float">
            <text:p>140</text:p>
          </table:table-cell>
          <table:table-cell office:value-type="float" office:value="153.917583166291" calcext:value-type="float">
            <text:p>153.9175831663</text:p>
          </table:table-cell>
          <table:table-cell office:value-type="float" office:value="0.646793873603063" calcext:value-type="float">
            <text:p>0.6467938736</text:p>
          </table:table-cell>
          <table:table-cell office:value-type="float" office:value="140" calcext:value-type="float">
            <text:p>140</text:p>
          </table:table-cell>
          <table:table-cell office:value-type="float" office:value="166.963418323975" calcext:value-type="float">
            <text:p>166.963418324</text:p>
          </table:table-cell>
          <table:table-cell office:value-type="float" office:value="0.624249309" calcext:value-type="float">
            <text:p>0.624249309</text:p>
          </table:table-cell>
          <table:table-cell office:value-type="float" office:value="140" calcext:value-type="float">
            <text:p>140</text:p>
          </table:table-cell>
          <table:table-cell office:value-type="float" office:value="162.863577225047" calcext:value-type="float">
            <text:p>162.863577225</text:p>
          </table:table-cell>
          <table:table-cell office:value-type="float" office:value="0.654231179" calcext:value-type="float">
            <text:p>0.654231179</text:p>
          </table:table-cell>
          <table:table-cell office:value-type="float" office:value="140" calcext:value-type="float">
            <text:p>140</text:p>
          </table:table-cell>
          <table:table-cell office:value-type="float" office:value="157.861990723485" calcext:value-type="float">
            <text:p>157.8619907235</text:p>
          </table:table-cell>
          <table:table-cell office:value-type="float" office:value="0.640003557" calcext:value-type="float">
            <text:p>0.640003557</text:p>
          </table:table-cell>
          <table:table-cell office:value-type="float" office:value="140" calcext:value-type="float">
            <text:p>140</text:p>
          </table:table-cell>
          <table:table-cell office:value-type="float" office:value="152.807009608444" calcext:value-type="float">
            <text:p>152.8070096084</text:p>
          </table:table-cell>
          <table:table-cell office:value-type="float" office:value="0.67877643" calcext:value-type="float">
            <text:p>0.67877643</text:p>
          </table:table-cell>
          <table:table-cell office:value-type="float" office:value="140" calcext:value-type="float">
            <text:p>140</text:p>
          </table:table-cell>
          <table:table-cell office:value-type="float" office:value="157.269290102206" calcext:value-type="float">
            <text:p>157.2692901022</text:p>
          </table:table-cell>
          <table:table-cell office:value-type="float" office:value="0.649345842308315" calcext:value-type="float">
            <text:p>0.6493458423</text:p>
          </table:table-cell>
          <table:table-cell office:value-type="float" office:value="140" calcext:value-type="float">
            <text:p>140</text:p>
          </table:table-cell>
          <table:table-cell office:value-type="float" office:value="153.640817664574" calcext:value-type="float">
            <text:p>153.6408176646</text:p>
          </table:table-cell>
          <table:table-cell office:value-type="float" office:value="0.706555090889818" calcext:value-type="float">
            <text:p>0.70655509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3.202496220065" calcext:value-type="float">
            <text:p>173.2024962201</text:p>
          </table:table-cell>
          <table:table-cell office:value-type="float" office:value="0.570322348" calcext:value-type="float">
            <text:p>0.570322348</text:p>
          </table:table-cell>
          <table:table-cell office:value-type="float" office:value="150" calcext:value-type="float">
            <text:p>150</text:p>
          </table:table-cell>
          <table:table-cell office:value-type="float" office:value="165.30710845015" calcext:value-type="float">
            <text:p>165.3071084502</text:p>
          </table:table-cell>
          <table:table-cell office:value-type="float" office:value="0.587901318" calcext:value-type="float">
            <text:p>0.587901318</text:p>
          </table:table-cell>
          <table:table-cell office:value-type="float" office:value="150" calcext:value-type="float">
            <text:p>150</text:p>
          </table:table-cell>
          <table:table-cell office:value-type="float" office:value="174.641161141531" calcext:value-type="float">
            <text:p>174.6411611415</text:p>
          </table:table-cell>
          <table:table-cell office:value-type="float" office:value="0.597469032265484" calcext:value-type="float">
            <text:p>0.5974690323</text:p>
          </table:table-cell>
          <table:table-cell office:value-type="float" office:value="150" calcext:value-type="float">
            <text:p>150</text:p>
          </table:table-cell>
          <table:table-cell office:value-type="float" office:value="170.790835936026" calcext:value-type="float">
            <text:p>170.790835936</text:p>
          </table:table-cell>
          <table:table-cell office:value-type="float" office:value="0.62396558101721" calcext:value-type="float">
            <text:p>0.623965581</text:p>
          </table:table-cell>
          <table:table-cell office:value-type="float" office:value="150" calcext:value-type="float">
            <text:p>150</text:p>
          </table:table-cell>
          <table:table-cell office:value-type="float" office:value="169.27511565184" calcext:value-type="float">
            <text:p>169.2751156518</text:p>
          </table:table-cell>
          <table:table-cell office:value-type="float" office:value="0.615650106" calcext:value-type="float">
            <text:p>0.615650106</text:p>
          </table:table-cell>
          <table:table-cell office:value-type="float" office:value="150" calcext:value-type="float">
            <text:p>150</text:p>
          </table:table-cell>
          <table:table-cell office:value-type="float" office:value="163.586721714321" calcext:value-type="float">
            <text:p>163.5867217143</text:p>
          </table:table-cell>
          <table:table-cell office:value-type="float" office:value="0.651656474" calcext:value-type="float">
            <text:p>0.651656474</text:p>
          </table:table-cell>
          <table:table-cell office:value-type="float" office:value="150" calcext:value-type="float">
            <text:p>150</text:p>
          </table:table-cell>
          <table:table-cell office:value-type="float" office:value="182.180627646716" calcext:value-type="float">
            <text:p>182.1806276467</text:p>
          </table:table-cell>
          <table:table-cell office:value-type="float" office:value="0.605858067" calcext:value-type="float">
            <text:p>0.605858067</text:p>
          </table:table-cell>
          <table:table-cell office:value-type="float" office:value="150" calcext:value-type="float">
            <text:p>150</text:p>
          </table:table-cell>
          <table:table-cell office:value-type="float" office:value="178.851856192932" calcext:value-type="float">
            <text:p>178.8518561929</text:p>
          </table:table-cell>
          <table:table-cell office:value-type="float" office:value="0.643554742" calcext:value-type="float">
            <text:p>0.643554742</text:p>
          </table:table-cell>
          <table:table-cell office:value-type="float" office:value="150" calcext:value-type="float">
            <text:p>150</text:p>
          </table:table-cell>
          <table:table-cell office:value-type="float" office:value="186.08239672235" calcext:value-type="float">
            <text:p>186.0823967224</text:p>
          </table:table-cell>
          <table:table-cell office:value-type="float" office:value="0.610149418701162" calcext:value-type="float">
            <text:p>0.6101494187</text:p>
          </table:table-cell>
          <table:table-cell office:value-type="float" office:value="150" calcext:value-type="float">
            <text:p>150</text:p>
          </table:table-cell>
          <table:table-cell office:value-type="float" office:value="181.978629187562" calcext:value-type="float">
            <text:p>181.9786291876</text:p>
          </table:table-cell>
          <table:table-cell office:value-type="float" office:value="0.665861571276857" calcext:value-type="float">
            <text:p>0.66586157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5.084769346018" calcext:value-type="float">
            <text:p>185.084769346</text:p>
          </table:table-cell>
          <table:table-cell office:value-type="float" office:value="0.550743649" calcext:value-type="float">
            <text:p>0.550743649</text:p>
          </table:table-cell>
          <table:table-cell office:value-type="float" office:value="160" calcext:value-type="float">
            <text:p>160</text:p>
          </table:table-cell>
          <table:table-cell office:value-type="float" office:value="176.931385886532" calcext:value-type="float">
            <text:p>176.9313858865</text:p>
          </table:table-cell>
          <table:table-cell office:value-type="float" office:value="0.572725387" calcext:value-type="float">
            <text:p>0.572725387</text:p>
          </table:table-cell>
          <table:table-cell office:value-type="float" office:value="160" calcext:value-type="float">
            <text:p>160</text:p>
          </table:table-cell>
          <table:table-cell office:value-type="float" office:value="177.410021528755" calcext:value-type="float">
            <text:p>177.4100215288</text:p>
          </table:table-cell>
          <table:table-cell office:value-type="float" office:value="0.588230076884961" calcext:value-type="float">
            <text:p>0.5882300769</text:p>
          </table:table-cell>
          <table:table-cell office:value-type="float" office:value="160" calcext:value-type="float">
            <text:p>160</text:p>
          </table:table-cell>
          <table:table-cell office:value-type="float" office:value="172.097584745839" calcext:value-type="float">
            <text:p>172.0975847458</text:p>
          </table:table-cell>
          <table:table-cell office:value-type="float" office:value="0.61775253912373" calcext:value-type="float">
            <text:p>0.6177525391</text:p>
          </table:table-cell>
          <table:table-cell office:value-type="float" office:value="160" calcext:value-type="float">
            <text:p>160</text:p>
          </table:table-cell>
          <table:table-cell office:value-type="float" office:value="189.224090691035" calcext:value-type="float">
            <text:p>189.224090691</text:p>
          </table:table-cell>
          <table:table-cell office:value-type="float" office:value="0.587881948" calcext:value-type="float">
            <text:p>0.587881948</text:p>
          </table:table-cell>
          <table:table-cell office:value-type="float" office:value="160" calcext:value-type="float">
            <text:p>160</text:p>
          </table:table-cell>
          <table:table-cell office:value-type="float" office:value="185.195028160798" calcext:value-type="float">
            <text:p>185.1950281608</text:p>
          </table:table-cell>
          <table:table-cell office:value-type="float" office:value="0.623560504" calcext:value-type="float">
            <text:p>0.623560504</text:p>
          </table:table-cell>
          <table:table-cell office:value-type="float" office:value="160" calcext:value-type="float">
            <text:p>160</text:p>
          </table:table-cell>
          <table:table-cell office:value-type="float" office:value="184.538630166643" calcext:value-type="float">
            <text:p>184.5386301666</text:p>
          </table:table-cell>
          <table:table-cell office:value-type="float" office:value="0.59839923" calcext:value-type="float">
            <text:p>0.59839923</text:p>
          </table:table-cell>
          <table:table-cell office:value-type="float" office:value="160" calcext:value-type="float">
            <text:p>160</text:p>
          </table:table-cell>
          <table:table-cell office:value-type="float" office:value="179.617902451763" calcext:value-type="float">
            <text:p>179.6179024518</text:p>
          </table:table-cell>
          <table:table-cell office:value-type="float" office:value="0.641355109" calcext:value-type="float">
            <text:p>0.641355109</text:p>
          </table:table-cell>
          <table:table-cell office:value-type="float" office:value="160" calcext:value-type="float">
            <text:p>160</text:p>
          </table:table-cell>
          <table:table-cell office:value-type="float" office:value="188.216559734538" calcext:value-type="float">
            <text:p>188.2165597345</text:p>
          </table:table-cell>
          <table:table-cell office:value-type="float" office:value="0.603293453413093" calcext:value-type="float">
            <text:p>0.6032934534</text:p>
          </table:table-cell>
          <table:table-cell office:value-type="float" office:value="160" calcext:value-type="float">
            <text:p>160</text:p>
          </table:table-cell>
          <table:table-cell office:value-type="float" office:value="182.580654004746" calcext:value-type="float">
            <text:p>182.5806540047</text:p>
          </table:table-cell>
          <table:table-cell office:value-type="float" office:value="0.663766267467465" calcext:value-type="float">
            <text:p>0.66376626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7.070653208876" calcext:value-type="float">
            <text:p>197.0706532089</text:p>
          </table:table-cell>
          <table:table-cell office:value-type="float" office:value="0.531665495" calcext:value-type="float">
            <text:p>0.531665495</text:p>
          </table:table-cell>
          <table:table-cell office:value-type="float" office:value="170" calcext:value-type="float">
            <text:p>170</text:p>
          </table:table-cell>
          <table:table-cell office:value-type="float" office:value="186.792553308612" calcext:value-type="float">
            <text:p>186.7925533086</text:p>
          </table:table-cell>
          <table:table-cell office:value-type="float" office:value="0.559431999" calcext:value-type="float">
            <text:p>0.559431999</text:p>
          </table:table-cell>
          <table:table-cell office:value-type="float" office:value="170" calcext:value-type="float">
            <text:p>170</text:p>
          </table:table-cell>
          <table:table-cell office:value-type="float" office:value="193.26913711666" calcext:value-type="float">
            <text:p>193.2691371167</text:p>
          </table:table-cell>
          <table:table-cell office:value-type="float" office:value="0.565492624253688" calcext:value-type="float">
            <text:p>0.5654926243</text:p>
          </table:table-cell>
          <table:table-cell office:value-type="float" office:value="170" calcext:value-type="float">
            <text:p>170</text:p>
          </table:table-cell>
          <table:table-cell office:value-type="float" office:value="185.687540954286" calcext:value-type="float">
            <text:p>185.6875409543</text:p>
          </table:table-cell>
          <table:table-cell office:value-type="float" office:value="0.601359718320141" calcext:value-type="float">
            <text:p>0.6013597183</text:p>
          </table:table-cell>
          <table:table-cell office:value-type="float" office:value="170" calcext:value-type="float">
            <text:p>170</text:p>
          </table:table-cell>
          <table:table-cell office:value-type="float" office:value="191.858178187958" calcext:value-type="float">
            <text:p>191.858178188</text:p>
          </table:table-cell>
          <table:table-cell office:value-type="float" office:value="0.579898989" calcext:value-type="float">
            <text:p>0.579898989</text:p>
          </table:table-cell>
          <table:table-cell office:value-type="float" office:value="170" calcext:value-type="float">
            <text:p>170</text:p>
          </table:table-cell>
          <table:table-cell office:value-type="float" office:value="186.011210704029" calcext:value-type="float">
            <text:p>186.011210704</text:p>
          </table:table-cell>
          <table:table-cell office:value-type="float" office:value="0.621197919" calcext:value-type="float">
            <text:p>0.621197919</text:p>
          </table:table-cell>
          <table:table-cell office:value-type="float" office:value="170" calcext:value-type="float">
            <text:p>170</text:p>
          </table:table-cell>
          <table:table-cell office:value-type="float" office:value="186.926156585787" calcext:value-type="float">
            <text:p>186.9261565858</text:p>
          </table:table-cell>
          <table:table-cell office:value-type="float" office:value="0.590973173" calcext:value-type="float">
            <text:p>0.590973173</text:p>
          </table:table-cell>
          <table:table-cell office:value-type="float" office:value="170" calcext:value-type="float">
            <text:p>170</text:p>
          </table:table-cell>
          <table:table-cell office:value-type="float" office:value="180.297278932552" calcext:value-type="float">
            <text:p>180.2972789326</text:p>
          </table:table-cell>
          <table:table-cell office:value-type="float" office:value="0.639190907" calcext:value-type="float">
            <text:p>0.639190907</text:p>
          </table:table-cell>
          <table:table-cell office:value-type="float" office:value="170" calcext:value-type="float">
            <text:p>170</text:p>
          </table:table-cell>
          <table:table-cell office:value-type="float" office:value="190.375679005768" calcext:value-type="float">
            <text:p>190.3756790058</text:p>
          </table:table-cell>
          <table:table-cell office:value-type="float" office:value="0.596585791828417" calcext:value-type="float">
            <text:p>0.5965857918</text:p>
          </table:table-cell>
          <table:table-cell office:value-type="float" office:value="170" calcext:value-type="float">
            <text:p>170</text:p>
          </table:table-cell>
          <table:table-cell office:value-type="float" office:value="183.102862148" calcext:value-type="float">
            <text:p>183.102862148</text:p>
          </table:table-cell>
          <table:table-cell office:value-type="float" office:value="0.66201051497897" calcext:value-type="float">
            <text:p>0.6620105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9.156218124741" calcext:value-type="float">
            <text:p>209.1562181247</text:p>
          </table:table-cell>
          <table:table-cell office:value-type="float" office:value="0.513440287" calcext:value-type="float">
            <text:p>0.513440287</text:p>
          </table:table-cell>
          <table:table-cell office:value-type="float" office:value="180" calcext:value-type="float">
            <text:p>180</text:p>
          </table:table-cell>
          <table:table-cell office:value-type="float" office:value="198.470613220622" calcext:value-type="float">
            <text:p>198.4706132206</text:p>
          </table:table-cell>
          <table:table-cell office:value-type="float" office:value="0.544933046" calcext:value-type="float">
            <text:p>0.544933046</text:p>
          </table:table-cell>
          <table:table-cell office:value-type="float" office:value="180" calcext:value-type="float">
            <text:p>180</text:p>
          </table:table-cell>
          <table:table-cell office:value-type="float" office:value="209.065349896086" calcext:value-type="float">
            <text:p>209.0653498961</text:p>
          </table:table-cell>
          <table:table-cell office:value-type="float" office:value="0.543605872197064" calcext:value-type="float">
            <text:p>0.5436058722</text:p>
          </table:table-cell>
          <table:table-cell office:value-type="float" office:value="180" calcext:value-type="float">
            <text:p>180</text:p>
          </table:table-cell>
          <table:table-cell office:value-type="float" office:value="202.560794211284" calcext:value-type="float">
            <text:p>202.5607942113</text:p>
          </table:table-cell>
          <table:table-cell office:value-type="float" office:value="0.580122655938672" calcext:value-type="float">
            <text:p>0.5801226559</text:p>
          </table:table-cell>
          <table:table-cell office:value-type="float" office:value="180" calcext:value-type="float">
            <text:p>180</text:p>
          </table:table-cell>
          <table:table-cell office:value-type="float" office:value="211.838124853069" calcext:value-type="float">
            <text:p>211.8381248531</text:p>
          </table:table-cell>
          <table:table-cell office:value-type="float" office:value="0.553505702" calcext:value-type="float">
            <text:p>0.553505702</text:p>
          </table:table-cell>
          <table:table-cell office:value-type="float" office:value="180" calcext:value-type="float">
            <text:p>180</text:p>
          </table:table-cell>
          <table:table-cell office:value-type="float" office:value="204.663329718711" calcext:value-type="float">
            <text:p>204.6633297187</text:p>
          </table:table-cell>
          <table:table-cell office:value-type="float" office:value="0.596728021" calcext:value-type="float">
            <text:p>0.596728021</text:p>
          </table:table-cell>
          <table:table-cell office:value-type="float" office:value="180" calcext:value-type="float">
            <text:p>180</text:p>
          </table:table-cell>
          <table:table-cell office:value-type="float" office:value="211.366757970428" calcext:value-type="float">
            <text:p>211.3667579704</text:p>
          </table:table-cell>
          <table:table-cell office:value-type="float" office:value="0.55964365" calcext:value-type="float">
            <text:p>0.55964365</text:p>
          </table:table-cell>
          <table:table-cell office:value-type="float" office:value="180" calcext:value-type="float">
            <text:p>180</text:p>
          </table:table-cell>
          <table:table-cell office:value-type="float" office:value="204.152186024469" calcext:value-type="float">
            <text:p>204.1521860245</text:p>
          </table:table-cell>
          <table:table-cell office:value-type="float" office:value="0.607954484" calcext:value-type="float">
            <text:p>0.607954484</text:p>
          </table:table-cell>
          <table:table-cell office:value-type="float" office:value="180" calcext:value-type="float">
            <text:p>180</text:p>
          </table:table-cell>
          <table:table-cell office:value-type="float" office:value="219.078624782858" calcext:value-type="float">
            <text:p>219.0786247829</text:p>
          </table:table-cell>
          <table:table-cell office:value-type="float" office:value="0.560440414119172" calcext:value-type="float">
            <text:p>0.5604404141</text:p>
          </table:table-cell>
          <table:table-cell office:value-type="float" office:value="180" calcext:value-type="float">
            <text:p>180</text:p>
          </table:table-cell>
          <table:table-cell office:value-type="float" office:value="214.114986268557" calcext:value-type="float">
            <text:p>214.1149862686</text:p>
          </table:table-cell>
          <table:table-cell office:value-type="float" office:value="0.622065032869935" calcext:value-type="float">
            <text:p>0.62206503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1.406529748192" calcext:value-type="float">
            <text:p>221.4065297482</text:p>
          </table:table-cell>
          <table:table-cell office:value-type="float" office:value="0.495514784" calcext:value-type="float">
            <text:p>0.495514784</text:p>
          </table:table-cell>
          <table:table-cell office:value-type="float" office:value="190" calcext:value-type="float">
            <text:p>190</text:p>
          </table:table-cell>
          <table:table-cell office:value-type="float" office:value="208.429306305284" calcext:value-type="float">
            <text:p>208.4293063053</text:p>
          </table:table-cell>
          <table:table-cell office:value-type="float" office:value="0.532179128" calcext:value-type="float">
            <text:p>0.532179128</text:p>
          </table:table-cell>
          <table:table-cell office:value-type="float" office:value="190" calcext:value-type="float">
            <text:p>190</text:p>
          </table:table-cell>
          <table:table-cell office:value-type="float" office:value="212.343343414571" calcext:value-type="float">
            <text:p>212.3433434146</text:p>
          </table:table-cell>
          <table:table-cell office:value-type="float" office:value="0.535298607350696" calcext:value-type="float">
            <text:p>0.5352986074</text:p>
          </table:table-cell>
          <table:table-cell office:value-type="float" office:value="190" calcext:value-type="float">
            <text:p>190</text:p>
          </table:table-cell>
          <table:table-cell office:value-type="float" office:value="204.036368567238" calcext:value-type="float">
            <text:p>204.0363685672</text:p>
          </table:table-cell>
          <table:table-cell office:value-type="float" office:value="0.57453654073173" calcext:value-type="float">
            <text:p>0.5745365407</text:p>
          </table:table-cell>
          <table:table-cell office:value-type="float" office:value="190" calcext:value-type="float">
            <text:p>190</text:p>
          </table:table-cell>
          <table:table-cell office:value-type="float" office:value="214.764285859563" calcext:value-type="float">
            <text:p>214.7642858596</text:p>
          </table:table-cell>
          <table:table-cell office:value-type="float" office:value="0.5460014" calcext:value-type="float">
            <text:p>0.5460014</text:p>
          </table:table-cell>
          <table:table-cell office:value-type="float" office:value="190" calcext:value-type="float">
            <text:p>190</text:p>
          </table:table-cell>
          <table:table-cell office:value-type="float" office:value="205.557293161856" calcext:value-type="float">
            <text:p>205.5572931619</text:p>
          </table:table-cell>
          <table:table-cell office:value-type="float" office:value="0.594426203" calcext:value-type="float">
            <text:p>0.594426203</text:p>
          </table:table-cell>
          <table:table-cell office:value-type="float" office:value="190" calcext:value-type="float">
            <text:p>190</text:p>
          </table:table-cell>
          <table:table-cell office:value-type="float" office:value="214.066902460584" calcext:value-type="float">
            <text:p>214.0669024606</text:p>
          </table:table-cell>
          <table:table-cell office:value-type="float" office:value="0.552628569" calcext:value-type="float">
            <text:p>0.552628569</text:p>
          </table:table-cell>
          <table:table-cell office:value-type="float" office:value="190" calcext:value-type="float">
            <text:p>190</text:p>
          </table:table-cell>
          <table:table-cell office:value-type="float" office:value="204.900414509111" calcext:value-type="float">
            <text:p>204.9004145091</text:p>
          </table:table-cell>
          <table:table-cell office:value-type="float" office:value="0.6060104" calcext:value-type="float">
            <text:p>0.6060104</text:p>
          </table:table-cell>
          <table:table-cell office:value-type="float" office:value="190" calcext:value-type="float">
            <text:p>190</text:p>
          </table:table-cell>
          <table:table-cell office:value-type="float" office:value="221.566204271955" calcext:value-type="float">
            <text:p>221.566204272</text:p>
          </table:table-cell>
          <table:table-cell office:value-type="float" office:value="0.554200589598821" calcext:value-type="float">
            <text:p>0.5542005896</text:p>
          </table:table-cell>
          <table:table-cell office:value-type="float" office:value="190" calcext:value-type="float">
            <text:p>190</text:p>
          </table:table-cell>
          <table:table-cell office:value-type="float" office:value="214.81444395854" calcext:value-type="float">
            <text:p>214.8144439585</text:p>
          </table:table-cell>
          <table:table-cell office:value-type="float" office:value="0.620111047777905" calcext:value-type="float">
            <text:p>0.62011104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3.781465937095" calcext:value-type="float">
            <text:p>233.7814659371</text:p>
          </table:table-cell>
          <table:table-cell office:value-type="float" office:value="0.478562235" calcext:value-type="float">
            <text:p>0.478562235</text:p>
          </table:table-cell>
          <table:table-cell office:value-type="float" office:value="200" calcext:value-type="float">
            <text:p>200</text:p>
          </table:table-cell>
          <table:table-cell office:value-type="float" office:value="220.190571332748" calcext:value-type="float">
            <text:p>220.1905713327</text:p>
          </table:table-cell>
          <table:table-cell office:value-type="float" office:value="0.518433208" calcext:value-type="float">
            <text:p>0.518433208</text:p>
          </table:table-cell>
          <table:table-cell office:value-type="float" office:value="200" calcext:value-type="float">
            <text:p>200</text:p>
          </table:table-cell>
          <table:table-cell office:value-type="float" office:value="228.394313535302" calcext:value-type="float">
            <text:p>228.3943135353</text:p>
          </table:table-cell>
          <table:table-cell office:value-type="float" office:value="0.514478366760816" calcext:value-type="float">
            <text:p>0.5144783668</text:p>
          </table:table-cell>
          <table:table-cell office:value-type="float" office:value="200" calcext:value-type="float">
            <text:p>200</text:p>
          </table:table-cell>
          <table:table-cell office:value-type="float" office:value="217.780451223859" calcext:value-type="float">
            <text:p>217.7804512239</text:p>
          </table:table-cell>
          <table:table-cell office:value-type="float" office:value="0.559057712471144" calcext:value-type="float">
            <text:p>0.5590577125</text:p>
          </table:table-cell>
          <table:table-cell office:value-type="float" office:value="200" calcext:value-type="float">
            <text:p>200</text:p>
          </table:table-cell>
          <table:table-cell office:value-type="float" office:value="234.810695632233" calcext:value-type="float">
            <text:p>234.8106956322</text:p>
          </table:table-cell>
          <table:table-cell office:value-type="float" office:value="0.521328095" calcext:value-type="float">
            <text:p>0.521328095</text:p>
          </table:table-cell>
          <table:table-cell office:value-type="float" office:value="200" calcext:value-type="float">
            <text:p>200</text:p>
          </table:table-cell>
          <table:table-cell office:value-type="float" office:value="227.114552590797" calcext:value-type="float">
            <text:p>227.1145525908</text:p>
          </table:table-cell>
          <table:table-cell office:value-type="float" office:value="0.568754596" calcext:value-type="float">
            <text:p>0.568754596</text:p>
          </table:table-cell>
          <table:table-cell office:value-type="float" office:value="200" calcext:value-type="float">
            <text:p>200</text:p>
          </table:table-cell>
          <table:table-cell office:value-type="float" office:value="238.351628495214" calcext:value-type="float">
            <text:p>238.3516284952</text:p>
          </table:table-cell>
          <table:table-cell office:value-type="float" office:value="0.523386126" calcext:value-type="float">
            <text:p>0.523386126</text:p>
          </table:table-cell>
          <table:table-cell office:value-type="float" office:value="200" calcext:value-type="float">
            <text:p>200</text:p>
          </table:table-cell>
          <table:table-cell office:value-type="float" office:value="230.866261259132" calcext:value-type="float">
            <text:p>230.8662612591</text:p>
          </table:table-cell>
          <table:table-cell office:value-type="float" office:value="0.574828587" calcext:value-type="float">
            <text:p>0.574828587</text:p>
          </table:table-cell>
          <table:table-cell office:value-type="float" office:value="200" calcext:value-type="float">
            <text:p>200</text:p>
          </table:table-cell>
          <table:table-cell office:value-type="float" office:value="224.079823593413" calcext:value-type="float">
            <text:p>224.0798235934</text:p>
          </table:table-cell>
          <table:table-cell office:value-type="float" office:value="0.548185265629469" calcext:value-type="float">
            <text:p>0.5481852656</text:p>
          </table:table-cell>
          <table:table-cell office:value-type="float" office:value="200" calcext:value-type="float">
            <text:p>200</text:p>
          </table:table-cell>
          <table:table-cell office:value-type="float" office:value="215.430680980646" calcext:value-type="float">
            <text:p>215.4306809806</text:p>
          </table:table-cell>
          <table:table-cell office:value-type="float" office:value="0.618450823098354" calcext:value-type="float">
            <text:p>0.6184508231</text:p>
          </table:table-cell>
        </table:table-row>
      </table:table>
      <table:named-expressions/>
      <table:database-ranges>
        <table:database-range table:name="__Anonymous_Sheet_DB__4" table:target-range-address="'30'.A4:'30'.C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5:22:41.63528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30:35.464324716</meta:creation-date>
    <dc:date>2016-08-04T21:09:43.406605349</dc:date>
    <meta:editing-duration>PT7H38M54S</meta:editing-duration>
    <meta:editing-cycles>10</meta:editing-cycles>
    <meta:generator>LibreOffice/4.2.8.2$Linux_X86_64 LibreOffice_project/420m0$Build-2</meta:generator>
    <meta:document-statistic meta:table-count="6" meta:cell-count="19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eriodic 10</text:p>
        </chart:title>
        <chart:legend chart:legend-position="end" svg:x="13.016cm" svg:y="3.952cm" style:legend-expansion="high" chart:style-name="ch3"/>
        <chart:plot-area chart:style-name="ch4" table:cell-range-address="'10'.B5:'10'.C24 '10'.A3:'10'.A3 '10'.G3:'10'.G3 '10'.I5:'10'.I44" chart:data-source-has-labels="row" svg:x="1.331cm" svg:y="1.301cm" svg:width="11.365cm" svg:height="6.538cm">
          <chartooo:coordinate-region svg:x="2.058cm" svg:y="1.501cm" svg:width="10.266cm" svg:height="5.691cm"/>
          <chart:axis chart:dimension="x" chart:name="primary-x" chart:style-name="ch5">
            <chart:title svg:x="5.89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'10'.C5:'10'.C24" chart:label-cell-address="'10'.A3:'10'.A3" chart:class="chart:scatter">
            <chart:domain table:cell-range-address="'10'.B5:'10'.B24"/>
            <chart:data-point chart:repeated="20"/>
          </chart:series>
          <chart:series chart:style-name="ch10" chart:values-cell-range-address="'10'.I5:'10'.I44" chart:label-cell-address="'10'.G3:'10'.G3" chart:class="chart:scatter">
            <chart:domain table:cell-range-address="'10'.H5:'10'.H44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R</text:p>
                <draw:g>
                  <svg:desc>'10'.A3:'10'.A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innowing</text:p>
                <draw:g>
                  <svg:desc>'10'.G3:'1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.334500991445">
                <text:p>212.334500991445</text:p>
                <draw:g>
                  <svg:desc>'10'.B5:'10'.B24</svg:desc>
                </draw:g>
              </table:table-cell>
              <table:table-cell office:value-type="float" office:value="0.490360128">
                <text:p>0.490360128</text:p>
                <draw:g>
                  <svg:desc>'10'.C5:'10'.C24</svg:desc>
                </draw:g>
              </table:table-cell>
              <table:table-cell office:value-type="float" office:value="9.65899836723445">
                <text:p>9.65899836723445</text:p>
                <draw:g>
                  <svg:desc>'10'.H5:'10'.H44</svg:desc>
                </draw:g>
              </table:table-cell>
              <table:table-cell office:value-type="float" office:value="0.960264396">
                <text:p>0.960264396</text:p>
                <draw:g>
                  <svg:desc>'10'.I5:'10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0.403962048505">
                <text:p>590.403962048505</text:p>
              </table:table-cell>
              <table:table-cell office:value-type="float" office:value="0.297539516">
                <text:p>0.297539516</text:p>
              </table:table-cell>
              <table:table-cell office:value-type="float" office:value="10.0734741859618">
                <text:p>10.0734741859618</text:p>
              </table:table-cell>
              <table:table-cell office:value-type="float" office:value="0.952653949">
                <text:p>0.952653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5.528287155572">
                <text:p>955.528287155572</text:p>
              </table:table-cell>
              <table:table-cell office:value-type="float" office:value="0.239812907">
                <text:p>0.239812907</text:p>
              </table:table-cell>
              <table:table-cell office:value-type="float" office:value="10.2124825842065">
                <text:p>10.2124825842065</text:p>
              </table:table-cell>
              <table:table-cell office:value-type="float" office:value="0.942107263">
                <text:p>0.942107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2.6524096145">
                <text:p>1442.6524096145</text:p>
              </table:table-cell>
              <table:table-cell office:value-type="float" office:value="0.153426948">
                <text:p>0.153426948</text:p>
              </table:table-cell>
              <table:table-cell office:value-type="float" office:value="10.325190461964">
                <text:p>10.325190461964</text:p>
              </table:table-cell>
              <table:table-cell office:value-type="float" office:value="0.931935028">
                <text:p>0.931935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41.6528463733">
                <text:p>1841.6528463733</text:p>
              </table:table-cell>
              <table:table-cell office:value-type="float" office:value="0.124496877">
                <text:p>0.124496877</text:p>
              </table:table-cell>
              <table:table-cell office:value-type="float" office:value="10.4388143073881">
                <text:p>10.4388143073881</text:p>
              </table:table-cell>
              <table:table-cell office:value-type="float" office:value="0.921907466">
                <text:p>0.921907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4.59048548685">
                <text:p>2254.59048548685</text:p>
              </table:table-cell>
              <table:table-cell office:value-type="float" office:value="0.115087414">
                <text:p>0.115087414</text:p>
              </table:table-cell>
              <table:table-cell office:value-type="float" office:value="10.5539667468053">
                <text:p>10.5539667468053</text:p>
              </table:table-cell>
              <table:table-cell office:value-type="float" office:value="0.912019784">
                <text:p>0.912019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2.11122469854">
                <text:p>2732.11122469854</text:p>
              </table:table-cell>
              <table:table-cell office:value-type="float" office:value="0.086173229">
                <text:p>0.086173229</text:p>
              </table:table-cell>
              <table:table-cell office:value-type="float" office:value="10.6707371586795">
                <text:p>10.6707371586795</text:p>
              </table:table-cell>
              <table:table-cell office:value-type="float" office:value="0.9022684">
                <text:p>0.902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8.94057980715">
                <text:p>3188.94057980715</text:p>
              </table:table-cell>
              <table:table-cell office:value-type="float" office:value="0.067115406">
                <text:p>0.067115406</text:p>
              </table:table-cell>
              <table:table-cell office:value-type="float" office:value="10.7891866347872">
                <text:p>10.7891866347872</text:p>
              </table:table-cell>
              <table:table-cell office:value-type="float" office:value="0.89265046">
                <text:p>0.89265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2.19147026513">
                <text:p>3392.19147026513</text:p>
              </table:table-cell>
              <table:table-cell office:value-type="float" office:value="0.114887012">
                <text:p>0.114887012</text:p>
              </table:table-cell>
              <table:table-cell office:value-type="float" office:value="10.9092950286779">
                <text:p>10.9092950286779</text:p>
              </table:table-cell>
              <table:table-cell office:value-type="float" office:value="0.883163954">
                <text:p>0.883163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32.7365778107">
                <text:p>3932.7365778107</text:p>
              </table:table-cell>
              <table:table-cell office:value-type="float" office:value="0.076591551">
                <text:p>0.076591551</text:p>
              </table:table-cell>
              <table:table-cell office:value-type="float" office:value="11.0310566319725">
                <text:p>11.0310566319725</text:p>
              </table:table-cell>
              <table:table-cell office:value-type="float" office:value="0.873808017">
                <text:p>0.873808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8.79156889514">
                <text:p>4328.79156889514</text:p>
              </table:table-cell>
              <table:table-cell office:value-type="float" office:value="0.076603389">
                <text:p>0.076603389</text:p>
              </table:table-cell>
              <table:table-cell office:value-type="float" office:value="11.1546020659229">
                <text:p>11.1546020659229</text:p>
              </table:table-cell>
              <table:table-cell office:value-type="float" office:value="0.864574434000001">
                <text:p>0.864574434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32.99570462961">
                <text:p>4832.99570462961</text:p>
              </table:table-cell>
              <table:table-cell office:value-type="float" office:value="0.057530277">
                <text:p>0.057530277</text:p>
              </table:table-cell>
              <table:table-cell office:value-type="float" office:value="11.2798844493408">
                <text:p>11.2798844493408</text:p>
              </table:table-cell>
              <table:table-cell office:value-type="float" office:value="0.855468706">
                <text:p>0.855468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60.67798373729">
                <text:p>5360.67798373729</text:p>
              </table:table-cell>
              <table:table-cell office:value-type="float" office:value="0.028724402">
                <text:p>0.028724402</text:p>
              </table:table-cell>
              <table:table-cell office:value-type="float" office:value="11.4069702432852">
                <text:p>11.4069702432852</text:p>
              </table:table-cell>
              <table:table-cell office:value-type="float" office:value="0.846487837">
                <text:p>0.84648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50.23892534687">
                <text:p>5850.23892534687</text:p>
              </table:table-cell>
              <table:table-cell office:value-type="float" office:value="0.028713171">
                <text:p>0.028713171</text:p>
              </table:table-cell>
              <table:table-cell office:value-type="float" office:value="11.5358214912431">
                <text:p>11.5358214912431</text:p>
              </table:table-cell>
              <table:table-cell office:value-type="float" office:value="0.837631344">
                <text:p>0.837631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56.79243565979">
                <text:p>5956.79243565979</text:p>
              </table:table-cell>
              <table:table-cell office:value-type="float" office:value="0.047861309">
                <text:p>0.047861309</text:p>
              </table:table-cell>
              <table:table-cell office:value-type="float" office:value="11.6664866301994">
                <text:p>11.6664866301994</text:p>
              </table:table-cell>
              <table:table-cell office:value-type="float" office:value="0.828896592">
                <text:p>0.828896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20.66834025178">
                <text:p>6620.66834025178</text:p>
              </table:table-cell>
              <table:table-cell office:value-type="float" office:value="0.03829271">
                <text:p>0.03829271</text:p>
              </table:table-cell>
              <table:table-cell office:value-type="float" office:value="11.7989993955388">
                <text:p>11.7989993955388</text:p>
              </table:table-cell>
              <table:table-cell office:value-type="float" office:value="0.820286292">
                <text:p>0.820286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96.47555775401">
                <text:p>6796.47555775401</text:p>
              </table:table-cell>
              <table:table-cell office:value-type="float" office:value="0.066996488">
                <text:p>0.066996488</text:p>
              </table:table-cell>
              <table:table-cell office:value-type="float" office:value="11.9333458228014">
                <text:p>11.9333458228014</text:p>
              </table:table-cell>
              <table:table-cell office:value-type="float" office:value="0.811788237">
                <text:p>0.811788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05.38601968576">
                <text:p>7405.38601968576</text:p>
              </table:table-cell>
              <table:table-cell office:value-type="float" office:value="0.047858582">
                <text:p>0.047858582</text:p>
              </table:table-cell>
              <table:table-cell office:value-type="float" office:value="12.069609094234">
                <text:p>12.069609094234</text:p>
              </table:table-cell>
              <table:table-cell office:value-type="float" office:value="0.80340858">
                <text:p>0.80340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34.67176364619">
                <text:p>7634.67176364619</text:p>
              </table:table-cell>
              <table:table-cell office:value-type="float" office:value="0.047880154">
                <text:p>0.047880154</text:p>
              </table:table-cell>
              <table:table-cell office:value-type="float" office:value="12.207905823189">
                <text:p>12.207905823189</text:p>
              </table:table-cell>
              <table:table-cell office:value-type="float" office:value="0.795140384">
                <text:p>0.795140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23.0992694128">
                <text:p>8223.0992694128</text:p>
              </table:table-cell>
              <table:table-cell office:value-type="float" office:value="0.047860497">
                <text:p>0.047860497</text:p>
              </table:table-cell>
              <table:table-cell office:value-type="float" office:value="12.3481306423408">
                <text:p>12.3481306423408</text:p>
              </table:table-cell>
              <table:table-cell office:value-type="float" office:value="0.786980169">
                <text:p>0.78698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903435603342">
                <text:p>12.4903435603342</text:p>
              </table:table-cell>
              <table:table-cell office:value-type="float" office:value="0.778935189">
                <text:p>0.778935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345928527302">
                <text:p>12.6345928527302</text:p>
              </table:table-cell>
              <table:table-cell office:value-type="float" office:value="0.770991291">
                <text:p>0.770991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809191249445">
                <text:p>12.7809191249445</text:p>
              </table:table-cell>
              <table:table-cell office:value-type="float" office:value="0.763167288">
                <text:p>0.763167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93461242084">
                <text:p>12.9293461242084</text:p>
              </table:table-cell>
              <table:table-cell office:value-type="float" office:value="0.755446679">
                <text:p>0.755446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79894746637">
                <text:p>13.079894746637</text:p>
              </table:table-cell>
              <table:table-cell office:value-type="float" office:value="0.747818959">
                <text:p>0.747818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325696875083">
                <text:p>13.2325696875083</text:p>
              </table:table-cell>
              <table:table-cell office:value-type="float" office:value="0.740304708">
                <text:p>0.740304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873880118129">
                <text:p>13.3873880118129</text:p>
              </table:table-cell>
              <table:table-cell office:value-type="float" office:value="0.732882647">
                <text:p>0.732882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444308465425">
                <text:p>13.5444308465425</text:p>
              </table:table-cell>
              <table:table-cell office:value-type="float" office:value="0.725561347">
                <text:p>0.725561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038178899266">
                <text:p>13.7038178899266</text:p>
              </table:table-cell>
              <table:table-cell office:value-type="float" office:value="0.718340236">
                <text:p>0.718340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654458225173">
                <text:p>13.8654458225173</text:p>
              </table:table-cell>
              <table:table-cell office:value-type="float" office:value="0.711213595">
                <text:p>0.711213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293896062693">
                <text:p>14.0293896062693</text:p>
              </table:table-cell>
              <table:table-cell office:value-type="float" office:value="0.704185194">
                <text:p>0.704185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95695359769">
                <text:p>14.195695359769</text:p>
              </table:table-cell>
              <table:table-cell office:value-type="float" office:value="0.697249216">
                <text:p>0.69724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42806842735">
                <text:p>14.3642806842735</text:p>
              </table:table-cell>
              <table:table-cell office:value-type="float" office:value="0.690411228">
                <text:p>0.69041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353081240209">
                <text:p>14.5353081240209</text:p>
              </table:table-cell>
              <table:table-cell office:value-type="float" office:value="0.683657512">
                <text:p>0.68365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08804073515">
                <text:p>14.708804073515</text:p>
              </table:table-cell>
              <table:table-cell office:value-type="float" office:value="0.676996921">
                <text:p>0.676996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848427647689">
                <text:p>14.8848427647689</text:p>
              </table:table-cell>
              <table:table-cell office:value-type="float" office:value="0.670422182">
                <text:p>0.670422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633498461871">
                <text:p>15.0633498461871</text:p>
              </table:table-cell>
              <table:table-cell office:value-type="float" office:value="0.663937976">
                <text:p>0.663937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444348887597">
                <text:p>15.2444348887597</text:p>
              </table:table-cell>
              <table:table-cell office:value-type="float" office:value="0.657541984">
                <text:p>0.657541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281754684703">
                <text:p>15.4281754684703</text:p>
              </table:table-cell>
              <table:table-cell office:value-type="float" office:value="0.651228354">
                <text:p>0.651228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145463572647">
                <text:p>15.6145463572647</text:p>
              </table:table-cell>
              <table:table-cell office:value-type="float" office:value="0.644998675">
                <text:p>0.644998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eriodic 15</text:p>
        </chart:title>
        <chart:legend chart:legend-position="end" svg:x="13.016cm" svg:y="3.952cm" style:legend-expansion="high" chart:style-name="ch3"/>
        <chart:plot-area chart:style-name="ch4" table:cell-range-address="'15'.B5:'15'.C24 '15'.A3:'15'.A3 '15'.G3:'15'.G3 '15'.I5:'15'.I44" chart:data-source-has-labels="row" svg:x="1.331cm" svg:y="1.301cm" svg:width="11.365cm" svg:height="6.538cm">
          <chartooo:coordinate-region svg:x="2.058cm" svg:y="1.501cm" svg:width="10.266cm" svg:height="5.691cm"/>
          <chart:axis chart:dimension="x" chart:name="primary-x" chart:style-name="ch5">
            <chart:title svg:x="5.89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'15'.C5:'15'.C24" chart:label-cell-address="'15'.A3:'15'.A3" chart:class="chart:scatter">
            <chart:domain table:cell-range-address="'15'.B5:'15'.B24"/>
            <chart:data-point chart:repeated="20"/>
          </chart:series>
          <chart:series chart:style-name="ch10" chart:values-cell-range-address="'15'.I5:'15'.I44" chart:label-cell-address="'15'.G3:'15'.G3" chart:class="chart:scatter">
            <chart:domain table:cell-range-address="'15'.H5:'15'.H44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R</text:p>
                <draw:g>
                  <svg:desc>'15'.A3:'15'.A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innowing</text:p>
                <draw:g>
                  <svg:desc>'15'.G3:'1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3006751389575">
                <text:p>88.3006751389575</text:p>
                <draw:g>
                  <svg:desc>'15'.B5:'15'.B24</svg:desc>
                </draw:g>
              </table:table-cell>
              <table:table-cell office:value-type="float" office:value="0.774520825739587">
                <text:p>0.774520825739587</text:p>
                <draw:g>
                  <svg:desc>'15'.C5:'15'.C24</svg:desc>
                </draw:g>
              </table:table-cell>
              <table:table-cell office:value-type="float" office:value="5.75333428865937">
                <text:p>5.75333428865937</text:p>
                <draw:g>
                  <svg:desc>'15'.H5:'15'.H44</svg:desc>
                </draw:g>
              </table:table-cell>
              <table:table-cell office:value-type="float" office:value="0.963108728445635">
                <text:p>0.963108728445635</text:p>
                <draw:g>
                  <svg:desc>'15'.I5:'15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.260901349891">
                <text:p>353.260901349891</text:p>
              </table:table-cell>
              <table:table-cell office:value-type="float" office:value="0.561573323213338">
                <text:p>0.561573323213338</text:p>
              </table:table-cell>
              <table:table-cell office:value-type="float" office:value="14.6981783103923">
                <text:p>14.6981783103923</text:p>
              </table:table-cell>
              <table:table-cell office:value-type="float" office:value="0.948698394650803">
                <text:p>0.948698394650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3.812480658582">
                <text:p>763.812480658582</text:p>
              </table:table-cell>
              <table:table-cell office:value-type="float" office:value="0.380423123788438">
                <text:p>0.380423123788438</text:p>
              </table:table-cell>
              <table:table-cell office:value-type="float" office:value="15.190991691725">
                <text:p>15.190991691725</text:p>
              </table:table-cell>
              <table:table-cell office:value-type="float" office:value="0.940446788776606">
                <text:p>0.940446788776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6.41335575457">
                <text:p>1106.41335575457</text:p>
              </table:table-cell>
              <table:table-cell office:value-type="float" office:value="0.332334890832555">
                <text:p>0.332334890832555</text:p>
              </table:table-cell>
              <table:table-cell office:value-type="float" office:value="15.3207891348028">
                <text:p>15.3207891348028</text:p>
              </table:table-cell>
              <table:table-cell office:value-type="float" office:value="0.932563147718426">
                <text:p>0.93256314771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7.22200871885">
                <text:p>1647.22200871885</text:p>
              </table:table-cell>
              <table:table-cell office:value-type="float" office:value="0.208918867540566">
                <text:p>0.208918867540566</text:p>
              </table:table-cell>
              <table:table-cell office:value-type="float" office:value="15.4534009086697">
                <text:p>15.4534009086697</text:p>
              </table:table-cell>
              <table:table-cell office:value-type="float" office:value="0.924762407618796">
                <text:p>0.924762407618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3.32338516652">
                <text:p>1953.32338516652</text:p>
              </table:table-cell>
              <table:table-cell office:value-type="float" office:value="0.218593443703278">
                <text:p>0.218593443703278</text:p>
              </table:table-cell>
              <table:table-cell office:value-type="float" office:value="15.5827536977934">
                <text:p>15.5827536977934</text:p>
              </table:table-cell>
              <table:table-cell office:value-type="float" office:value="0.917109506445247">
                <text:p>0.917109506445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9.18129409028">
                <text:p>2559.18129409028</text:p>
              </table:table-cell>
              <table:table-cell office:value-type="float" office:value="0.132766977616511">
                <text:p>0.132766977616511</text:p>
              </table:table-cell>
              <table:table-cell office:value-type="float" office:value="15.7141294668444">
                <text:p>15.7141294668444</text:p>
              </table:table-cell>
              <table:table-cell office:value-type="float" office:value="0.909503517248241">
                <text:p>0.909503517248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7.29841240104">
                <text:p>2877.29841240104</text:p>
              </table:table-cell>
              <table:table-cell office:value-type="float" office:value="0.14220994089503">
                <text:p>0.14220994089503</text:p>
              </table:table-cell>
              <table:table-cell office:value-type="float" office:value="15.8470191394246">
                <text:p>15.8470191394246</text:p>
              </table:table-cell>
              <table:table-cell office:value-type="float" office:value="0.901984609007696">
                <text:p>0.901984609007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83.53903369093">
                <text:p>3383.53903369093</text:p>
              </table:table-cell>
              <table:table-cell office:value-type="float" office:value="0.104434070782965">
                <text:p>0.104434070782965</text:p>
              </table:table-cell>
              <table:table-cell office:value-type="float" office:value="15.9808109256901">
                <text:p>15.9808109256901</text:p>
              </table:table-cell>
              <table:table-cell office:value-type="float" office:value="0.894600384699808">
                <text:p>0.89460038469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5.90513093247">
                <text:p>3665.90513093247</text:p>
              </table:table-cell>
              <table:table-cell office:value-type="float" office:value="0.123348021325989">
                <text:p>0.123348021325989</text:p>
              </table:table-cell>
              <table:table-cell office:value-type="float" office:value="16.1168721688186">
                <text:p>16.1168721688186</text:p>
              </table:table-cell>
              <table:table-cell office:value-type="float" office:value="0.887261377369311">
                <text:p>0.887261377369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05.14443000545">
                <text:p>3805.14443000545</text:p>
              </table:table-cell>
              <table:table-cell office:value-type="float" office:value="0.180199256900372">
                <text:p>0.180199256900372</text:p>
              </table:table-cell>
              <table:table-cell office:value-type="float" office:value="16.2544607346484">
                <text:p>16.2544607346484</text:p>
              </table:table-cell>
              <table:table-cell office:value-type="float" office:value="0.880004048997976">
                <text:p>0.880004048997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5.04546629645">
                <text:p>4525.04546629645</text:p>
              </table:table-cell>
              <table:table-cell office:value-type="float" office:value="0.104445106777447">
                <text:p>0.104445106777447</text:p>
              </table:table-cell>
              <table:table-cell office:value-type="float" office:value="16.3930545105087">
                <text:p>16.3930545105087</text:p>
              </table:table-cell>
              <table:table-cell office:value-type="float" office:value="0.872876011561995">
                <text:p>0.872876011561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25.33274847607">
                <text:p>4925.33274847607</text:p>
              </table:table-cell>
              <table:table-cell office:value-type="float" office:value="0.10428782085609">
                <text:p>0.10428782085609</text:p>
              </table:table-cell>
              <table:table-cell office:value-type="float" office:value="16.5339776451284">
                <text:p>16.5339776451284</text:p>
              </table:table-cell>
              <table:table-cell office:value-type="float" office:value="0.865792415103793">
                <text:p>0.865792415103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51.44737700729">
                <text:p>5551.44737700729</text:p>
              </table:table-cell>
              <table:table-cell office:value-type="float" office:value="0.0568692345653827">
                <text:p>0.0568692345653827</text:p>
              </table:table-cell>
              <table:table-cell office:value-type="float" office:value="16.6765671588823">
                <text:p>16.6765671588823</text:p>
              </table:table-cell>
              <table:table-cell office:value-type="float" office:value="0.858786716606641">
                <text:p>0.85878671660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85.43924518593">
                <text:p>5885.43924518593</text:p>
              </table:table-cell>
              <table:table-cell office:value-type="float" office:value="0.0663390658304671">
                <text:p>0.0663390658304671</text:p>
              </table:table-cell>
              <table:table-cell office:value-type="float" office:value="16.8200824120581">
                <text:p>16.8200824120581</text:p>
              </table:table-cell>
              <table:table-cell office:value-type="float" office:value="0.851902297048851">
                <text:p>0.851902297048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61.39499370632">
                <text:p>6361.39499370632</text:p>
              </table:table-cell>
              <table:table-cell office:value-type="float" office:value="0.0568654925672537">
                <text:p>0.0568654925672537</text:p>
              </table:table-cell>
              <table:table-cell office:value-type="float" office:value="16.9660926978417">
                <text:p>16.9660926978417</text:p>
              </table:table-cell>
              <table:table-cell office:value-type="float" office:value="0.845057441471279">
                <text:p>0.845057441471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72.76017441499">
                <text:p>6772.76017441499</text:p>
              </table:table-cell>
              <table:table-cell office:value-type="float" office:value="0.0568638305680847">
                <text:p>0.0568638305680847</text:p>
              </table:table-cell>
              <table:table-cell office:value-type="float" office:value="17.1137925554676">
                <text:p>17.1137925554676</text:p>
              </table:table-cell>
              <table:table-cell office:value-type="float" office:value="0.838288123855938">
                <text:p>0.838288123855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42.39370824298">
                <text:p>7142.39370824298</text:p>
              </table:table-cell>
              <table:table-cell office:value-type="float" office:value="0.0570347854826073">
                <text:p>0.0570347854826073</text:p>
              </table:table-cell>
              <table:table-cell office:value-type="float" office:value="17.2624912324881">
                <text:p>17.2624912324881</text:p>
              </table:table-cell>
              <table:table-cell office:value-type="float" office:value="0.831643717178141">
                <text:p>0.831643717178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42.91819743193">
                <text:p>7442.91819743193</text:p>
              </table:table-cell>
              <table:table-cell office:value-type="float" office:value="0.0663340718329641">
                <text:p>0.0663340718329641</text:p>
              </table:table-cell>
              <table:table-cell office:value-type="float" office:value="17.4136357202897">
                <text:p>17.4136357202897</text:p>
              </table:table-cell>
              <table:table-cell office:value-type="float" office:value="0.825037806481097">
                <text:p>0.82503780648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18.05303804414">
                <text:p>7918.05303804414</text:p>
              </table:table-cell>
              <table:table-cell office:value-type="float" office:value="0.0663329068335466">
                <text:p>0.0663329068335466</text:p>
              </table:table-cell>
              <table:table-cell office:value-type="float" office:value="17.5667010538573">
                <text:p>17.5667010538573</text:p>
              </table:table-cell>
              <table:table-cell office:value-type="float" office:value="0.818499283750358">
                <text:p>0.818499283750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205851309685">
                <text:p>17.7205851309685</text:p>
              </table:table-cell>
              <table:table-cell office:value-type="float" office:value="0.812080096959952">
                <text:p>0.812080096959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77264177686">
                <text:p>17.877264177686</text:p>
              </table:table-cell>
              <table:table-cell office:value-type="float" office:value="0.80569484015258">
                <text:p>0.80569484015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357984186254">
                <text:p>18.0357984186254</text:p>
              </table:table-cell>
              <table:table-cell office:value-type="float" office:value="0.799387534306233">
                <text:p>0.79938753430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953656178875">
                <text:p>18.1953656178875</text:p>
              </table:table-cell>
              <table:table-cell office:value-type="float" office:value="0.793182753408623">
                <text:p>0.79318275340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57570996277">
                <text:p>18.357570996277</text:p>
              </table:table-cell>
              <table:table-cell office:value-type="float" office:value="0.78702043948978">
                <text:p>0.78702043948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17933014599">
                <text:p>18.5217933014599</text:p>
              </table:table-cell>
              <table:table-cell office:value-type="float" office:value="0.780920954539523">
                <text:p>0.780920954539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70808509993">
                <text:p>18.6870808509993</text:p>
              </table:table-cell>
              <table:table-cell office:value-type="float" office:value="0.77492757953621">
                <text:p>0.77492757953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551557769642">
                <text:p>18.8551557769642</text:p>
              </table:table-cell>
              <table:table-cell office:value-type="float" office:value="0.768973084513458">
                <text:p>0.768973084513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54108017568">
                <text:p>19.0254108017568</text:p>
              </table:table-cell>
              <table:table-cell office:value-type="float" office:value="0.763080408459796">
                <text:p>0.763080408459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966301522342">
                <text:p>19.1966301522342</text:p>
              </table:table-cell>
              <table:table-cell office:value-type="float" office:value="0.757291044354478">
                <text:p>0.757291044354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707526229152">
                <text:p>19.3707526229152</text:p>
              </table:table-cell>
              <table:table-cell office:value-type="float" office:value="0.751536337231832">
                <text:p>0.75153633723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471788036258">
                <text:p>19.5471788036258</text:p>
              </table:table-cell>
              <table:table-cell office:value-type="float" office:value="0.745848287075857">
                <text:p>0.745848287075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246691556517">
                <text:p>19.7246691556517</text:p>
              </table:table-cell>
              <table:table-cell office:value-type="float" office:value="0.740255316872342">
                <text:p>0.740255316872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051426220635">
                <text:p>19.9051426220635</text:p>
              </table:table-cell>
              <table:table-cell office:value-type="float" office:value="0.734696325651837">
                <text:p>0.734696325651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877886414242">
                <text:p>20.0877886414242</text:p>
              </table:table-cell>
              <table:table-cell office:value-type="float" office:value="0.729196342401829">
                <text:p>0.72919634240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717059362694">
                <text:p>20.2717059362694</text:p>
              </table:table-cell>
              <table:table-cell office:value-type="float" office:value="0.723784859107571">
                <text:p>0.723784859107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586964794478">
                <text:p>20.4586964794478</text:p>
              </table:table-cell>
              <table:table-cell office:value-type="float" office:value="0.718413090793455">
                <text:p>0.71841309079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480848421714">
                <text:p>20.6480848421714</text:p>
              </table:table-cell>
              <table:table-cell office:value-type="float" office:value="0.713091109454445">
                <text:p>0.713091109454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385880098805">
                <text:p>20.8385880098805</text:p>
              </table:table-cell>
              <table:table-cell office:value-type="float" office:value="0.70785846007077">
                <text:p>0.70785846007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323543000525">
                <text:p>21.0323543000525</text:p>
              </table:table-cell>
              <table:table-cell office:value-type="float" office:value="0.702665914667043">
                <text:p>0.702665914667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32cm" svg:y="0.316cm" chart:style-name="ch2">
          <text:p>periodic 20</text:p>
        </chart:title>
        <chart:legend chart:legend-position="end" svg:x="13.016cm" svg:y="3.952cm" style:legend-expansion="high" chart:style-name="ch3"/>
        <chart:plot-area chart:style-name="ch4" table:cell-range-address="'20'.B5:'20'.C24 '20'.A3:'20'.A3 '20'.G3:'20'.G3 '20'.I5:'20'.I44" chart:data-source-has-labels="row" svg:x="1.331cm" svg:y="1.301cm" svg:width="11.365cm" svg:height="6.538cm">
          <chartooo:coordinate-region svg:x="2.058cm" svg:y="1.501cm" svg:width="10.266cm" svg:height="5.691cm"/>
          <chart:axis chart:dimension="x" chart:name="primary-x" chart:style-name="ch5">
            <chart:title svg:x="5.89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'20'.C5:'20'.C24" chart:label-cell-address="'20'.A3:'20'.A3" chart:class="chart:scatter">
            <chart:domain table:cell-range-address="'20'.B5:'20'.B24"/>
            <chart:data-point chart:repeated="20"/>
          </chart:series>
          <chart:series chart:style-name="ch10" chart:values-cell-range-address="'20'.I5:'20'.I44" chart:label-cell-address="'20'.G3:'20'.G3" chart:class="chart:scatter">
            <chart:domain table:cell-range-address="'20'.H5:'20'.H44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R</text:p>
                <draw:g>
                  <svg:desc>'20'.A3:'20'.A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innowing</text:p>
                <draw:g>
                  <svg:desc>'20'.G3:'20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7098997772878">
                <text:p>31.7098997772878</text:p>
                <draw:g>
                  <svg:desc>'20'.B5:'20'.B24</svg:desc>
                </draw:g>
              </table:table-cell>
              <table:table-cell office:value-type="float" office:value="0.90578162">
                <text:p>0.90578162</text:p>
                <draw:g>
                  <svg:desc>'20'.C5:'20'.C24</svg:desc>
                </draw:g>
              </table:table-cell>
              <table:table-cell office:value-type="float" office:value="5.9265128619573">
                <text:p>5.9265128619573</text:p>
                <draw:g>
                  <svg:desc>'20'.H5:'20'.H44</svg:desc>
                </draw:g>
              </table:table-cell>
              <table:table-cell office:value-type="float" office:value="0.963245893">
                <text:p>0.963245893</text:p>
                <draw:g>
                  <svg:desc>'20'.I5:'20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05216824893">
                <text:p>248.05216824893</text:p>
              </table:table-cell>
              <table:table-cell office:value-type="float" office:value="0.681618828">
                <text:p>0.681618828</text:p>
              </table:table-cell>
              <table:table-cell office:value-type="float" office:value="19.192432542425">
                <text:p>19.192432542425</text:p>
              </table:table-cell>
              <table:table-cell office:value-type="float" office:value="0.940658418">
                <text:p>0.940658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5.156099692316">
                <text:p>605.156099692316</text:p>
              </table:table-cell>
              <table:table-cell office:value-type="float" office:value="0.500605187">
                <text:p>0.500605187</text:p>
              </table:table-cell>
              <table:table-cell office:value-type="float" office:value="19.6723385703744">
                <text:p>19.6723385703744</text:p>
              </table:table-cell>
              <table:table-cell office:value-type="float" office:value="0.936587292">
                <text:p>0.936587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3.955179900996">
                <text:p>923.955179900996</text:p>
              </table:table-cell>
              <table:table-cell office:value-type="float" office:value="0.433310881">
                <text:p>0.433310881</text:p>
              </table:table-cell>
              <table:table-cell office:value-type="float" office:value="20.2660972414467">
                <text:p>20.2660972414467</text:p>
              </table:table-cell>
              <table:table-cell office:value-type="float" office:value="0.928840847">
                <text:p>0.928840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1.29232368323">
                <text:p>1461.29232368323</text:p>
              </table:table-cell>
              <table:table-cell office:value-type="float" office:value="0.29142569">
                <text:p>0.29142569</text:p>
              </table:table-cell>
              <table:table-cell office:value-type="float" office:value="20.4162518195962">
                <text:p>20.4162518195962</text:p>
              </table:table-cell>
              <table:table-cell office:value-type="float" office:value="0.922042376">
                <text:p>0.922042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8.2640015517">
                <text:p>1668.2640015517</text:p>
              </table:table-cell>
              <table:table-cell office:value-type="float" office:value="0.328912118">
                <text:p>0.328912118</text:p>
              </table:table-cell>
              <table:table-cell office:value-type="float" office:value="20.5700870359049">
                <text:p>20.5700870359049</text:p>
              </table:table-cell>
              <table:table-cell office:value-type="float" office:value="0.915374066">
                <text:p>0.915374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0.14604853564">
                <text:p>2060.14604853564</text:p>
              </table:table-cell>
              <table:table-cell office:value-type="float" office:value="0.291345271">
                <text:p>0.291345271</text:p>
              </table:table-cell>
              <table:table-cell office:value-type="float" office:value="20.7199713476544">
                <text:p>20.7199713476544</text:p>
              </table:table-cell>
              <table:table-cell office:value-type="float" office:value="0.908718883">
                <text:p>0.908718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0.04358966845">
                <text:p>2440.04358966845</text:p>
              </table:table-cell>
              <table:table-cell office:value-type="float" office:value="0.263217872">
                <text:p>0.263217872</text:p>
              </table:table-cell>
              <table:table-cell office:value-type="float" office:value="20.8703382017934">
                <text:p>20.8703382017934</text:p>
              </table:table-cell>
              <table:table-cell office:value-type="float" office:value="0.902203059">
                <text:p>0.902203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30.02285791623">
                <text:p>2930.02285791623</text:p>
              </table:table-cell>
              <table:table-cell office:value-type="float" office:value="0.216643275">
                <text:p>0.216643275</text:p>
              </table:table-cell>
              <table:table-cell office:value-type="float" office:value="21.0234746456775">
                <text:p>21.0234746456775</text:p>
              </table:table-cell>
              <table:table-cell office:value-type="float" office:value="0.895689207">
                <text:p>0.89568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5.43474907571">
                <text:p>3425.43474907571</text:p>
              </table:table-cell>
              <table:table-cell office:value-type="float" office:value="0.178338019">
                <text:p>0.178338019</text:p>
              </table:table-cell>
              <table:table-cell office:value-type="float" office:value="21.1768744451158">
                <text:p>21.1768744451158</text:p>
              </table:table-cell>
              <table:table-cell office:value-type="float" office:value="0.889312916">
                <text:p>0.88931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3.78244049491">
                <text:p>3663.78244049491</text:p>
              </table:table-cell>
              <table:table-cell office:value-type="float" office:value="0.206787212">
                <text:p>0.206787212</text:p>
              </table:table-cell>
              <table:table-cell office:value-type="float" office:value="21.3330712063014">
                <text:p>21.3330712063014</text:p>
              </table:table-cell>
              <table:table-cell office:value-type="float" office:value="0.882936981">
                <text:p>0.882936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34.26581365262">
                <text:p>4434.26581365262</text:p>
              </table:table-cell>
              <table:table-cell office:value-type="float" office:value="0.122039596">
                <text:p>0.122039596</text:p>
              </table:table-cell>
              <table:table-cell office:value-type="float" office:value="21.4895848094882">
                <text:p>21.4895848094882</text:p>
              </table:table-cell>
              <table:table-cell office:value-type="float" office:value="0.876693557">
                <text:p>0.876693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73.29486619634">
                <text:p>4673.29486619634</text:p>
              </table:table-cell>
              <table:table-cell office:value-type="float" office:value="0.141315223">
                <text:p>0.141315223</text:p>
              </table:table-cell>
              <table:table-cell office:value-type="float" office:value="21.6490647301475">
                <text:p>21.6490647301475</text:p>
              </table:table-cell>
              <table:table-cell office:value-type="float" office:value="0.87045289">
                <text:p>0.87045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.80877204681">
                <text:p>4885.80877204681</text:p>
              </table:table-cell>
              <table:table-cell office:value-type="float" office:value="0.168935705">
                <text:p>0.168935705</text:p>
              </table:table-cell>
              <table:table-cell office:value-type="float" office:value="21.8088627839538">
                <text:p>21.8088627839538</text:p>
              </table:table-cell>
              <table:table-cell office:value-type="float" office:value="0.864345402">
                <text:p>0.864345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4.44736167187">
                <text:p>5804.44736167187</text:p>
              </table:table-cell>
              <table:table-cell office:value-type="float" office:value="0.075073108">
                <text:p>0.075073108</text:p>
              </table:table-cell>
              <table:table-cell office:value-type="float" office:value="21.9717388959133">
                <text:p>21.9717388959133</text:p>
              </table:table-cell>
              <table:table-cell office:value-type="float" office:value="0.858230706">
                <text:p>0.858230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73.78688312926">
                <text:p>5373.78688312926</text:p>
              </table:table-cell>
              <table:table-cell office:value-type="float" office:value="0.187860603">
                <text:p>0.187860603</text:p>
              </table:table-cell>
              <table:table-cell office:value-type="float" office:value="22.1349772693453">
                <text:p>22.1349772693453</text:p>
              </table:table-cell>
              <table:table-cell office:value-type="float" office:value="0.852247825">
                <text:p>0.852247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98.88515703523">
                <text:p>6298.88515703523</text:p>
              </table:table-cell>
              <table:table-cell office:value-type="float" office:value="0.122015297">
                <text:p>0.122015297</text:p>
              </table:table-cell>
              <table:table-cell office:value-type="float" office:value="22.3013121269243">
                <text:p>22.3013121269243</text:p>
              </table:table-cell>
              <table:table-cell office:value-type="float" office:value="0.846263716">
                <text:p>0.846263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18.87531930277">
                <text:p>6418.87531930277</text:p>
              </table:table-cell>
              <table:table-cell office:value-type="float" office:value="0.150132207">
                <text:p>0.150132207</text:p>
              </table:table-cell>
              <table:table-cell office:value-type="float" office:value="22.4680508324023">
                <text:p>22.4680508324023</text:p>
              </table:table-cell>
              <table:table-cell office:value-type="float" office:value="0.84040605">
                <text:p>0.84040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90.15676427753">
                <text:p>6990.15676427753</text:p>
              </table:table-cell>
              <table:table-cell office:value-type="float" office:value="0.12217838">
                <text:p>0.12217838</text:p>
              </table:table-cell>
              <table:table-cell office:value-type="float" office:value="22.6379926853848">
                <text:p>22.6379926853848</text:p>
              </table:table-cell>
              <table:table-cell office:value-type="float" office:value="0.834546981">
                <text:p>0.834546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5.27780387742">
                <text:p>7505.27780387742</text:p>
              </table:table-cell>
              <table:table-cell office:value-type="float" office:value="0.10322865">
                <text:p>0.10322865</text:p>
              </table:table-cell>
              <table:table-cell office:value-type="float" office:value="22.8080874474336">
                <text:p>22.8080874474336</text:p>
              </table:table-cell>
              <table:table-cell office:value-type="float" office:value="0.828813974">
                <text:p>0.828813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817143570528">
                <text:p>22.9817143570528</text:p>
              </table:table-cell>
              <table:table-cell office:value-type="float" office:value="0.823077890999999">
                <text:p>0.823077890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554979821687">
                <text:p>23.1554979821687</text:p>
              </table:table-cell>
              <table:table-cell office:value-type="float" office:value="0.817461914">
                <text:p>0.817461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28836173071">
                <text:p>23.3328836173071</text:p>
              </table:table-cell>
              <table:table-cell office:value-type="float" office:value="0.811838284">
                <text:p>0.811838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10430667176">
                <text:p>23.510430667176</text:p>
              </table:table-cell>
              <table:table-cell office:value-type="float" office:value="0.806339697">
                <text:p>0.806339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914321803981">
                <text:p>23.6914321803981</text:p>
              </table:table-cell>
              <table:table-cell office:value-type="float" office:value="0.800835637">
                <text:p>0.800835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727249754959">
                <text:p>23.8727249754959</text:p>
              </table:table-cell>
              <table:table-cell office:value-type="float" office:value="0.795448332">
                <text:p>0.79544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576379673385">
                <text:p>24.0576379673385</text:p>
              </table:table-cell>
              <table:table-cell office:value-type="float" office:value="0.790062994">
                <text:p>0.790062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426980412039">
                <text:p>24.2426980412039</text:p>
              </table:table-cell>
              <table:table-cell office:value-type="float" office:value="0.784784823">
                <text:p>0.784784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317460248784">
                <text:p>24.4317460248784</text:p>
              </table:table-cell>
              <table:table-cell office:value-type="float" office:value="0.779502163">
                <text:p>0.779502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210380178351">
                <text:p>24.6210380178351</text:p>
              </table:table-cell>
              <table:table-cell office:value-type="float" office:value="0.774326101">
                <text:p>0.774326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140943773808">
                <text:p>24.8140943773808</text:p>
              </table:table-cell>
              <table:table-cell office:value-type="float" office:value="0.769148604">
                <text:p>0.76914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007506221557">
                <text:p>25.007506221557</text:p>
              </table:table-cell>
              <table:table-cell office:value-type="float" office:value="0.764078606">
                <text:p>0.764078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2046886607175">
                <text:p>25.2046886607175</text:p>
              </table:table-cell>
              <table:table-cell office:value-type="float" office:value="0.759011624">
                <text:p>0.759011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02277795534">
                <text:p>25.402277795534</text:p>
              </table:table-cell>
              <table:table-cell office:value-type="float" office:value="0.754039262">
                <text:p>0.754039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038031018447">
                <text:p>25.6038031018447</text:p>
              </table:table-cell>
              <table:table-cell office:value-type="float" office:value="0.74907702">
                <text:p>0.74907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056854447437">
                <text:p>25.8056854447437</text:p>
              </table:table-cell>
              <table:table-cell office:value-type="float" office:value="0.744207422">
                <text:p>0.744207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115064875184">
                <text:p>26.0115064875184</text:p>
              </table:table-cell>
              <table:table-cell office:value-type="float" office:value="0.739344863">
                <text:p>0.739344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180039717572">
                <text:p>26.2180039717572</text:p>
              </table:table-cell>
              <table:table-cell office:value-type="float" office:value="0.734575891">
                <text:p>0.73457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284729720008">
                <text:p>26.4284729720008</text:p>
              </table:table-cell>
              <table:table-cell office:value-type="float" office:value="0.729806845">
                <text:p>0.729806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393622335185">
                <text:p>26.6393622335185</text:p>
              </table:table-cell>
              <table:table-cell office:value-type="float" office:value="0.72513257">
                <text:p>0.72513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Periodic 25</text:p>
        </chart:title>
        <chart:legend chart:legend-position="end" svg:x="13.016cm" svg:y="3.952cm" style:legend-expansion="high" chart:style-name="ch3"/>
        <chart:plot-area chart:style-name="ch4" table:cell-range-address="'25'.B5:'25'.C24 '25'.A3:'25'.A3 '25'.G3:'25'.G3 '25'.I5:'25'.I44" chart:data-source-has-labels="row" svg:x="1.331cm" svg:y="1.301cm" svg:width="11.365cm" svg:height="6.538cm">
          <chartooo:coordinate-region svg:x="2.058cm" svg:y="1.501cm" svg:width="10.266cm" svg:height="5.691cm"/>
          <chart:axis chart:dimension="x" chart:name="primary-x" chart:style-name="ch5">
            <chart:title svg:x="5.89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'25'.C5:'25'.C24" chart:label-cell-address="'25'.A3:'25'.A3" chart:class="chart:scatter">
            <chart:domain table:cell-range-address="'25'.B5:'25'.B24"/>
            <chart:data-point chart:repeated="20"/>
          </chart:series>
          <chart:series chart:style-name="ch10" chart:values-cell-range-address="'25'.I5:'25'.I44" chart:label-cell-address="'25'.G3:'25'.G3" chart:class="chart:scatter">
            <chart:domain table:cell-range-address="'25'.H5:'25'.H44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R</text:p>
                <draw:g>
                  <svg:desc>'25'.A3:'25'.A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innowing</text:p>
                <draw:g>
                  <svg:desc>'25'.G3:'25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241272385728">
                <text:p>32.241272385728</text:p>
                <draw:g>
                  <svg:desc>'25'.B5:'25'.B24</svg:desc>
                </draw:g>
              </table:table-cell>
              <table:table-cell office:value-type="float" office:value="0.902534792">
                <text:p>0.902534792</text:p>
                <draw:g>
                  <svg:desc>'25'.C5:'25'.C24</svg:desc>
                </draw:g>
              </table:table-cell>
              <table:table-cell office:value-type="float" office:value="5.67916024321265">
                <text:p>5.67916024321265</text:p>
                <draw:g>
                  <svg:desc>'25'.H5:'25'.H44</svg:desc>
                </draw:g>
              </table:table-cell>
              <table:table-cell office:value-type="float" office:value="0.963154468">
                <text:p>0.963154468</text:p>
                <draw:g>
                  <svg:desc>'25'.I5:'25'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865895915425">
                <text:p>248.865895915425</text:p>
              </table:table-cell>
              <table:table-cell office:value-type="float" office:value="0.67863434">
                <text:p>0.67863434</text:p>
              </table:table-cell>
              <table:table-cell office:value-type="float" office:value="11.2141800894515">
                <text:p>11.2141800894515</text:p>
              </table:table-cell>
              <table:table-cell office:value-type="float" office:value="0.947856391">
                <text:p>0.947856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5.26063054746">
                <text:p>455.26063054746</text:p>
              </table:table-cell>
              <table:table-cell office:value-type="float" office:value="0.608574868">
                <text:p>0.608574868</text:p>
              </table:table-cell>
              <table:table-cell office:value-type="float" office:value="24.26238722845">
                <text:p>24.26238722845</text:p>
              </table:table-cell>
              <table:table-cell office:value-type="float" office:value="0.929691789">
                <text:p>0.929691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.54656361771">
                <text:p>804.54656361771</text:p>
              </table:table-cell>
              <table:table-cell office:value-type="float" office:value="0.496458598">
                <text:p>0.496458598</text:p>
              </table:table-cell>
              <table:table-cell office:value-type="float" office:value="24.6346151522996">
                <text:p>24.6346151522996</text:p>
              </table:table-cell>
              <table:table-cell office:value-type="float" office:value="0.924130426">
                <text:p>0.924130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3.29675729473">
                <text:p>1233.29675729473</text:p>
              </table:table-cell>
              <table:table-cell office:value-type="float" office:value="0.392903946">
                <text:p>0.392903946</text:p>
              </table:table-cell>
              <table:table-cell office:value-type="float" office:value="25.3314118488079">
                <text:p>25.3314118488079</text:p>
              </table:table-cell>
              <table:table-cell office:value-type="float" office:value="0.917161254">
                <text:p>0.917161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5.92117293136">
                <text:p>1375.92117293136</text:p>
              </table:table-cell>
              <table:table-cell office:value-type="float" office:value="0.428426839">
                <text:p>0.428426839</text:p>
              </table:table-cell>
              <table:table-cell office:value-type="float" office:value="25.505193715567">
                <text:p>25.505193715567</text:p>
              </table:table-cell>
              <table:table-cell office:value-type="float" office:value="0.910916038">
                <text:p>0.910916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6.67542058003">
                <text:p>1916.67542058003</text:p>
              </table:table-cell>
              <table:table-cell office:value-type="float" office:value="0.335264892">
                <text:p>0.335264892</text:p>
              </table:table-cell>
              <table:table-cell office:value-type="float" office:value="25.6777173316242">
                <text:p>25.6777173316242</text:p>
              </table:table-cell>
              <table:table-cell office:value-type="float" office:value="0.904776093">
                <text:p>0.904776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2.44427447776">
                <text:p>2332.44427447776</text:p>
              </table:table-cell>
              <table:table-cell office:value-type="float" office:value="0.289194164">
                <text:p>0.289194164</text:p>
              </table:table-cell>
              <table:table-cell office:value-type="float" office:value="25.8573999551342">
                <text:p>25.8573999551342</text:p>
              </table:table-cell>
              <table:table-cell office:value-type="float" office:value="0.898689297">
                <text:p>0.898689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7.13297679563">
                <text:p>2757.13297679563</text:p>
              </table:table-cell>
              <table:table-cell office:value-type="float" office:value="0.26137481">
                <text:p>0.26137481</text:p>
              </table:table-cell>
              <table:table-cell office:value-type="float" office:value="26.0319175371448">
                <text:p>26.0319175371448</text:p>
              </table:table-cell>
              <table:table-cell office:value-type="float" office:value="0.89265783">
                <text:p>0.89265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49.04256470672">
                <text:p>3349.04256470672</text:p>
              </table:table-cell>
              <table:table-cell office:value-type="float" office:value="0.196152032">
                <text:p>0.196152032</text:p>
              </table:table-cell>
              <table:table-cell office:value-type="float" office:value="26.2071527016182">
                <text:p>26.2071527016182</text:p>
              </table:table-cell>
              <table:table-cell office:value-type="float" office:value="0.886717157">
                <text:p>0.886717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5.18667125183">
                <text:p>3775.18667125183</text:p>
              </table:table-cell>
              <table:table-cell office:value-type="float" office:value="0.176744637">
                <text:p>0.176744637</text:p>
              </table:table-cell>
              <table:table-cell office:value-type="float" office:value="26.3853784235738">
                <text:p>26.3853784235738</text:p>
              </table:table-cell>
              <table:table-cell office:value-type="float" office:value="0.880785682">
                <text:p>0.880785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98.37551564743">
                <text:p>3798.37551564743</text:p>
              </table:table-cell>
              <table:table-cell office:value-type="float" office:value="0.232433102">
                <text:p>0.232433102</text:p>
              </table:table-cell>
              <table:table-cell office:value-type="float" office:value="26.5642841844818">
                <text:p>26.5642841844818</text:p>
              </table:table-cell>
              <table:table-cell office:value-type="float" office:value="0.874946828">
                <text:p>0.874946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6.23128863143">
                <text:p>4486.23128863143</text:p>
              </table:table-cell>
              <table:table-cell office:value-type="float" office:value="0.167809419">
                <text:p>0.167809419</text:p>
              </table:table-cell>
              <table:table-cell office:value-type="float" office:value="26.7447645632062">
                <text:p>26.7447645632062</text:p>
              </table:table-cell>
              <table:table-cell office:value-type="float" office:value="0.86916639">
                <text:p>0.86916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87.97893119598">
                <text:p>4787.97893119598</text:p>
              </table:table-cell>
              <table:table-cell office:value-type="float" office:value="0.186058875">
                <text:p>0.186058875</text:p>
              </table:table-cell>
              <table:table-cell office:value-type="float" office:value="26.9278837727707">
                <text:p>26.9278837727707</text:p>
              </table:table-cell>
              <table:table-cell office:value-type="float" office:value="0.863421229">
                <text:p>0.863421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46.84714334847">
                <text:p>5146.84714334847</text:p>
              </table:table-cell>
              <table:table-cell office:value-type="float" office:value="0.176517541">
                <text:p>0.176517541</text:p>
              </table:table-cell>
              <table:table-cell office:value-type="float" office:value="27.1117091917226">
                <text:p>27.1117091917226</text:p>
              </table:table-cell>
              <table:table-cell office:value-type="float" office:value="0.857767763">
                <text:p>0.85776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14.20259708101">
                <text:p>5314.20259708101</text:p>
              </table:table-cell>
              <table:table-cell office:value-type="float" office:value="0.19573783">
                <text:p>0.19573783</text:p>
              </table:table-cell>
              <table:table-cell office:value-type="float" office:value="27.2987685950073">
                <text:p>27.2987685950073</text:p>
              </table:table-cell>
              <table:table-cell office:value-type="float" office:value="0.852118247">
                <text:p>0.852118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9.57226266965">
                <text:p>6139.57226266965</text:p>
              </table:table-cell>
              <table:table-cell office:value-type="float" office:value="0.139605011">
                <text:p>0.139605011</text:p>
              </table:table-cell>
              <table:table-cell office:value-type="float" office:value="27.4867140971738">
                <text:p>27.4867140971738</text:p>
              </table:table-cell>
              <table:table-cell office:value-type="float" office:value="0.846563644">
                <text:p>0.846563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59.06597588555">
                <text:p>6459.06597588555</text:p>
              </table:table-cell>
              <table:table-cell office:value-type="float" office:value="0.13961962">
                <text:p>0.13961962</text:p>
              </table:table-cell>
              <table:table-cell office:value-type="float" office:value="27.6765276208015">
                <text:p>27.6765276208015</text:p>
              </table:table-cell>
              <table:table-cell office:value-type="float" office:value="0.841055721">
                <text:p>0.841055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24.04130651008">
                <text:p>7124.04130651008</text:p>
              </table:table-cell>
              <table:table-cell office:value-type="float" office:value="0.102213795">
                <text:p>0.102213795</text:p>
              </table:table-cell>
              <table:table-cell office:value-type="float" office:value="27.8688164283558">
                <text:p>27.8688164283558</text:p>
              </table:table-cell>
              <table:table-cell office:value-type="float" office:value="0.835586133">
                <text:p>0.835586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11.39134079949">
                <text:p>7611.39134079949</text:p>
              </table:table-cell>
              <table:table-cell office:value-type="float" office:value="0.093291845">
                <text:p>0.093291845</text:p>
              </table:table-cell>
              <table:table-cell office:value-type="float" office:value="28.0617866118319">
                <text:p>28.0617866118319</text:p>
              </table:table-cell>
              <table:table-cell office:value-type="float" office:value="0.830203023">
                <text:p>0.83020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580398288061">
                <text:p>28.2580398288061</text:p>
              </table:table-cell>
              <table:table-cell office:value-type="float" office:value="0.824823556">
                <text:p>0.82482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553172993916">
                <text:p>28.4553172993916</text:p>
              </table:table-cell>
              <table:table-cell office:value-type="float" office:value="0.819534121">
                <text:p>0.819534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6546799160211">
                <text:p>28.6546799160211</text:p>
              </table:table-cell>
              <table:table-cell office:value-type="float" office:value="0.81429197">
                <text:p>0.81429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856663486326">
                <text:p>28.856663486326</text:p>
              </table:table-cell>
              <table:table-cell office:value-type="float" office:value="0.809084969">
                <text:p>0.809084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594512920869">
                <text:p>29.0594512920869</text:p>
              </table:table-cell>
              <table:table-cell office:value-type="float" office:value="0.803959018">
                <text:p>0.803959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658093386746">
                <text:p>29.2658093386746</text:p>
              </table:table-cell>
              <table:table-cell office:value-type="float" office:value="0.798836449">
                <text:p>0.79883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72468899522">
                <text:p>29.472468899522</text:p>
              </table:table-cell>
              <table:table-cell office:value-type="float" office:value="0.793802861">
                <text:p>0.793802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817488939676">
                <text:p>29.6817488939676</text:p>
              </table:table-cell>
              <table:table-cell office:value-type="float" office:value="0.788809399">
                <text:p>0.788809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8941584606299">
                <text:p>29.8941584606299</text:p>
              </table:table-cell>
              <table:table-cell office:value-type="float" office:value="0.783846103">
                <text:p>0.783846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068936895436">
                <text:p>30.1068936895436</text:p>
              </table:table-cell>
              <table:table-cell office:value-type="float" office:value="0.778966967">
                <text:p>0.778966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236887586067">
                <text:p>30.3236887586067</text:p>
              </table:table-cell>
              <table:table-cell office:value-type="float" office:value="0.774081257">
                <text:p>0.774081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411835430744">
                <text:p>30.5411835430744</text:p>
              </table:table-cell>
              <table:table-cell office:value-type="float" office:value="0.769281783">
                <text:p>0.769281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7611055592853">
                <text:p>30.7611055592853</text:p>
              </table:table-cell>
              <table:table-cell office:value-type="float" office:value="0.764519023">
                <text:p>0.764519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842167143241">
                <text:p>30.9842167143241</text:p>
              </table:table-cell>
              <table:table-cell office:value-type="float" office:value="0.759784811">
                <text:p>0.759784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2078020075233">
                <text:p>31.2078020075233</text:p>
              </table:table-cell>
              <table:table-cell office:value-type="float" office:value="0.755127277">
                <text:p>0.755127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358151115654">
                <text:p>31.4358151115654</text:p>
              </table:table-cell>
              <table:table-cell office:value-type="float" office:value="0.75047481">
                <text:p>0.75047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643018532381">
                <text:p>31.6643018532381</text:p>
              </table:table-cell>
              <table:table-cell office:value-type="float" office:value="0.745897605">
                <text:p>0.74589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8953900851085">
                <text:p>31.8953900851085</text:p>
              </table:table-cell>
              <table:table-cell office:value-type="float" office:value="0.741367597">
                <text:p>0.741367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298501599467">
                <text:p>32.1298501599467</text:p>
              </table:table-cell>
              <table:table-cell office:value-type="float" office:value="0.736862355">
                <text:p>0.736862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3648917409799">
                <text:p>32.3648917409799</text:p>
              </table:table-cell>
              <table:table-cell office:value-type="float" office:value="0.732432606">
                <text:p>0.7324326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Periodic 30</text:p>
        </chart:title>
        <chart:legend chart:legend-position="end" svg:x="13.016cm" svg:y="3.952cm" style:legend-expansion="high" chart:style-name="ch3"/>
        <chart:plot-area chart:style-name="ch4" table:cell-range-address="'30'.B4:'30'.C23 '30'.A2:'30'.A2 '30'.G2:'30'.G2 '30'.I4:'30'.I43" chart:data-source-has-labels="row" svg:x="1.331cm" svg:y="1.301cm" svg:width="11.365cm" svg:height="6.538cm">
          <chartooo:coordinate-region svg:x="2.058cm" svg:y="1.501cm" svg:width="10.266cm" svg:height="5.691cm"/>
          <chart:axis chart:dimension="x" chart:name="primary-x" chart:style-name="ch5">
            <chart:title svg:x="5.897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'30'.C4:'30'.C23" chart:label-cell-address="'30'.A2:'30'.A2" chart:class="chart:scatter">
            <chart:domain table:cell-range-address="'30'.B4:'30'.B23"/>
            <chart:data-point chart:repeated="20"/>
          </chart:series>
          <chart:series chart:style-name="ch10" chart:values-cell-range-address="'30'.I4:'30'.I43" chart:label-cell-address="'30'.G2:'30'.G2" chart:class="chart:scatter">
            <chart:domain table:cell-range-address="'30'.H4:'30'.H43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R</text:p>
                <draw:g>
                  <svg:desc>'30'.A2:'30'.A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innowing</text:p>
                <draw:g>
                  <svg:desc>'30'.G2:'30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5214167092877">
                <text:p>25.5214167092877</text:p>
                <draw:g>
                  <svg:desc>'30'.B4:'30'.B23</svg:desc>
                </draw:g>
              </table:table-cell>
              <table:table-cell office:value-type="float" office:value="0.917550670898659">
                <text:p>0.917550670898659</text:p>
                <draw:g>
                  <svg:desc>'30'.C4:'30'.C23</svg:desc>
                </draw:g>
              </table:table-cell>
              <table:table-cell office:value-type="float" office:value="5.60786095691545">
                <text:p>5.60786095691545</text:p>
                <draw:g>
                  <svg:desc>'30'.H4:'30'.H43</svg:desc>
                </draw:g>
              </table:table-cell>
              <table:table-cell office:value-type="float" office:value="0.963116036767926">
                <text:p>0.963116036767926</text:p>
                <draw:g>
                  <svg:desc>'30'.I4:'30'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.810432594142">
                <text:p>191.810432594142</text:p>
              </table:table-cell>
              <table:table-cell office:value-type="float" office:value="0.739951000098">
                <text:p>0.739951000098</text:p>
              </table:table-cell>
              <table:table-cell office:value-type="float" office:value="11.5669690280173">
                <text:p>11.5669690280173</text:p>
              </table:table-cell>
              <table:table-cell office:value-type="float" office:value="0.947876246247508">
                <text:p>0.94787624624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1.614542379423">
                <text:p>491.614542379423</text:p>
              </table:table-cell>
              <table:table-cell office:value-type="float" office:value="0.577276646446707">
                <text:p>0.577276646446707</text:p>
              </table:table-cell>
              <table:table-cell office:value-type="float" office:value="28.7169180963602">
                <text:p>28.7169180963602</text:p>
              </table:table-cell>
              <table:table-cell office:value-type="float" office:value="0.921690597618805">
                <text:p>0.921690597618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4.663612798605">
                <text:p>824.663612798605</text:p>
              </table:table-cell>
              <table:table-cell office:value-type="float" office:value="0.483504522990954">
                <text:p>0.483504522990954</text:p>
              </table:table-cell>
              <table:table-cell office:value-type="float" office:value="29.2593046441892">
                <text:p>29.2593046441892</text:p>
              </table:table-cell>
              <table:table-cell office:value-type="float" office:value="0.918570533858932">
                <text:p>0.91857053385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7.25079606954">
                <text:p>1027.25079606954</text:p>
              </table:table-cell>
              <table:table-cell office:value-type="float" office:value="0.480129497741005">
                <text:p>0.480129497741005</text:p>
              </table:table-cell>
              <table:table-cell office:value-type="float" office:value="29.6091009105763">
                <text:p>29.6091009105763</text:p>
              </table:table-cell>
              <table:table-cell office:value-type="float" office:value="0.912940823118354">
                <text:p>0.912940823118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6.41043617994">
                <text:p>1496.41043617994</text:p>
              </table:table-cell>
              <table:table-cell office:value-type="float" office:value="0.379605728788542">
                <text:p>0.379605728788542</text:p>
              </table:table-cell>
              <table:table-cell office:value-type="float" office:value="30.4233587762168">
                <text:p>30.4233587762168</text:p>
              </table:table-cell>
              <table:table-cell office:value-type="float" office:value="0.906696394607211">
                <text:p>0.90669639460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9.6739557776">
                <text:p>1629.6739557776</text:p>
              </table:table-cell>
              <table:table-cell office:value-type="float" office:value="0.415563800872398">
                <text:p>0.415563800872398</text:p>
              </table:table-cell>
              <table:table-cell office:value-type="float" office:value="30.6070666312843">
                <text:p>30.6070666312843</text:p>
              </table:table-cell>
              <table:table-cell office:value-type="float" office:value="0.901265055469889">
                <text:p>0.901265055469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8.55390366831">
                <text:p>2398.55390366831</text:p>
              </table:table-cell>
              <table:table-cell office:value-type="float" office:value="0.269030623938752">
                <text:p>0.269030623938752</text:p>
              </table:table-cell>
              <table:table-cell office:value-type="float" office:value="30.7890284851978">
                <text:p>30.7890284851978</text:p>
              </table:table-cell>
              <table:table-cell office:value-type="float" office:value="0.895907874184251">
                <text:p>0.895907874184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3.13246486723">
                <text:p>2533.13246486723</text:p>
              </table:table-cell>
              <table:table-cell office:value-type="float" office:value="0.304389278221444">
                <text:p>0.304389278221444</text:p>
              </table:table-cell>
              <table:table-cell office:value-type="float" office:value="30.9821038354896">
                <text:p>30.9821038354896</text:p>
              </table:table-cell>
              <table:table-cell office:value-type="float" office:value="0.890572095855808">
                <text:p>0.890572095855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6.72355283833">
                <text:p>2916.72355283833</text:p>
              </table:table-cell>
              <table:table-cell office:value-type="float" office:value="0.285732161535677">
                <text:p>0.285732161535677</text:p>
              </table:table-cell>
              <table:table-cell office:value-type="float" office:value="31.1656832306028">
                <text:p>31.1656832306028</text:p>
              </table:table-cell>
              <table:table-cell office:value-type="float" office:value="0.885291080417839">
                <text:p>0.885291080417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4.1370231762">
                <text:p>3424.1370231762</text:p>
              </table:table-cell>
              <table:table-cell office:value-type="float" office:value="0.249819576360847">
                <text:p>0.249819576360847</text:p>
              </table:table-cell>
              <table:table-cell office:value-type="float" office:value="31.350184404426">
                <text:p>31.350184404426</text:p>
              </table:table-cell>
              <table:table-cell office:value-type="float" office:value="0.880073575852848">
                <text:p>0.8800735758528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37.83352069281">
                <text:p>3937.83352069281</text:p>
              </table:table-cell>
              <table:table-cell office:value-type="float" office:value="0.203084570830858">
                <text:p>0.203084570830858</text:p>
              </table:table-cell>
              <table:table-cell office:value-type="float" office:value="31.5372069704817">
                <text:p>31.5372069704817</text:p>
              </table:table-cell>
              <table:table-cell office:value-type="float" office:value="0.874887821224357">
                <text:p>0.874887821224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1.61419677658">
                <text:p>4521.61419677658</text:p>
              </table:table-cell>
              <table:table-cell office:value-type="float" office:value="0.16560408479183">
                <text:p>0.16560408479183</text:p>
              </table:table-cell>
              <table:table-cell office:value-type="float" office:value="31.7254846312787">
                <text:p>31.7254846312787</text:p>
              </table:table-cell>
              <table:table-cell office:value-type="float" office:value="0.869741830516339">
                <text:p>0.869741830516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9.28073726464">
                <text:p>4419.28073726464</text:p>
              </table:table-cell>
              <table:table-cell office:value-type="float" office:value="0.229949691100618">
                <text:p>0.229949691100618</text:p>
              </table:table-cell>
              <table:table-cell office:value-type="float" office:value="31.9147824288821">
                <text:p>31.9147824288821</text:p>
              </table:table-cell>
              <table:table-cell office:value-type="float" office:value="0.864660238679523">
                <text:p>0.864660238679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9.68675091931">
                <text:p>5089.68675091931</text:p>
              </table:table-cell>
              <table:table-cell office:value-type="float" office:value="0.174748018503963">
                <text:p>0.174748018503963</text:p>
              </table:table-cell>
              <table:table-cell office:value-type="float" office:value="32.1065625661955">
                <text:p>32.1065625661955</text:p>
              </table:table-cell>
              <table:table-cell office:value-type="float" office:value="0.85960197979604">
                <text:p>0.85960197979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9.00368541464">
                <text:p>5529.00368541464</text:p>
              </table:table-cell>
              <table:table-cell office:value-type="float" office:value="0.16641593516813">
                <text:p>0.16641593516813</text:p>
              </table:table-cell>
              <table:table-cell office:value-type="float" office:value="32.299855511885">
                <text:p>32.299855511885</text:p>
              </table:table-cell>
              <table:table-cell office:value-type="float" office:value="0.854587626824746">
                <text:p>0.854587626824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45.24910099768">
                <text:p>6245.24910099768</text:p>
              </table:table-cell>
              <table:table-cell office:value-type="float" office:value="0.119859635280729">
                <text:p>0.119859635280729</text:p>
              </table:table-cell>
              <table:table-cell office:value-type="float" office:value="32.4942039096819">
                <text:p>32.4942039096819</text:p>
              </table:table-cell>
              <table:table-cell office:value-type="float" office:value="0.849640246719506">
                <text:p>0.849640246719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21.46425499163">
                <text:p>5921.46425499163</text:p>
              </table:table-cell>
              <table:table-cell office:value-type="float" office:value="0.202758487483025">
                <text:p>0.202758487483025</text:p>
              </table:table-cell>
              <table:table-cell office:value-type="float" office:value="32.6909580617976">
                <text:p>32.6909580617976</text:p>
              </table:table-cell>
              <table:table-cell office:value-type="float" office:value="0.844720314559371">
                <text:p>0.844720314559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51.78767904483">
                <text:p>7051.78767904483</text:p>
              </table:table-cell>
              <table:table-cell office:value-type="float" office:value="0.110659318681363">
                <text:p>0.110659318681363</text:p>
              </table:table-cell>
              <table:table-cell office:value-type="float" office:value="32.8890215961779">
                <text:p>32.8890215961779</text:p>
              </table:table-cell>
              <table:table-cell office:value-type="float" office:value="0.839839984320031">
                <text:p>0.839839984320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56.67973587714">
                <text:p>7256.67973587714</text:p>
              </table:table-cell>
              <table:table-cell office:value-type="float" office:value="0.128746615506769">
                <text:p>0.128746615506769</text:p>
              </table:table-cell>
              <table:table-cell office:value-type="float" office:value="33.0885662600878">
                <text:p>33.0885662600878</text:p>
              </table:table-cell>
              <table:table-cell office:value-type="float" office:value="0.835021560956878">
                <text:p>0.835021560956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2906219845481">
                <text:p>33.2906219845481</text:p>
              </table:table-cell>
              <table:table-cell office:value-type="float" office:value="0.830233316533367">
                <text:p>0.830233316533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4940048208771">
                <text:p>33.4940048208771</text:p>
              </table:table-cell>
              <table:table-cell office:value-type="float" office:value="0.825485071029858">
                <text:p>0.825485071029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6985292287018">
                <text:p>33.6985292287018</text:p>
              </table:table-cell>
              <table:table-cell office:value-type="float" office:value="0.820790747418505">
                <text:p>0.820790747418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905566776246">
                <text:p>33.905566776246</text:p>
              </table:table-cell>
              <table:table-cell office:value-type="float" office:value="0.816123543752913">
                <text:p>0.81612354375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1143002764569">
                <text:p>34.1143002764569</text:p>
              </table:table-cell>
              <table:table-cell office:value-type="float" office:value="0.81149505500989">
                <text:p>0.81149505500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324593668729">
                <text:p>34.324593668729</text:p>
              </table:table-cell>
              <table:table-cell office:value-type="float" office:value="0.806912268175464">
                <text:p>0.806912268175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37196901814">
                <text:p>34.537196901814</text:p>
              </table:table-cell>
              <table:table-cell office:value-type="float" office:value="0.802364384271231">
                <text:p>0.802364384271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7518163285014">
                <text:p>34.7518163285014</text:p>
              </table:table-cell>
              <table:table-cell office:value-type="float" office:value="0.797856652286695">
                <text:p>0.797856652286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676601302145">
                <text:p>34.9676601302145</text:p>
              </table:table-cell>
              <table:table-cell office:value-type="float" office:value="0.793393831212338">
                <text:p>0.79339383121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862277106863">
                <text:p>35.1862277106863</text:p>
              </table:table-cell>
              <table:table-cell office:value-type="float" office:value="0.788959849080302">
                <text:p>0.788959849080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4060730515075">
                <text:p>35.4060730515075</text:p>
              </table:table-cell>
              <table:table-cell office:value-type="float" office:value="0.784566066867866">
                <text:p>0.784566066867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277465678506">
                <text:p>35.6277465678506</text:p>
              </table:table-cell>
              <table:table-cell office:value-type="float" office:value="0.780217439565121">
                <text:p>0.780217439565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8522844806606">
                <text:p>35.8522844806606</text:p>
              </table:table-cell>
              <table:table-cell office:value-type="float" office:value="0.775889276221447">
                <text:p>0.775889276221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0779694810785">
                <text:p>36.0779694810785</text:p>
              </table:table-cell>
              <table:table-cell office:value-type="float" office:value="0.771607145785708">
                <text:p>0.771607145785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3055909521165">
                <text:p>36.3055909521165</text:p>
              </table:table-cell>
              <table:table-cell office:value-type="float" office:value="0.767362413275173">
                <text:p>0.767362413275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5362526161364">
                <text:p>36.5362526161364</text:p>
              </table:table-cell>
              <table:table-cell office:value-type="float" office:value="0.763142827714345">
                <text:p>0.763142827714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680119278985">
                <text:p>36.7680119278985</text:p>
              </table:table-cell>
              <table:table-cell office:value-type="float" office:value="0.75897094005812">
                <text:p>0.75897094005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0014868799921">
                <text:p>37.0014868799921</text:p>
              </table:table-cell>
              <table:table-cell office:value-type="float" office:value="0.754837484325031">
                <text:p>0.754837484325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2379588785941">
                <text:p>37.2379588785941</text:p>
              </table:table-cell>
              <table:table-cell office:value-type="float" office:value="0.750727767544465">
                <text:p>0.750727767544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4760307665484">
                <text:p>37.4760307665484</text:p>
              </table:table-cell>
              <table:table-cell office:value-type="float" office:value="0.746654091691816">
                <text:p>0.7466540916918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Periodic 10</text:p>
        </chart:title>
        <chart:legend chart:legend-position="end" svg:x="12.91cm" svg:y="3.952cm" style:legend-expansion="high" chart:style-name="ch3"/>
        <chart:plot-area chart:style-name="ch4" table:cell-range-address="Sheet6.B5:Sheet6.C24 Sheet6.A3:Sheet6.A3 Sheet6.D2:Sheet6.D2 Sheet6.F5:Sheet6.F24" chart:data-source-has-labels="row" svg:x="1.331cm" svg:y="1.301cm" svg:width="11.259cm" svg:height="6.538cm">
          <chartooo:coordinate-region svg:x="2.058cm" svg:y="1.5cm" svg:width="10.253cm" svg:height="5.692cm"/>
          <chart:axis chart:dimension="x" chart:name="primary-x" chart:style-name="ch5">
            <chart:title svg:x="5.844cm" svg:y="8.019cm" chart:style-name="ch6">
              <text:p>Avg Block Size</text:p>
            </chart:title>
          </chart:axis>
          <chart:axis chart:dimension="y" chart:name="primary-y" chart:style-name="ch5">
            <chart:title svg:x="0.451cm" svg:y="5.011cm" chart:style-name="ch7">
              <text:p>Ratio</text:p>
            </chart:title>
            <chart:grid chart:style-name="ch8" chart:class="major"/>
          </chart:axis>
          <chart:series chart:style-name="ch9" chart:values-cell-range-address="Sheet6.C5:Sheet6.C24" chart:label-cell-address="Sheet6.A3:Sheet6.A3" chart:class="chart:scatter">
            <chart:domain table:cell-range-address="Sheet6.B5:Sheet6.B24"/>
            <chart:data-point chart:repeated="20"/>
          </chart:series>
          <chart:series chart:style-name="ch10" chart:values-cell-range-address="Sheet6.F5:Sheet6.F24" chart:label-cell-address="Sheet6.D2:Sheet6.D2" chart:class="chart:scatter">
            <chart:domain table:cell-range-address="Sheet6.E5:Sheet6.E24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min</text:p>
                <draw:g>
                  <svg:desc>Sheet6.A3:Sheet6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olling hash</text:p>
                <draw:g>
                  <svg:desc>Sheet6.D2:Sheet6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709179395321">
                <text:p>20.0709179395321</text:p>
                <draw:g>
                  <svg:desc>Sheet6.B5:Sheet6.B24</svg:desc>
                </draw:g>
              </table:table-cell>
              <table:table-cell office:value-type="float" office:value="0.937178783">
                <text:p>0.937178783</text:p>
                <draw:g>
                  <svg:desc>Sheet6.C5:Sheet6.C24</svg:desc>
                </draw:g>
              </table:table-cell>
              <table:table-cell office:value-type="float" office:value="20.0001204228032">
                <text:p>20.0001204228032</text:p>
                <draw:g>
                  <svg:desc>Sheet6.E5:Sheet6.E24</svg:desc>
                </draw:g>
              </table:table-cell>
              <table:table-cell office:value-type="float" office:value="0.83456148">
                <text:p>0.83456148</text:p>
                <draw:g>
                  <svg:desc>Sheet6.F5:Sheet6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2681577363474">
                <text:p>30.2681577363474</text:p>
              </table:table-cell>
              <table:table-cell office:value-type="float" office:value="0.905869131">
                <text:p>0.905869131</text:p>
              </table:table-cell>
              <table:table-cell office:value-type="float" office:value="31.2476456150956">
                <text:p>31.2476456150956</text:p>
              </table:table-cell>
              <table:table-cell office:value-type="float" office:value="0.813329757">
                <text:p>0.813329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5439954412032">
                <text:p>40.5439954412032</text:p>
              </table:table-cell>
              <table:table-cell office:value-type="float" office:value="0.874166504">
                <text:p>0.874166504</text:p>
              </table:table-cell>
              <table:table-cell office:value-type="float" office:value="40.2240050135425">
                <text:p>40.2240050135425</text:p>
              </table:table-cell>
              <table:table-cell office:value-type="float" office:value="0.794317049">
                <text:p>0.794317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345441532287">
                <text:p>50.9345441532287</text:p>
              </table:table-cell>
              <table:table-cell office:value-type="float" office:value="0.843626867">
                <text:p>0.843626867</text:p>
              </table:table-cell>
              <table:table-cell office:value-type="float" office:value="51.5068087262958">
                <text:p>51.5068087262958</text:p>
              </table:table-cell>
              <table:table-cell office:value-type="float" office:value="0.773329733">
                <text:p>0.773329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4439289966514">
                <text:p>61.4439289966514</text:p>
              </table:table-cell>
              <table:table-cell office:value-type="float" office:value="0.814556187">
                <text:p>0.814556187</text:p>
              </table:table-cell>
              <table:table-cell office:value-type="float" office:value="60.6150392882169">
                <text:p>60.6150392882169</text:p>
              </table:table-cell>
              <table:table-cell office:value-type="float" office:value="0.755612903">
                <text:p>0.755612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0727180121506">
                <text:p>72.0727180121506</text:p>
              </table:table-cell>
              <table:table-cell office:value-type="float" office:value="0.785590628">
                <text:p>0.785590628</text:p>
              </table:table-cell>
              <table:table-cell office:value-type="float" office:value="71.9507238479994">
                <text:p>71.9507238479994</text:p>
              </table:table-cell>
              <table:table-cell office:value-type="float" office:value="0.735810294">
                <text:p>0.73581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8175284332723">
                <text:p>82.8175284332723</text:p>
              </table:table-cell>
              <table:table-cell office:value-type="float" office:value="0.757853222000001">
                <text:p>0.757853222000001</text:p>
              </table:table-cell>
              <table:table-cell office:value-type="float" office:value="81.1883875135644">
                <text:p>81.1883875135644</text:p>
              </table:table-cell>
              <table:table-cell office:value-type="float" office:value="0.718321558">
                <text:p>0.71832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.6895665763169">
                <text:p>93.6895665763169</text:p>
              </table:table-cell>
              <table:table-cell office:value-type="float" office:value="0.731379948">
                <text:p>0.731379948</text:p>
              </table:table-cell>
              <table:table-cell office:value-type="float" office:value="92.5797708921193">
                <text:p>92.5797708921193</text:p>
              </table:table-cell>
              <table:table-cell office:value-type="float" office:value="0.699722232">
                <text:p>0.699722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669162356069">
                <text:p>104.669162356069</text:p>
              </table:table-cell>
              <table:table-cell office:value-type="float" office:value="0.705685839">
                <text:p>0.705685839</text:p>
              </table:table-cell>
              <table:table-cell office:value-type="float" office:value="101.944155698225">
                <text:p>101.944155698225</text:p>
              </table:table-cell>
              <table:table-cell office:value-type="float" office:value="0.683232012">
                <text:p>0.683232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785068052464">
                <text:p>115.785068052464</text:p>
              </table:table-cell>
              <table:table-cell office:value-type="float" office:value="0.681034359">
                <text:p>0.681034359</text:p>
              </table:table-cell>
              <table:table-cell office:value-type="float" office:value="113.397092817795">
                <text:p>113.397092817795</text:p>
              </table:table-cell>
              <table:table-cell office:value-type="float" office:value="0.665487141">
                <text:p>0.665487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011656659701">
                <text:p>127.011656659701</text:p>
              </table:table-cell>
              <table:table-cell office:value-type="float" office:value="0.657387659">
                <text:p>0.657387659</text:p>
              </table:table-cell>
              <table:table-cell office:value-type="float" office:value="122.888199785329">
                <text:p>122.888199785329</text:p>
              </table:table-cell>
              <table:table-cell office:value-type="float" office:value="0.649863339">
                <text:p>0.649863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.373458475405">
                <text:p>138.373458475405</text:p>
              </table:table-cell>
              <table:table-cell office:value-type="float" office:value="0.63433633">
                <text:p>0.63433633</text:p>
              </table:table-cell>
              <table:table-cell office:value-type="float" office:value="134.389126049254">
                <text:p>134.389126049254</text:p>
              </table:table-cell>
              <table:table-cell office:value-type="float" office:value="0.632972466">
                <text:p>0.632972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87492222693">
                <text:p>149.87492222693</text:p>
              </table:table-cell>
              <table:table-cell office:value-type="float" office:value="0.612293554">
                <text:p>0.612293554</text:p>
              </table:table-cell>
              <table:table-cell office:value-type="float" office:value="144.010806580855">
                <text:p>144.010806580855</text:p>
              </table:table-cell>
              <table:table-cell office:value-type="float" office:value="0.618184186">
                <text:p>0.61818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459503749585">
                <text:p>161.459503749585</text:p>
              </table:table-cell>
              <table:table-cell office:value-type="float" office:value="0.591177148">
                <text:p>0.591177148</text:p>
              </table:table-cell>
              <table:table-cell office:value-type="float" office:value="155.575768325681">
                <text:p>155.575768325681</text:p>
              </table:table-cell>
              <table:table-cell office:value-type="float" office:value="0.601980701">
                <text:p>0.601980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202496220065">
                <text:p>173.202496220065</text:p>
              </table:table-cell>
              <table:table-cell office:value-type="float" office:value="0.570322348">
                <text:p>0.570322348</text:p>
              </table:table-cell>
              <table:table-cell office:value-type="float" office:value="165.30710845015">
                <text:p>165.30710845015</text:p>
              </table:table-cell>
              <table:table-cell office:value-type="float" office:value="0.587901318">
                <text:p>0.587901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.084769346018">
                <text:p>185.084769346018</text:p>
              </table:table-cell>
              <table:table-cell office:value-type="float" office:value="0.550743649">
                <text:p>0.550743649</text:p>
              </table:table-cell>
              <table:table-cell office:value-type="float" office:value="176.931385886532">
                <text:p>176.931385886532</text:p>
              </table:table-cell>
              <table:table-cell office:value-type="float" office:value="0.572725387">
                <text:p>0.572725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070653208876">
                <text:p>197.070653208876</text:p>
              </table:table-cell>
              <table:table-cell office:value-type="float" office:value="0.531665495">
                <text:p>0.531665495</text:p>
              </table:table-cell>
              <table:table-cell office:value-type="float" office:value="186.792553308612">
                <text:p>186.792553308612</text:p>
              </table:table-cell>
              <table:table-cell office:value-type="float" office:value="0.559431999">
                <text:p>0.559431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.156218124741">
                <text:p>209.156218124741</text:p>
              </table:table-cell>
              <table:table-cell office:value-type="float" office:value="0.513440287">
                <text:p>0.513440287</text:p>
              </table:table-cell>
              <table:table-cell office:value-type="float" office:value="198.470613220622">
                <text:p>198.470613220622</text:p>
              </table:table-cell>
              <table:table-cell office:value-type="float" office:value="0.544933046">
                <text:p>0.5449330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406529748192">
                <text:p>221.406529748192</text:p>
              </table:table-cell>
              <table:table-cell office:value-type="float" office:value="0.495514784">
                <text:p>0.495514784</text:p>
              </table:table-cell>
              <table:table-cell office:value-type="float" office:value="208.429306305284">
                <text:p>208.429306305284</text:p>
              </table:table-cell>
              <table:table-cell office:value-type="float" office:value="0.532179128">
                <text:p>0.532179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.781465937095">
                <text:p>233.781465937095</text:p>
              </table:table-cell>
              <table:table-cell office:value-type="float" office:value="0.478562235">
                <text:p>0.478562235</text:p>
              </table:table-cell>
              <table:table-cell office:value-type="float" office:value="220.190571332748">
                <text:p>220.190571332748</text:p>
              </table:table-cell>
              <table:table-cell office:value-type="float" office:value="0.518433208">
                <text:p>0.518433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